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text-underline-style="solid" style:text-underline-type="single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text-underline-style="solid" style:text-underline-type="single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66CC" style:font-name="Times New Roman" style:font-name-asian="Times New Roman" style:font-name-complex="Times New Roman" fo:font-size="22pt" style:font-size-asian="22pt" style:font-size-complex="22pt" style:text-underline-style="solid" style:text-underline-type="single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66CC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background-color="#FFC000" style:repeat-content="false"/>
      <style:paragraph-properties fo:text-align="start" fo:margin-left="0cm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14" style:family="table-cell" style:parent-style-name="Default" style:data-style-name="N0">
      <style:table-cell-properties fo:border="thin solid #000000" style:vertical-align="automatic" fo:background-color="#CFE7F5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16" style:family="table-cell" style:parent-style-name="Default" style:data-style-name="N0">
      <style:table-cell-properties fo:border="thin solid #000000" style:vertical-align="automatic" fo:background-color="#FFCC99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17" style:family="table-cell" style:parent-style-name="Default" style:data-style-name="N0">
      <style:table-cell-properties fo:border="thin solid #000000" style:vertical-align="automatic" fo:background-color="#FFCC99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text-underline-style="solid" style:text-underline-type="single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ce21" style:family="table-cell" style:parent-style-name="Default" style:data-style-name="N0">
      <style:table-cell-properties fo:border="thin solid #000000" style:vertical-align="automatic" fo:background-color="#FFCCCC" style:repeat-content="false"/>
      <style:paragraph-properties fo:text-align="center"/>
      <style:text-properties style:font-name="Times New Roman" style:font-name-asian="Times New Roman" style:font-name-complex="Times New Roman" fo:font-size="15pt" style:font-size-asian="15pt" style:font-size-complex="15pt" style:font-family-generic="roman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5pt" style:font-size-asian="15pt" style:font-size-complex="15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roman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co1" style:family="table-column">
      <style:table-column-properties fo:break-before="auto" style:column-width="4.02166666666667cm"/>
    </style:style>
    <style:style style:name="co2" style:family="table-column">
      <style:table-column-properties fo:break-before="auto" style:column-width="15.4252083333333cm"/>
    </style:style>
    <style:style style:name="co3" style:family="table-column">
      <style:table-column-properties fo:break-before="auto" style:column-width="6.588125cm"/>
    </style:style>
    <style:style style:name="co4" style:family="table-column">
      <style:table-column-properties fo:break-before="auto" style:column-width="3.83645833333333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6.05895833333333cm"/>
    </style:style>
    <style:style style:name="co8" style:family="table-column">
      <style:table-column-properties fo:break-before="auto" style:column-width="11.0066666666667cm"/>
    </style:style>
    <style:style style:name="co9" style:family="table-column">
      <style:table-column-properties fo:break-before="auto" style:column-width="7.64645833333333cm"/>
    </style:style>
    <style:style style:name="co10" style:family="table-column">
      <style:table-column-properties fo:break-before="auto" style:column-width="6.85270833333333cm"/>
    </style:style>
    <style:style style:name="co11" style:family="table-column">
      <style:table-column-properties fo:break-before="auto" style:column-width="5.60916666666667cm"/>
    </style:style>
    <style:style style:name="co12" style:family="table-column">
      <style:table-column-properties fo:break-before="auto" style:column-width="7.03791666666667cm"/>
    </style:style>
    <style:style style:name="co13" style:family="table-column">
      <style:table-column-properties fo:break-before="auto" style:column-width="6.48229166666667cm"/>
    </style:style>
    <style:style style:name="co14" style:family="table-column">
      <style:table-column-properties fo:break-before="auto" style:column-width="5.82083333333333cm"/>
    </style:style>
    <style:style style:name="co15" style:family="table-column">
      <style:table-column-properties fo:break-before="auto" style:column-width="6.0325cm"/>
    </style:style>
    <style:style style:name="co16" style:family="table-column">
      <style:table-column-properties fo:break-before="auto" style:column-width="3.75708333333333cm"/>
    </style:style>
    <style:style style:name="co17" style:family="table-column">
      <style:table-column-properties fo:break-before="auto" style:column-width="14.1816666666667cm"/>
    </style:style>
    <style:style style:name="co18" style:family="table-column">
      <style:table-column-properties fo:break-before="auto" style:column-width="4.60375cm"/>
    </style:style>
    <style:style style:name="co19" style:family="table-column">
      <style:table-column-properties fo:break-before="auto" style:column-width="2.24895833333333cm"/>
    </style:style>
    <style:style style:name="co20" style:family="table-column">
      <style:table-column-properties fo:break-before="auto" style:column-width="2.75166666666667cm"/>
    </style:style>
    <style:style style:name="ro1" style:family="table-row">
      <style:table-row-properties style:row-height="27pt" style:use-optimal-row-height="true" fo:break-before="auto"/>
    </style:style>
    <style:style style:name="ro2" style:family="table-row">
      <style:table-row-properties style:row-height="19.5pt" style:use-optimal-row-height="true" fo:break-before="auto"/>
    </style:style>
    <style:style style:name="ro3" style:family="table-row">
      <style:table-row-properties style:row-height="18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number-columns-repeated="2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1004" table:default-cell-style-name="ce2"/>
        <table:table-column table:style-name="co20" table:number-columns-repeated="15360" table:default-cell-style-name="ce1"/>
        <table:table-row table:style-name="ro1">
          <table:table-cell/>
          <table:table-cell table:number-columns-repeated="2" table:style-name="ce2"/>
          <table:table-cell table:style-name="ce3"/>
          <table:table-cell table:style-name="ce4"/>
          <table:table-cell office:value-type="string" table:style-name="ce5">
            <text:p>To find the correalation coffiecient for a bivariate frequency distribution.</text:p>
          </table:table-cell>
          <table:table-cell table:number-columns-repeated="5" table:style-name="ce5"/>
          <table:table-cell table:style-name="ce6"/>
          <table:table-cell table:number-columns-repeated="4" table:style-name="ce7"/>
          <table:table-cell table:number-columns-repeated="1010" table:style-name="ce2"/>
          <table:table-cell table:number-columns-repeated="15358"/>
        </table:table-row>
        <table:table-row table:style-name="ro2">
          <table:table-cell/>
          <table:table-cell table:style-name="ce2"/>
          <table:table-cell table:number-columns-repeated="10" table:style-name="ce7"/>
          <table:table-cell table:number-columns-repeated="1012" table:style-name="ce2"/>
          <table:table-cell table:number-columns-repeated="15360" table:style-name="ce1"/>
        </table:table-row>
        <table:table-row table:style-name="ro2">
          <table:table-cell/>
          <table:table-cell table:number-columns-repeated="11" table:style-name="ce8"/>
          <table:table-cell table:number-columns-repeated="8" table:style-name="ce9"/>
          <table:table-cell table:style-name="ce10"/>
          <table:table-cell table:number-columns-repeated="1003"/>
          <table:table-cell table:number-columns-repeated="15360" table:style-name="ce1"/>
        </table:table-row>
        <table:table-row table:style-name="ro2">
          <table:table-cell/>
          <table:table-cell office:value-type="string" table:style-name="ce8">
            <text:p>Area Name</text:p>
          </table:table-cell>
          <table:table-cell office:value-type="string" table:style-name="ce8">
            <text:p>Hindu</text:p>
          </table:table-cell>
          <table:table-cell office:value-type="string" table:style-name="ce8">
            <text:p>Muslim</text:p>
          </table:table-cell>
          <table:table-cell office:value-type="string" table:style-name="ce8">
            <text:p>Christian</text:p>
          </table:table-cell>
          <table:table-cell office:value-type="string" table:style-name="ce8">
            <text:p>Sikh</text:p>
          </table:table-cell>
          <table:table-cell office:value-type="string" table:style-name="ce8">
            <text:p>Buddhist</text:p>
          </table:table-cell>
          <table:table-cell office:value-type="string" table:style-name="ce8">
            <text:p>Jain</text:p>
          </table:table-cell>
          <table:table-cell office:value-type="string" table:style-name="ce8">
            <text:p>Other religions and persuasions</text:p>
          </table:table-cell>
          <table:table-cell office:value-type="string" table:style-name="ce8">
            <text:p>Religion not stated</text:p>
          </table:table-cell>
          <table:table-cell office:value-type="string" table:style-name="ce11">
            <text:p>Xtotal</text:p>
          </table:table-cell>
          <table:table-cell office:value-type="string" table:style-name="ce11">
            <text:p>Mean X</text:p>
          </table:table-cell>
          <table:table-cell office:value-type="string" table:style-name="ce8">
            <text:p>Hindu</text:p>
          </table:table-cell>
          <table:table-cell office:value-type="string" table:style-name="ce8">
            <text:p>Muslim</text:p>
          </table:table-cell>
          <table:table-cell office:value-type="string" table:style-name="ce8">
            <text:p>Christian</text:p>
          </table:table-cell>
          <table:table-cell office:value-type="string" table:style-name="ce8">
            <text:p>Sikh</text:p>
          </table:table-cell>
          <table:table-cell office:value-type="string" table:style-name="ce8">
            <text:p>Buddhist</text:p>
          </table:table-cell>
          <table:table-cell office:value-type="string" table:style-name="ce8">
            <text:p>Jain</text:p>
          </table:table-cell>
          <table:table-cell office:value-type="string" table:style-name="ce8">
            <text:p>Other religions and</text:p>
          </table:table-cell>
          <table:table-cell office:value-type="string" table:style-name="ce8">
            <text:p>Religion</text:p>
          </table:table-cell>
          <table:table-cell table:style-name="ce10"/>
          <table:table-cell table:number-columns-repeated="1003"/>
          <table:table-cell table:number-columns-repeated="15360" table:style-name="ce1"/>
        </table:table-row>
        <table:table-row table:style-name="ro2">
          <table:table-cell/>
          <table:table-cell table:style-name="ce12"/>
          <table:table-cell table:number-columns-repeated="6" table:style-name="ce9"/>
          <table:table-cell office:value-type="string" table:style-name="ce8">
            <text:p><text:s/>(incl.Unclassified Sect.)</text:p>
          </table:table-cell>
          <table:table-cell table:style-name="ce9"/>
          <table:table-cell table:number-columns-repeated="2" table:style-name="ce13"/>
          <table:table-cell table:number-columns-repeated="6" table:style-name="ce9"/>
          <table:table-cell office:value-type="string" table:style-name="ce8">
            <text:p>persuasions (incl.Unclassified Sect.)</text:p>
          </table:table-cell>
          <table:table-cell office:value-type="string" table:style-name="ce8">
            <text:p><text:s/>not stated</text:p>
          </table:table-cell>
          <table:table-cell table:style-name="ce10"/>
          <table:table-cell table:number-columns-repeated="1003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JAMMU &amp; KASHMIR</text:p>
          </table:table-cell>
          <table:table-cell office:value-type="float" office:value="3566674" table:style-name="ce14">
            <text:p>3566674</text:p>
          </table:table-cell>
          <table:table-cell office:value-type="float" office:value="8567485" table:style-name="ce14">
            <text:p>8567485</text:p>
          </table:table-cell>
          <table:table-cell office:value-type="float" office:value="35631" table:style-name="ce14">
            <text:p>35631</text:p>
          </table:table-cell>
          <table:table-cell office:value-type="float" office:value="234848" table:style-name="ce14">
            <text:p>234848</text:p>
          </table:table-cell>
          <table:table-cell office:value-type="float" office:value="112584" table:style-name="ce14">
            <text:p>112584</text:p>
          </table:table-cell>
          <table:table-cell office:value-type="float" office:value="2490" table:style-name="ce14">
            <text:p>2490</text:p>
          </table:table-cell>
          <table:table-cell office:value-type="float" office:value="1508" table:style-name="ce14">
            <text:p>1508</text:p>
          </table:table-cell>
          <table:table-cell office:value-type="float" office:value="20082" table:style-name="ce14">
            <text:p>20082</text:p>
          </table:table-cell>
          <table:table-cell office:value-type="float" office:value="12541302" table:style-name="ce13">
            <text:p>12541302</text:p>
          </table:table-cell>
          <table:table-cell office:value-type="float" office:value="1567663" table:formula="of:=ROUND(AVERAGE([.C6:.J6]);0)" table:style-name="ce13">
            <text:p>1567663</text:p>
          </table:table-cell>
          <table:table-cell office:value-type="float" office:value="1999011" table:formula="of:=[.C6]-[.L6]" table:style-name="ce14">
            <text:p>1999011</text:p>
          </table:table-cell>
          <table:table-cell office:value-type="float" office:value="6999822" table:formula="of:=[.D6]-[.L6]" table:style-name="ce14">
            <text:p>6999822</text:p>
          </table:table-cell>
          <table:table-cell office:value-type="float" office:value="-1532032" table:formula="of:=[.E6]-[.L6]" table:style-name="ce14">
            <text:p>-1532032</text:p>
          </table:table-cell>
          <table:table-cell office:value-type="float" office:value="-1332815" table:formula="of:=[.F6]-[.L6]" table:style-name="ce14">
            <text:p>-1332815</text:p>
          </table:table-cell>
          <table:table-cell office:value-type="float" office:value="-1455079" table:formula="of:=[.G6]-[.$L6]" table:style-name="ce14">
            <text:p>-1455079</text:p>
          </table:table-cell>
          <table:table-cell office:value-type="float" office:value="-1565173" table:formula="of:=[.H6]-[.L6]" table:style-name="ce14">
            <text:p>-1565173</text:p>
          </table:table-cell>
          <table:table-cell office:value-type="float" office:value="-1566155" table:formula="of:=[.I6]-[.$L$6]" table:style-name="ce14">
            <text:p>-1566155</text:p>
          </table:table-cell>
          <table:table-cell office:value-type="float" office:value="-1547581" table:formula="of:=[.J6]-[.$L$6]" table:style-name="ce14">
            <text:p>-1547581</text:p>
          </table:table-cell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HIMACHAL PRADESH</text:p>
          </table:table-cell>
          <table:table-cell office:value-type="float" office:value="6532765" table:style-name="ce14">
            <text:p>6532765</text:p>
          </table:table-cell>
          <table:table-cell office:value-type="float" office:value="149881" table:style-name="ce14">
            <text:p>149881</text:p>
          </table:table-cell>
          <table:table-cell office:value-type="float" office:value="12646" table:style-name="ce14">
            <text:p>12646</text:p>
          </table:table-cell>
          <table:table-cell office:value-type="float" office:value="79896" table:style-name="ce14">
            <text:p>79896</text:p>
          </table:table-cell>
          <table:table-cell office:value-type="float" office:value="78659" table:style-name="ce14">
            <text:p>78659</text:p>
          </table:table-cell>
          <table:table-cell office:value-type="float" office:value="1805" table:style-name="ce14">
            <text:p>1805</text:p>
          </table:table-cell>
          <table:table-cell office:value-type="float" office:value="856" table:style-name="ce14">
            <text:p>856</text:p>
          </table:table-cell>
          <table:table-cell office:value-type="float" office:value="8094" table:style-name="ce14">
            <text:p>8094</text:p>
          </table:table-cell>
          <table:table-cell office:value-type="float" office:value="6864602" table:formula="of:=SUM([.C7:.J7])" table:style-name="ce13">
            <text:p>6864602</text:p>
          </table:table-cell>
          <table:table-cell office:value-type="float" office:value="858075" table:formula="of:=ROUND(AVERAGE([.C7:.J7]);0)" table:style-name="ce13">
            <text:p>858075</text:p>
          </table:table-cell>
          <table:table-cell office:value-type="float" office:value="5674690" table:formula="of:=[.C7]-[.L7]" table:style-name="ce14">
            <text:p>5674690</text:p>
          </table:table-cell>
          <table:table-cell office:value-type="float" office:value="-708194" table:formula="of:=[.D7]-[.L7]" table:style-name="ce14">
            <text:p>-708194</text:p>
          </table:table-cell>
          <table:table-cell office:value-type="float" office:value="-845429" table:formula="of:=[.E7]-[.L7]" table:style-name="ce14">
            <text:p>-845429</text:p>
          </table:table-cell>
          <table:table-cell office:value-type="float" office:value="-778179" table:formula="of:=[.F7]-[.L7]" table:style-name="ce14">
            <text:p>-778179</text:p>
          </table:table-cell>
          <table:table-cell office:value-type="float" office:value="-779416" table:formula="of:=[.G7]-[.$L7]" table:style-name="ce14">
            <text:p>-779416</text:p>
          </table:table-cell>
          <table:table-cell office:value-type="float" office:value="-856270" table:formula="of:=[.H7]-[.L7]" table:style-name="ce14">
            <text:p>-856270</text:p>
          </table:table-cell>
          <table:table-cell office:value-type="float" office:value="-857219" table:formula="of:=[.I7]-[.$L$7]" table:style-name="ce14">
            <text:p>-857219</text:p>
          </table:table-cell>
          <table:table-cell office:value-type="float" office:value="-849981" table:formula="of:=[.J7]-[.$L$7]" table:style-name="ce14">
            <text:p>-849981</text:p>
          </table:table-cell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PUNJAB</text:p>
          </table:table-cell>
          <table:table-cell office:value-type="float" office:value="10678138" table:style-name="ce14">
            <text:p>10678138</text:p>
          </table:table-cell>
          <table:table-cell office:value-type="float" office:value="535489" table:style-name="ce14">
            <text:p>535489</text:p>
          </table:table-cell>
          <table:table-cell office:value-type="float" office:value="348230" table:style-name="ce14">
            <text:p>348230</text:p>
          </table:table-cell>
          <table:table-cell office:value-type="float" office:value="16004754" table:style-name="ce14">
            <text:p>16004754</text:p>
          </table:table-cell>
          <table:table-cell office:value-type="float" office:value="33237" table:style-name="ce14">
            <text:p>33237</text:p>
          </table:table-cell>
          <table:table-cell office:value-type="float" office:value="45040" table:style-name="ce14">
            <text:p>45040</text:p>
          </table:table-cell>
          <table:table-cell office:value-type="float" office:value="10886" table:style-name="ce14">
            <text:p>10886</text:p>
          </table:table-cell>
          <table:table-cell office:value-type="float" office:value="87564" table:style-name="ce14">
            <text:p>87564</text:p>
          </table:table-cell>
          <table:table-cell office:value-type="float" office:value="27743338" table:formula="of:=SUM([.C8:.J8])" table:style-name="ce13">
            <text:p>27743338</text:p>
          </table:table-cell>
          <table:table-cell office:value-type="float" office:value="3467917" table:formula="of:=ROUND(AVERAGE([.C8:.J8]);0)" table:style-name="ce13">
            <text:p>3467917</text:p>
          </table:table-cell>
          <table:table-cell office:value-type="float" office:value="7210221" table:formula="of:=[.C8]-[.L8]" table:style-name="ce14">
            <text:p>7210221</text:p>
          </table:table-cell>
          <table:table-cell office:value-type="float" office:value="-2932428" table:formula="of:=[.D8]-[.L8]" table:style-name="ce14">
            <text:p>-2932428</text:p>
          </table:table-cell>
          <table:table-cell office:value-type="float" office:value="-3119687" table:formula="of:=[.E8]-[.L8]" table:style-name="ce14">
            <text:p>-3119687</text:p>
          </table:table-cell>
          <table:table-cell office:value-type="float" office:value="12536837" table:formula="of:=[.F8]-[.L8]" table:style-name="ce14">
            <text:p>12536837</text:p>
          </table:table-cell>
          <table:table-cell office:value-type="float" office:value="-3434680" table:formula="of:=[.G8]-[.$L8]" table:style-name="ce14">
            <text:p>-3434680</text:p>
          </table:table-cell>
          <table:table-cell office:value-type="float" office:value="-3422877" table:formula="of:=[.H8]-[.L8]" table:style-name="ce14">
            <text:p>-3422877</text:p>
          </table:table-cell>
          <table:table-cell office:value-type="float" office:value="-3457031" table:formula="of:=[.I8]-[.$L$8]" table:style-name="ce14">
            <text:p>-3457031</text:p>
          </table:table-cell>
          <table:table-cell office:value-type="float" office:value="-3380353" table:formula="of:=[.J8]-[.$L$8]" table:style-name="ce14">
            <text:p>-3380353</text:p>
          </table:table-cell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CHANDIGARH</text:p>
          </table:table-cell>
          <table:table-cell office:value-type="float" office:value="852574" table:style-name="ce14">
            <text:p>852574</text:p>
          </table:table-cell>
          <table:table-cell office:value-type="float" office:value="51447" table:style-name="ce14">
            <text:p>51447</text:p>
          </table:table-cell>
          <table:table-cell office:value-type="float" office:value="8720" table:style-name="ce14">
            <text:p>8720</text:p>
          </table:table-cell>
          <table:table-cell office:value-type="float" office:value="138329" table:style-name="ce14">
            <text:p>138329</text:p>
          </table:table-cell>
          <table:table-cell office:value-type="float" office:value="1160" table:style-name="ce14">
            <text:p>1160</text:p>
          </table:table-cell>
          <table:table-cell office:value-type="float" office:value="1960" table:style-name="ce14">
            <text:p>1960</text:p>
          </table:table-cell>
          <table:table-cell office:value-type="float" office:value="246" table:style-name="ce14">
            <text:p>246</text:p>
          </table:table-cell>
          <table:table-cell office:value-type="float" office:value="1014" table:style-name="ce14">
            <text:p>1014</text:p>
          </table:table-cell>
          <table:table-cell office:value-type="float" office:value="1055450" table:formula="of:=SUM([.C9:.J9])" table:style-name="ce13">
            <text:p>1055450</text:p>
          </table:table-cell>
          <table:table-cell office:value-type="float" office:value="131931" table:formula="of:=ROUND(AVERAGE([.C9:.J9]);0)" table:style-name="ce13">
            <text:p>131931</text:p>
          </table:table-cell>
          <table:table-cell office:value-type="float" office:value="720643" table:formula="of:=[.C9]-[.L9]" table:style-name="ce14">
            <text:p>720643</text:p>
          </table:table-cell>
          <table:table-cell office:value-type="float" office:value="-80484" table:formula="of:=[.D9]-[.L9]" table:style-name="ce14">
            <text:p>-80484</text:p>
          </table:table-cell>
          <table:table-cell office:value-type="float" office:value="-123211" table:formula="of:=[.E9]-[.L9]" table:style-name="ce14">
            <text:p>-123211</text:p>
          </table:table-cell>
          <table:table-cell office:value-type="float" office:value="6398" table:formula="of:=[.F9]-[.L9]" table:style-name="ce14">
            <text:p>6398</text:p>
          </table:table-cell>
          <table:table-cell office:value-type="float" office:value="-130771" table:formula="of:=[.G9]-[.$L9]" table:style-name="ce14">
            <text:p>-130771</text:p>
          </table:table-cell>
          <table:table-cell office:value-type="float" office:value="-129971" table:formula="of:=[.H9]-[.L9]" table:style-name="ce14">
            <text:p>-129971</text:p>
          </table:table-cell>
          <table:table-cell office:value-type="float" office:value="-131685" table:formula="of:=[.I9]-[.L9]" table:style-name="ce14">
            <text:p>-131685</text:p>
          </table:table-cell>
          <table:table-cell office:value-type="float" office:value="-130917" table:formula="of:=[.J9]-[.L9]" table:style-name="ce14">
            <text:p>-130917</text:p>
          </table:table-cell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UTTARAKHAND</text:p>
          </table:table-cell>
          <table:table-cell office:value-type="float" office:value="8368636" table:style-name="ce14">
            <text:p>8368636</text:p>
          </table:table-cell>
          <table:table-cell office:value-type="float" office:value="1406825" table:style-name="ce14">
            <text:p>1406825</text:p>
          </table:table-cell>
          <table:table-cell office:value-type="float" office:value="37781" table:style-name="ce14">
            <text:p>37781</text:p>
          </table:table-cell>
          <table:table-cell office:value-type="float" office:value="236340" table:style-name="ce14">
            <text:p>236340</text:p>
          </table:table-cell>
          <table:table-cell office:value-type="float" office:value="14926" table:style-name="ce14">
            <text:p>14926</text:p>
          </table:table-cell>
          <table:table-cell office:value-type="float" office:value="9183" table:style-name="ce14">
            <text:p>9183</text:p>
          </table:table-cell>
          <table:table-cell office:value-type="float" office:value="993" table:style-name="ce14">
            <text:p>993</text:p>
          </table:table-cell>
          <table:table-cell office:value-type="float" office:value="11608" table:style-name="ce14">
            <text:p>11608</text:p>
          </table:table-cell>
          <table:table-cell office:value-type="float" office:value="10086292" table:formula="of:=SUM([.C10:.J10])" table:style-name="ce13">
            <text:p>10086292</text:p>
          </table:table-cell>
          <table:table-cell office:value-type="float" office:value="1260787" table:formula="of:=ROUND(AVERAGE([.C10:.J10]);0)" table:style-name="ce13">
            <text:p>1260787</text:p>
          </table:table-cell>
          <table:table-cell office:value-type="float" office:value="7107849" table:formula="of:=[.C10]-[.L10]" table:style-name="ce14">
            <text:p>7107849</text:p>
          </table:table-cell>
          <table:table-cell office:value-type="float" office:value="146038" table:formula="of:=[.D10]-[.L10]" table:style-name="ce14">
            <text:p>146038</text:p>
          </table:table-cell>
          <table:table-cell office:value-type="float" office:value="-1223006" table:formula="of:=[.E10]-[.L10]" table:style-name="ce14">
            <text:p>-1223006</text:p>
          </table:table-cell>
          <table:table-cell office:value-type="float" office:value="-1024447" table:formula="of:=[.F10]-[.L10]" table:style-name="ce14">
            <text:p>-1024447</text:p>
          </table:table-cell>
          <table:table-cell office:value-type="float" office:value="-1245861" table:formula="of:=[.G10]-[.$L10]" table:style-name="ce14">
            <text:p>-1245861</text:p>
          </table:table-cell>
          <table:table-cell office:value-type="float" office:value="-1251604" table:formula="of:=[.H10]-[.L10]" table:style-name="ce14">
            <text:p>-1251604</text:p>
          </table:table-cell>
          <table:table-cell office:value-type="float" office:value="-1259794" table:formula="of:=[.I10]-[.L10]" table:style-name="ce14">
            <text:p>-1259794</text:p>
          </table:table-cell>
          <table:table-cell office:value-type="float" office:value="-1249179" table:formula="of:=[.J10]-[.L10]" table:style-name="ce14">
            <text:p>-1249179</text:p>
          </table:table-cell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HARYANA</text:p>
          </table:table-cell>
          <table:table-cell office:value-type="float" office:value="22171128" table:style-name="ce14">
            <text:p>22171128</text:p>
          </table:table-cell>
          <table:table-cell office:value-type="float" office:value="1781342" table:style-name="ce14">
            <text:p>1781342</text:p>
          </table:table-cell>
          <table:table-cell office:value-type="float" office:value="50353" table:style-name="ce14">
            <text:p>50353</text:p>
          </table:table-cell>
          <table:table-cell office:value-type="float" office:value="1243752" table:style-name="ce14">
            <text:p>1243752</text:p>
          </table:table-cell>
          <table:table-cell office:value-type="float" office:value="7514" table:style-name="ce14">
            <text:p>7514</text:p>
          </table:table-cell>
          <table:table-cell office:value-type="float" office:value="52613" table:style-name="ce14">
            <text:p>52613</text:p>
          </table:table-cell>
          <table:table-cell office:value-type="float" office:value="2548" table:style-name="ce14">
            <text:p>2548</text:p>
          </table:table-cell>
          <table:table-cell office:value-type="float" office:value="42212" table:style-name="ce14">
            <text:p>42212</text:p>
          </table:table-cell>
          <table:table-cell office:value-type="float" office:value="25351462" table:formula="of:=SUM([.C11:.J11])" table:style-name="ce13">
            <text:p>25351462</text:p>
          </table:table-cell>
          <table:table-cell office:value-type="float" office:value="3168933" table:formula="of:=ROUND(AVERAGE([.C11:.J11]);0)" table:style-name="ce13">
            <text:p>3168933</text:p>
          </table:table-cell>
          <table:table-cell office:value-type="float" office:value="19002195" table:formula="of:=[.C11]-[.L11]" table:style-name="ce14">
            <text:p>19002195</text:p>
          </table:table-cell>
          <table:table-cell office:value-type="float" office:value="-1387591" table:formula="of:=[.D11]-[.L11]" table:style-name="ce14">
            <text:p>-1387591</text:p>
          </table:table-cell>
          <table:table-cell office:value-type="float" office:value="-3118580" table:formula="of:=[.E11]-[.L11]" table:style-name="ce14">
            <text:p>-3118580</text:p>
          </table:table-cell>
          <table:table-cell office:value-type="float" office:value="-1925181" table:formula="of:=[.F11]-[.L11]" table:style-name="ce14">
            <text:p>-1925181</text:p>
          </table:table-cell>
          <table:table-cell office:value-type="float" office:value="-3161419" table:formula="of:=[.G11]-[.$L11]" table:style-name="ce14">
            <text:p>-3161419</text:p>
          </table:table-cell>
          <table:table-cell office:value-type="float" office:value="-3116320" table:formula="of:=[.H11]-[.L11]" table:style-name="ce14">
            <text:p>-3116320</text:p>
          </table:table-cell>
          <table:table-cell office:value-type="float" office:value="-3166385" table:formula="of:=[.I11]-[.L11]" table:style-name="ce14">
            <text:p>-3166385</text:p>
          </table:table-cell>
          <table:table-cell office:value-type="float" office:value="-3126721" table:formula="of:=[.J11]-[.L11]" table:style-name="ce14">
            <text:p>-3126721</text:p>
          </table:table-cell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NCT OF DELHI</text:p>
          </table:table-cell>
          <table:table-cell office:value-type="float" office:value="13712100" table:style-name="ce14">
            <text:p>13712100</text:p>
          </table:table-cell>
          <table:table-cell office:value-type="float" office:value="2158684" table:style-name="ce14">
            <text:p>2158684</text:p>
          </table:table-cell>
          <table:table-cell office:value-type="float" office:value="146093" table:style-name="ce14">
            <text:p>146093</text:p>
          </table:table-cell>
          <table:table-cell office:value-type="float" office:value="570581" table:style-name="ce14">
            <text:p>570581</text:p>
          </table:table-cell>
          <table:table-cell office:value-type="float" office:value="18449" table:style-name="ce14">
            <text:p>18449</text:p>
          </table:table-cell>
          <table:table-cell office:value-type="float" office:value="166231" table:style-name="ce14">
            <text:p>166231</text:p>
          </table:table-cell>
          <table:table-cell office:value-type="float" office:value="2197" table:style-name="ce14">
            <text:p>2197</text:p>
          </table:table-cell>
          <table:table-cell office:value-type="float" office:value="13606" table:style-name="ce14">
            <text:p>13606</text:p>
          </table:table-cell>
          <table:table-cell office:value-type="float" office:value="16787941" table:formula="of:=SUM([.C12:.J12])" table:style-name="ce13">
            <text:p>16787941</text:p>
          </table:table-cell>
          <table:table-cell office:value-type="float" office:value="2098493" table:formula="of:=ROUND(AVERAGE([.C12:.J12]);0)" table:style-name="ce13">
            <text:p>2098493</text:p>
          </table:table-cell>
          <table:table-cell office:value-type="float" office:value="11613607" table:formula="of:=[.C12]-[.L12]" table:style-name="ce14">
            <text:p>11613607</text:p>
          </table:table-cell>
          <table:table-cell office:value-type="float" office:value="60191" table:formula="of:=[.D12]-[.L12]" table:style-name="ce14">
            <text:p>60191</text:p>
          </table:table-cell>
          <table:table-cell office:value-type="float" office:value="-1952400" table:formula="of:=[.E12]-[.L12]" table:style-name="ce14">
            <text:p>-1952400</text:p>
          </table:table-cell>
          <table:table-cell office:value-type="float" office:value="-1527912" table:formula="of:=[.F12]-[.L12]" table:style-name="ce14">
            <text:p>-1527912</text:p>
          </table:table-cell>
          <table:table-cell office:value-type="float" office:value="-2080044" table:formula="of:=[.G12]-[.$L12]" table:style-name="ce14">
            <text:p>-2080044</text:p>
          </table:table-cell>
          <table:table-cell office:value-type="float" office:value="-1932262" table:formula="of:=[.H12]-[.L12]" table:style-name="ce14">
            <text:p>-1932262</text:p>
          </table:table-cell>
          <table:table-cell office:value-type="float" office:value="-2096296" table:formula="of:=[.I12]-[.L12]" table:style-name="ce14">
            <text:p>-2096296</text:p>
          </table:table-cell>
          <table:table-cell office:value-type="float" office:value="-2084887" table:formula="of:=[.J12]-[.L12]" table:style-name="ce14">
            <text:p>-2084887</text:p>
          </table:table-cell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RAJASTHAN</text:p>
          </table:table-cell>
          <table:table-cell office:value-type="float" office:value="60657103" table:style-name="ce14">
            <text:p>60657103</text:p>
          </table:table-cell>
          <table:table-cell office:value-type="float" office:value="6215377" table:style-name="ce14">
            <text:p>6215377</text:p>
          </table:table-cell>
          <table:table-cell office:value-type="float" office:value="96430" table:style-name="ce14">
            <text:p>96430</text:p>
          </table:table-cell>
          <table:table-cell office:value-type="float" office:value="872930" table:style-name="ce14">
            <text:p>872930</text:p>
          </table:table-cell>
          <table:table-cell office:value-type="float" office:value="12185" table:style-name="ce14">
            <text:p>12185</text:p>
          </table:table-cell>
          <table:table-cell office:value-type="float" office:value="622023" table:style-name="ce14">
            <text:p>622023</text:p>
          </table:table-cell>
          <table:table-cell office:value-type="float" office:value="4676" table:style-name="ce14">
            <text:p>4676</text:p>
          </table:table-cell>
          <table:table-cell office:value-type="float" office:value="67713" table:style-name="ce14">
            <text:p>67713</text:p>
          </table:table-cell>
          <table:table-cell office:value-type="float" office:value="68548437" table:formula="of:=SUM([.C13:.J13])" table:style-name="ce13">
            <text:p>68548437</text:p>
          </table:table-cell>
          <table:table-cell office:value-type="float" office:value="8568555" table:formula="of:=ROUND(AVERAGE([.C13:.J13]);0)" table:style-name="ce13">
            <text:p>8568555</text:p>
          </table:table-cell>
          <table:table-cell office:value-type="float" office:value="52088548" table:formula="of:=[.C13]-[.L13]" table:style-name="ce14">
            <text:p>52088548</text:p>
          </table:table-cell>
          <table:table-cell office:value-type="float" office:value="-2353178" table:formula="of:=[.D13]-[.L13]" table:style-name="ce14">
            <text:p>-2353178</text:p>
          </table:table-cell>
          <table:table-cell office:value-type="float" office:value="-8472125" table:formula="of:=[.E13]-[.L13]" table:style-name="ce14">
            <text:p>-8472125</text:p>
          </table:table-cell>
          <table:table-cell office:value-type="float" office:value="-7695625" table:formula="of:=[.F13]-[.L13]" table:style-name="ce14">
            <text:p>-7695625</text:p>
          </table:table-cell>
          <table:table-cell office:value-type="float" office:value="-8556370" table:formula="of:=[.G13]-[.$L13]" table:style-name="ce14">
            <text:p>-8556370</text:p>
          </table:table-cell>
          <table:table-cell office:value-type="float" office:value="-7946532" table:formula="of:=[.H13]-[.L13]" table:style-name="ce14">
            <text:p>-7946532</text:p>
          </table:table-cell>
          <table:table-cell office:value-type="float" office:value="-8563879" table:formula="of:=[.I13]-[.L13]" table:style-name="ce14">
            <text:p>-8563879</text:p>
          </table:table-cell>
          <table:table-cell office:value-type="float" office:value="-8500842" table:formula="of:=[.J13]-[.L13]" table:style-name="ce14">
            <text:p>-8500842</text:p>
          </table:table-cell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UTTAR PRADESH</text:p>
          </table:table-cell>
          <table:table-cell office:value-type="float" office:value="159312654" table:style-name="ce14">
            <text:p>159312654</text:p>
          </table:table-cell>
          <table:table-cell office:value-type="float" office:value="38483967" table:style-name="ce14">
            <text:p>38483967</text:p>
          </table:table-cell>
          <table:table-cell office:value-type="float" office:value="356448" table:style-name="ce14">
            <text:p>356448</text:p>
          </table:table-cell>
          <table:table-cell office:value-type="float" office:value="643500" table:style-name="ce14">
            <text:p>643500</text:p>
          </table:table-cell>
          <table:table-cell office:value-type="float" office:value="206285" table:style-name="ce14">
            <text:p>206285</text:p>
          </table:table-cell>
          <table:table-cell office:value-type="float" office:value="213267" table:style-name="ce14">
            <text:p>213267</text:p>
          </table:table-cell>
          <table:table-cell office:value-type="float" office:value="13598" table:style-name="ce14">
            <text:p>13598</text:p>
          </table:table-cell>
          <table:table-cell office:value-type="float" office:value="582622" table:style-name="ce14">
            <text:p>582622</text:p>
          </table:table-cell>
          <table:table-cell office:value-type="float" office:value="199812341" table:formula="of:=SUM([.C14:.J14])" table:style-name="ce13">
            <text:p>199812341</text:p>
          </table:table-cell>
          <table:table-cell office:value-type="float" office:value="24976543" table:formula="of:=ROUND(AVERAGE([.C14:.J14]);0)" table:style-name="ce13">
            <text:p>24976543</text:p>
          </table:table-cell>
          <table:table-cell office:value-type="float" office:value="134336111" table:formula="of:=[.C14]-[.L14]" table:style-name="ce14">
            <text:p>134336111</text:p>
          </table:table-cell>
          <table:table-cell office:value-type="float" office:value="13507424" table:formula="of:=[.D14]-[.L14]" table:style-name="ce14">
            <text:p>13507424</text:p>
          </table:table-cell>
          <table:table-cell office:value-type="float" office:value="-24620095" table:formula="of:=[.E14]-[.L14]" table:style-name="ce14">
            <text:p>-24620095</text:p>
          </table:table-cell>
          <table:table-cell office:value-type="float" office:value="-24333043" table:formula="of:=[.F14]-[.L14]" table:style-name="ce14">
            <text:p>-24333043</text:p>
          </table:table-cell>
          <table:table-cell office:value-type="float" office:value="-24770258" table:formula="of:=[.G14]-[.$L14]" table:style-name="ce14">
            <text:p>-24770258</text:p>
          </table:table-cell>
          <table:table-cell office:value-type="float" office:value="-24763276" table:formula="of:=[.H14]-[.L14]" table:style-name="ce14">
            <text:p>-24763276</text:p>
          </table:table-cell>
          <table:table-cell office:value-type="float" office:value="-24962945" table:formula="of:=[.I14]-[.L14]" table:style-name="ce14">
            <text:p>-24962945</text:p>
          </table:table-cell>
          <table:table-cell office:value-type="float" office:value="-24393921" table:formula="of:=[.J14]-[.L14]" table:style-name="ce14">
            <text:p>-24393921</text:p>
          </table:table-cell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BIHAR</text:p>
          </table:table-cell>
          <table:table-cell office:value-type="float" office:value="86078686" table:style-name="ce14">
            <text:p>86078686</text:p>
          </table:table-cell>
          <table:table-cell office:value-type="float" office:value="17557809" table:style-name="ce14">
            <text:p>17557809</text:p>
          </table:table-cell>
          <table:table-cell office:value-type="float" office:value="129247" table:style-name="ce14">
            <text:p>129247</text:p>
          </table:table-cell>
          <table:table-cell office:value-type="float" office:value="23779" table:style-name="ce14">
            <text:p>23779</text:p>
          </table:table-cell>
          <table:table-cell office:value-type="float" office:value="25453" table:style-name="ce14">
            <text:p>25453</text:p>
          </table:table-cell>
          <table:table-cell office:value-type="float" office:value="18914" table:style-name="ce14">
            <text:p>18914</text:p>
          </table:table-cell>
          <table:table-cell office:value-type="float" office:value="13437" table:style-name="ce14">
            <text:p>13437</text:p>
          </table:table-cell>
          <table:table-cell office:value-type="float" office:value="252127" table:style-name="ce14">
            <text:p>252127</text:p>
          </table:table-cell>
          <table:table-cell office:value-type="float" office:value="104099452" table:formula="of:=SUM([.C15:.J15])" table:style-name="ce13">
            <text:p>104099452</text:p>
          </table:table-cell>
          <table:table-cell office:value-type="float" office:value="13012432" table:formula="of:=ROUND(AVERAGE([.C15:.J15]);0)" table:style-name="ce13">
            <text:p>13012432</text:p>
          </table:table-cell>
          <table:table-cell office:value-type="float" office:value="73066254" table:formula="of:=[.C15]-[.L15]" table:style-name="ce14">
            <text:p>73066254</text:p>
          </table:table-cell>
          <table:table-cell office:value-type="float" office:value="4545377" table:formula="of:=[.D15]-[.L15]" table:style-name="ce14">
            <text:p>4545377</text:p>
          </table:table-cell>
          <table:table-cell office:value-type="float" office:value="-12883185" table:formula="of:=[.E15]-[.L15]" table:style-name="ce14">
            <text:p>-12883185</text:p>
          </table:table-cell>
          <table:table-cell office:value-type="float" office:value="-12988653" table:formula="of:=[.F15]-[.L15]" table:style-name="ce14">
            <text:p>-12988653</text:p>
          </table:table-cell>
          <table:table-cell office:value-type="float" office:value="-12986979" table:formula="of:=[.G15]-[.$L15]" table:style-name="ce14">
            <text:p>-12986979</text:p>
          </table:table-cell>
          <table:table-cell office:value-type="float" office:value="-12993518" table:formula="of:=[.H15]-[.L15]" table:style-name="ce14">
            <text:p>-12993518</text:p>
          </table:table-cell>
          <table:table-cell office:value-type="float" office:value="-12998995" table:formula="of:=[.I15]-[.L15]" table:style-name="ce14">
            <text:p>-12998995</text:p>
          </table:table-cell>
          <table:table-cell office:value-type="float" office:value="-12760305" table:formula="of:=[.J15]-[.L15]" table:style-name="ce14">
            <text:p>-12760305</text:p>
          </table:table-cell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SIKKIM</text:p>
          </table:table-cell>
          <table:table-cell office:value-type="float" office:value="352662" table:style-name="ce14">
            <text:p>352662</text:p>
          </table:table-cell>
          <table:table-cell office:value-type="float" office:value="9867" table:style-name="ce14">
            <text:p>9867</text:p>
          </table:table-cell>
          <table:table-cell office:value-type="float" office:value="60522" table:style-name="ce14">
            <text:p>60522</text:p>
          </table:table-cell>
          <table:table-cell office:value-type="float" office:value="1868" table:style-name="ce14">
            <text:p>1868</text:p>
          </table:table-cell>
          <table:table-cell office:value-type="float" office:value="167216" table:style-name="ce14">
            <text:p>167216</text:p>
          </table:table-cell>
          <table:table-cell office:value-type="float" office:value="314" table:style-name="ce14">
            <text:p>314</text:p>
          </table:table-cell>
          <table:table-cell office:value-type="float" office:value="16300" table:style-name="ce14">
            <text:p>16300</text:p>
          </table:table-cell>
          <table:table-cell office:value-type="float" office:value="1828" table:style-name="ce14">
            <text:p>1828</text:p>
          </table:table-cell>
          <table:table-cell office:value-type="float" office:value="610577" table:formula="of:=SUM([.C16:.J16])" table:style-name="ce13">
            <text:p>610577</text:p>
          </table:table-cell>
          <table:table-cell office:value-type="float" office:value="76322" table:formula="of:=ROUND(AVERAGE([.C16:.J16]);0)" table:style-name="ce13">
            <text:p>76322</text:p>
          </table:table-cell>
          <table:table-cell office:value-type="float" office:value="276340" table:formula="of:=[.C16]-[.L16]" table:style-name="ce14">
            <text:p>276340</text:p>
          </table:table-cell>
          <table:table-cell office:value-type="float" office:value="-66455" table:formula="of:=[.D16]-[.L16]" table:style-name="ce14">
            <text:p>-66455</text:p>
          </table:table-cell>
          <table:table-cell office:value-type="float" office:value="-15800" table:formula="of:=[.E16]-[.L16]" table:style-name="ce14">
            <text:p>-15800</text:p>
          </table:table-cell>
          <table:table-cell office:value-type="float" office:value="-74454" table:formula="of:=[.F16]-[.L16]" table:style-name="ce14">
            <text:p>-74454</text:p>
          </table:table-cell>
          <table:table-cell office:value-type="float" office:value="90894" table:formula="of:=[.G16]-[.$L16]" table:style-name="ce14">
            <text:p>90894</text:p>
          </table:table-cell>
          <table:table-cell office:value-type="float" office:value="-76008" table:formula="of:=[.H16]-[.L16]" table:style-name="ce14">
            <text:p>-76008</text:p>
          </table:table-cell>
          <table:table-cell office:value-type="float" office:value="-60022" table:formula="of:=[.I16]-[.L16]" table:style-name="ce14">
            <text:p>-60022</text:p>
          </table:table-cell>
          <table:table-cell office:value-type="float" office:value="-74494" table:formula="of:=[.J16]-[.L16]" table:style-name="ce14">
            <text:p>-74494</text:p>
          </table:table-cell>
          <table:table-cell table:number-columns-repeated="1004" table:style-name="ce2"/>
          <table:table-cell table:number-columns-repeated="15360" table:style-name="ce1"/>
        </table:table-row>
        <table:table-row table:style-name="ro2">
          <table:table-cell/>
          <table:table-cell office:value-type="string" table:style-name="ce12">
            <text:p>State - ARUNACHAL PRADESH</text:p>
          </table:table-cell>
          <table:table-cell office:value-type="float" office:value="401876" table:style-name="ce14">
            <text:p>401876</text:p>
          </table:table-cell>
          <table:table-cell office:value-type="float" office:value="27045" table:style-name="ce14">
            <text:p>27045</text:p>
          </table:table-cell>
          <table:table-cell office:value-type="float" office:value="418732" table:style-name="ce14">
            <text:p>418732</text:p>
          </table:table-cell>
          <table:table-cell office:value-type="float" office:value="3287" table:style-name="ce14">
            <text:p>3287</text:p>
          </table:table-cell>
          <table:table-cell office:value-type="float" office:value="162815" table:style-name="ce14">
            <text:p>162815</text:p>
          </table:table-cell>
          <table:table-cell office:value-type="float" office:value="771" table:style-name="ce14">
            <text:p>771</text:p>
          </table:table-cell>
          <table:table-cell office:value-type="float" office:value="362553" table:style-name="ce14">
            <text:p>362553</text:p>
          </table:table-cell>
          <table:table-cell office:value-type="float" office:value="6648" table:style-name="ce14">
            <text:p>6648</text:p>
          </table:table-cell>
          <table:table-cell office:value-type="float" office:value="1383727" table:formula="of:=SUM([.C17:.J17])" table:style-name="ce13">
            <text:p>1383727</text:p>
          </table:table-cell>
          <table:table-cell office:value-type="float" office:value="172966" table:formula="of:=ROUND(AVERAGE([.C17:.J17]);0)" table:style-name="ce13">
            <text:p>172966</text:p>
          </table:table-cell>
          <table:table-cell office:value-type="float" office:value="228910" table:formula="of:=[.C17]-[.L17]" table:style-name="ce14">
            <text:p>228910</text:p>
          </table:table-cell>
          <table:table-cell office:value-type="float" office:value="-145921" table:formula="of:=[.D17]-[.L17]" table:style-name="ce14">
            <text:p>-145921</text:p>
          </table:table-cell>
          <table:table-cell office:value-type="float" office:value="245766" table:formula="of:=[.E17]-[.L17]" table:style-name="ce14">
            <text:p>245766</text:p>
          </table:table-cell>
          <table:table-cell office:value-type="float" office:value="-169679" table:formula="of:=[.F17]-[.L17]" table:style-name="ce14">
            <text:p>-169679</text:p>
          </table:table-cell>
          <table:table-cell office:value-type="float" office:value="-10151" table:formula="of:=[.G17]-[.$L17]" table:style-name="ce14">
            <text:p>-10151</text:p>
          </table:table-cell>
          <table:table-cell office:value-type="float" office:value="-172195" table:formula="of:=[.H17]-[.L17]" table:style-name="ce14">
            <text:p>-172195</text:p>
          </table:table-cell>
          <table:table-cell office:value-type="float" office:value="189587" table:formula="of:=[.I17]-[.L17]" table:style-name="ce14">
            <text:p>189587</text:p>
          </table:table-cell>
          <table:table-cell office:value-type="float" office:value="-166318" table:formula="of:=[.J17]-[.L17]" table:style-name="ce14">
            <text:p>-166318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NAGALAND</text:p>
          </table:table-cell>
          <table:table-cell office:value-type="float" office:value="173054" table:style-name="ce14">
            <text:p>173054</text:p>
          </table:table-cell>
          <table:table-cell office:value-type="float" office:value="48963" table:style-name="ce14">
            <text:p>48963</text:p>
          </table:table-cell>
          <table:table-cell office:value-type="float" office:value="1739651" table:style-name="ce14">
            <text:p>1739651</text:p>
          </table:table-cell>
          <table:table-cell office:value-type="float" office:value="1890" table:style-name="ce14">
            <text:p>1890</text:p>
          </table:table-cell>
          <table:table-cell office:value-type="float" office:value="6759" table:style-name="ce14">
            <text:p>6759</text:p>
          </table:table-cell>
          <table:table-cell office:value-type="float" office:value="2655" table:style-name="ce14">
            <text:p>2655</text:p>
          </table:table-cell>
          <table:table-cell office:value-type="float" office:value="3214" table:style-name="ce14">
            <text:p>3214</text:p>
          </table:table-cell>
          <table:table-cell office:value-type="float" office:value="2316" table:style-name="ce14">
            <text:p>2316</text:p>
          </table:table-cell>
          <table:table-cell office:value-type="float" office:value="1978502" table:formula="of:=SUM([.C18:.J18])" table:style-name="ce13">
            <text:p>1978502</text:p>
          </table:table-cell>
          <table:table-cell office:value-type="float" office:value="247313" table:formula="of:=ROUND(AVERAGE([.C18:.J18]);0)" table:style-name="ce13">
            <text:p>247313</text:p>
          </table:table-cell>
          <table:table-cell office:value-type="float" office:value="-74259" table:formula="of:=[.C18]-[.L18]" table:style-name="ce14">
            <text:p>-74259</text:p>
          </table:table-cell>
          <table:table-cell office:value-type="float" office:value="-198350" table:formula="of:=[.D18]-[.L18]" table:style-name="ce14">
            <text:p>-198350</text:p>
          </table:table-cell>
          <table:table-cell office:value-type="float" office:value="1492338" table:formula="of:=[.E18]-[.L18]" table:style-name="ce14">
            <text:p>1492338</text:p>
          </table:table-cell>
          <table:table-cell office:value-type="float" office:value="-245423" table:formula="of:=[.F18]-[.L18]" table:style-name="ce14">
            <text:p>-245423</text:p>
          </table:table-cell>
          <table:table-cell office:value-type="float" office:value="-240554" table:formula="of:=[.G18]-[.$L18]" table:style-name="ce14">
            <text:p>-240554</text:p>
          </table:table-cell>
          <table:table-cell office:value-type="float" office:value="-244658" table:formula="of:=[.H18]-[.L18]" table:style-name="ce14">
            <text:p>-244658</text:p>
          </table:table-cell>
          <table:table-cell office:value-type="float" office:value="-244099" table:formula="of:=[.I18]-[.L18]" table:style-name="ce14">
            <text:p>-244099</text:p>
          </table:table-cell>
          <table:table-cell office:value-type="float" office:value="-244997" table:formula="of:=[.J18]-[.L18]" table:style-name="ce14">
            <text:p>-244997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MANIPUR</text:p>
          </table:table-cell>
          <table:table-cell office:value-type="float" office:value="1181876" table:style-name="ce14">
            <text:p>1181876</text:p>
          </table:table-cell>
          <table:table-cell office:value-type="float" office:value="239836" table:style-name="ce14">
            <text:p>239836</text:p>
          </table:table-cell>
          <table:table-cell office:value-type="float" office:value="1179043" table:style-name="ce14">
            <text:p>1179043</text:p>
          </table:table-cell>
          <table:table-cell office:value-type="float" office:value="1527" table:style-name="ce14">
            <text:p>1527</text:p>
          </table:table-cell>
          <table:table-cell office:value-type="float" office:value="7084" table:style-name="ce14">
            <text:p>7084</text:p>
          </table:table-cell>
          <table:table-cell office:value-type="float" office:value="1692" table:style-name="ce14">
            <text:p>1692</text:p>
          </table:table-cell>
          <table:table-cell office:value-type="float" office:value="233767" table:style-name="ce14">
            <text:p>233767</text:p>
          </table:table-cell>
          <table:table-cell office:value-type="float" office:value="10969" table:style-name="ce14">
            <text:p>10969</text:p>
          </table:table-cell>
          <table:table-cell office:value-type="float" office:value="2855794" table:formula="of:=SUM([.C19:.J19])" table:style-name="ce13">
            <text:p>2855794</text:p>
          </table:table-cell>
          <table:table-cell office:value-type="float" office:value="356974" table:formula="of:=ROUND(AVERAGE([.C19:.J19]);0)" table:style-name="ce13">
            <text:p>356974</text:p>
          </table:table-cell>
          <table:table-cell office:value-type="float" office:value="824902" table:formula="of:=[.C19]-[.L19]" table:style-name="ce14">
            <text:p>824902</text:p>
          </table:table-cell>
          <table:table-cell office:value-type="float" office:value="-117138" table:formula="of:=[.D19]-[.L19]" table:style-name="ce14">
            <text:p>-117138</text:p>
          </table:table-cell>
          <table:table-cell office:value-type="float" office:value="822069" table:formula="of:=[.E19]-[.L19]" table:style-name="ce14">
            <text:p>822069</text:p>
          </table:table-cell>
          <table:table-cell office:value-type="float" office:value="-355447" table:formula="of:=[.F19]-[.L19]" table:style-name="ce14">
            <text:p>-355447</text:p>
          </table:table-cell>
          <table:table-cell office:value-type="float" office:value="-349890" table:formula="of:=[.G19]-[.$L19]" table:style-name="ce14">
            <text:p>-349890</text:p>
          </table:table-cell>
          <table:table-cell office:value-type="float" office:value="-355282" table:formula="of:=[.H19]-[.L19]" table:style-name="ce14">
            <text:p>-355282</text:p>
          </table:table-cell>
          <table:table-cell office:value-type="float" office:value="-123207" table:formula="of:=[.I19]-[.L19]" table:style-name="ce14">
            <text:p>-123207</text:p>
          </table:table-cell>
          <table:table-cell office:value-type="float" office:value="-346005" table:formula="of:=[.J19]-[.L19]" table:style-name="ce14">
            <text:p>-346005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MIZORAM</text:p>
          </table:table-cell>
          <table:table-cell office:value-type="float" office:value="30136" table:style-name="ce14">
            <text:p>30136</text:p>
          </table:table-cell>
          <table:table-cell office:value-type="float" office:value="14832" table:style-name="ce14">
            <text:p>14832</text:p>
          </table:table-cell>
          <table:table-cell office:value-type="float" office:value="956331" table:style-name="ce14">
            <text:p>956331</text:p>
          </table:table-cell>
          <table:table-cell office:value-type="float" office:value="286" table:style-name="ce14">
            <text:p>286</text:p>
          </table:table-cell>
          <table:table-cell office:value-type="float" office:value="93411" table:style-name="ce14">
            <text:p>93411</text:p>
          </table:table-cell>
          <table:table-cell office:value-type="float" office:value="376" table:style-name="ce14">
            <text:p>376</text:p>
          </table:table-cell>
          <table:table-cell office:value-type="float" office:value="808" table:style-name="ce14">
            <text:p>808</text:p>
          </table:table-cell>
          <table:table-cell office:value-type="float" office:value="1026" table:style-name="ce14">
            <text:p>1026</text:p>
          </table:table-cell>
          <table:table-cell office:value-type="float" office:value="1097206" table:formula="of:=SUM([.C20:.J20])" table:style-name="ce13">
            <text:p>1097206</text:p>
          </table:table-cell>
          <table:table-cell office:value-type="float" office:value="137151" table:formula="of:=ROUND(AVERAGE([.C20:.J20]);0)" table:style-name="ce13">
            <text:p>137151</text:p>
          </table:table-cell>
          <table:table-cell office:value-type="float" office:value="-107015" table:formula="of:=[.C20]-[.L20]" table:style-name="ce14">
            <text:p>-107015</text:p>
          </table:table-cell>
          <table:table-cell office:value-type="float" office:value="-122319" table:formula="of:=[.D20]-[.L20]" table:style-name="ce14">
            <text:p>-122319</text:p>
          </table:table-cell>
          <table:table-cell office:value-type="float" office:value="819180" table:formula="of:=[.E20]-[.L20]" table:style-name="ce14">
            <text:p>819180</text:p>
          </table:table-cell>
          <table:table-cell office:value-type="float" office:value="-136865" table:formula="of:=[.F20]-[.L20]" table:style-name="ce14">
            <text:p>-136865</text:p>
          </table:table-cell>
          <table:table-cell office:value-type="float" office:value="-43740" table:formula="of:=[.G20]-[.$L20]" table:style-name="ce14">
            <text:p>-43740</text:p>
          </table:table-cell>
          <table:table-cell office:value-type="float" office:value="-136775" table:formula="of:=[.H20]-[.L20]" table:style-name="ce14">
            <text:p>-136775</text:p>
          </table:table-cell>
          <table:table-cell office:value-type="float" office:value="-136343" table:formula="of:=[.I20]-[.L20]" table:style-name="ce14">
            <text:p>-136343</text:p>
          </table:table-cell>
          <table:table-cell office:value-type="float" office:value="-136125" table:formula="of:=[.J20]-[.L20]" table:style-name="ce14">
            <text:p>-136125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TRIPURA</text:p>
          </table:table-cell>
          <table:table-cell office:value-type="float" office:value="3063903" table:style-name="ce14">
            <text:p>3063903</text:p>
          </table:table-cell>
          <table:table-cell office:value-type="float" office:value="316042" table:style-name="ce14">
            <text:p>316042</text:p>
          </table:table-cell>
          <table:table-cell office:value-type="float" office:value="159882" table:style-name="ce14">
            <text:p>159882</text:p>
          </table:table-cell>
          <table:table-cell office:value-type="float" office:value="1070" table:style-name="ce14">
            <text:p>1070</text:p>
          </table:table-cell>
          <table:table-cell office:value-type="float" office:value="125385" table:style-name="ce14">
            <text:p>125385</text:p>
          </table:table-cell>
          <table:table-cell office:value-type="float" office:value="860" table:style-name="ce14">
            <text:p>860</text:p>
          </table:table-cell>
          <table:table-cell office:value-type="float" office:value="1514" table:style-name="ce14">
            <text:p>1514</text:p>
          </table:table-cell>
          <table:table-cell office:value-type="float" office:value="5261" table:style-name="ce14">
            <text:p>5261</text:p>
          </table:table-cell>
          <table:table-cell office:value-type="float" office:value="3673917" table:formula="of:=SUM([.C21:.J21])" table:style-name="ce13">
            <text:p>3673917</text:p>
          </table:table-cell>
          <table:table-cell office:value-type="float" office:value="459240" table:formula="of:=ROUND(AVERAGE([.C21:.J21]);0)" table:style-name="ce13">
            <text:p>459240</text:p>
          </table:table-cell>
          <table:table-cell office:value-type="float" office:value="2604663" table:formula="of:=[.C21]-[.L21]" table:style-name="ce14">
            <text:p>2604663</text:p>
          </table:table-cell>
          <table:table-cell office:value-type="float" office:value="-143198" table:formula="of:=[.D21]-[.L21]" table:style-name="ce14">
            <text:p>-143198</text:p>
          </table:table-cell>
          <table:table-cell office:value-type="float" office:value="-299358" table:formula="of:=[.E21]-[.L21]" table:style-name="ce14">
            <text:p>-299358</text:p>
          </table:table-cell>
          <table:table-cell office:value-type="float" office:value="-458170" table:formula="of:=[.F21]-[.L21]" table:style-name="ce14">
            <text:p>-458170</text:p>
          </table:table-cell>
          <table:table-cell office:value-type="float" office:value="-333855" table:formula="of:=[.G21]-[.$L21]" table:style-name="ce14">
            <text:p>-333855</text:p>
          </table:table-cell>
          <table:table-cell office:value-type="float" office:value="-458380" table:formula="of:=[.H21]-[.L21]" table:style-name="ce14">
            <text:p>-458380</text:p>
          </table:table-cell>
          <table:table-cell office:value-type="float" office:value="-457726" table:formula="of:=[.I21]-[.L21]" table:style-name="ce14">
            <text:p>-457726</text:p>
          </table:table-cell>
          <table:table-cell office:value-type="float" office:value="-453979" table:formula="of:=[.J21]-[.L21]" table:style-name="ce14">
            <text:p>-453979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MEGHALAYA</text:p>
          </table:table-cell>
          <table:table-cell office:value-type="float" office:value="342078" table:style-name="ce14">
            <text:p>342078</text:p>
          </table:table-cell>
          <table:table-cell office:value-type="float" office:value="130399" table:style-name="ce14">
            <text:p>130399</text:p>
          </table:table-cell>
          <table:table-cell office:value-type="float" office:value="2213027" table:style-name="ce14">
            <text:p>2213027</text:p>
          </table:table-cell>
          <table:table-cell office:value-type="float" office:value="3045" table:style-name="ce14">
            <text:p>3045</text:p>
          </table:table-cell>
          <table:table-cell office:value-type="float" office:value="9864" table:style-name="ce14">
            <text:p>9864</text:p>
          </table:table-cell>
          <table:table-cell office:value-type="float" office:value="627" table:style-name="ce14">
            <text:p>627</text:p>
          </table:table-cell>
          <table:table-cell office:value-type="float" office:value="258271" table:style-name="ce14">
            <text:p>258271</text:p>
          </table:table-cell>
          <table:table-cell office:value-type="float" office:value="9578" table:style-name="ce14">
            <text:p>9578</text:p>
          </table:table-cell>
          <table:table-cell office:value-type="float" office:value="2966889" table:formula="of:=SUM([.C22:.J22])" table:style-name="ce13">
            <text:p>2966889</text:p>
          </table:table-cell>
          <table:table-cell office:value-type="float" office:value="370861" table:formula="of:=ROUND(AVERAGE([.C22:.J22]);0)" table:style-name="ce13">
            <text:p>370861</text:p>
          </table:table-cell>
          <table:table-cell office:value-type="float" office:value="-28783" table:formula="of:=[.C22]-[.L22]" table:style-name="ce14">
            <text:p>-28783</text:p>
          </table:table-cell>
          <table:table-cell office:value-type="float" office:value="-240462" table:formula="of:=[.D22]-[.L22]" table:style-name="ce14">
            <text:p>-240462</text:p>
          </table:table-cell>
          <table:table-cell office:value-type="float" office:value="1842166" table:formula="of:=[.E22]-[.L22]" table:style-name="ce14">
            <text:p>1842166</text:p>
          </table:table-cell>
          <table:table-cell office:value-type="float" office:value="-367816" table:formula="of:=[.F22]-[.L22]" table:style-name="ce14">
            <text:p>-367816</text:p>
          </table:table-cell>
          <table:table-cell office:value-type="float" office:value="-360997" table:formula="of:=[.G22]-[.$L22]" table:style-name="ce14">
            <text:p>-360997</text:p>
          </table:table-cell>
          <table:table-cell office:value-type="float" office:value="-370234" table:formula="of:=[.H22]-[.L22]" table:style-name="ce14">
            <text:p>-370234</text:p>
          </table:table-cell>
          <table:table-cell office:value-type="float" office:value="-112590" table:formula="of:=[.I22]-[.L22]" table:style-name="ce14">
            <text:p>-112590</text:p>
          </table:table-cell>
          <table:table-cell office:value-type="float" office:value="-361283" table:formula="of:=[.J22]-[.L22]" table:style-name="ce14">
            <text:p>-361283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ASSAM</text:p>
          </table:table-cell>
          <table:table-cell office:value-type="float" office:value="19180759" table:style-name="ce14">
            <text:p>19180759</text:p>
          </table:table-cell>
          <table:table-cell office:value-type="float" office:value="10679345" table:style-name="ce14">
            <text:p>10679345</text:p>
          </table:table-cell>
          <table:table-cell office:value-type="float" office:value="1165867" table:style-name="ce14">
            <text:p>1165867</text:p>
          </table:table-cell>
          <table:table-cell office:value-type="float" office:value="20672" table:style-name="ce14">
            <text:p>20672</text:p>
          </table:table-cell>
          <table:table-cell office:value-type="float" office:value="54993" table:style-name="ce14">
            <text:p>54993</text:p>
          </table:table-cell>
          <table:table-cell office:value-type="float" office:value="25949" table:style-name="ce14">
            <text:p>25949</text:p>
          </table:table-cell>
          <table:table-cell office:value-type="float" office:value="27118" table:style-name="ce14">
            <text:p>27118</text:p>
          </table:table-cell>
          <table:table-cell office:value-type="float" office:value="50873" table:style-name="ce14">
            <text:p>50873</text:p>
          </table:table-cell>
          <table:table-cell office:value-type="float" office:value="31205576" table:formula="of:=SUM([.C23:.J23])" table:style-name="ce13">
            <text:p>31205576</text:p>
          </table:table-cell>
          <table:table-cell office:value-type="float" office:value="3900697" table:formula="of:=ROUND(AVERAGE([.C23:.J23]);0)" table:style-name="ce13">
            <text:p>3900697</text:p>
          </table:table-cell>
          <table:table-cell office:value-type="float" office:value="15280062" table:formula="of:=[.C23]-[.L23]" table:style-name="ce14">
            <text:p>15280062</text:p>
          </table:table-cell>
          <table:table-cell office:value-type="float" office:value="6778648" table:formula="of:=[.D23]-[.L23]" table:style-name="ce14">
            <text:p>6778648</text:p>
          </table:table-cell>
          <table:table-cell office:value-type="float" office:value="-2734830" table:formula="of:=[.E23]-[.L23]" table:style-name="ce14">
            <text:p>-2734830</text:p>
          </table:table-cell>
          <table:table-cell office:value-type="float" office:value="-3880025" table:formula="of:=[.F23]-[.L23]" table:style-name="ce14">
            <text:p>-3880025</text:p>
          </table:table-cell>
          <table:table-cell office:value-type="float" office:value="-3845704" table:formula="of:=[.G23]-[.$L23]" table:style-name="ce14">
            <text:p>-3845704</text:p>
          </table:table-cell>
          <table:table-cell office:value-type="float" office:value="-3874748" table:formula="of:=[.H23]-[.L23]" table:style-name="ce14">
            <text:p>-3874748</text:p>
          </table:table-cell>
          <table:table-cell office:value-type="float" office:value="-3873579" table:formula="of:=[.I23]-[.L23]" table:style-name="ce14">
            <text:p>-3873579</text:p>
          </table:table-cell>
          <table:table-cell office:value-type="float" office:value="-3849824" table:formula="of:=[.J23]-[.L23]" table:style-name="ce14">
            <text:p>-3849824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WEST BENGAL</text:p>
          </table:table-cell>
          <table:table-cell office:value-type="float" office:value="64385546" table:style-name="ce14">
            <text:p>64385546</text:p>
          </table:table-cell>
          <table:table-cell office:value-type="float" office:value="24654825" table:style-name="ce14">
            <text:p>24654825</text:p>
          </table:table-cell>
          <table:table-cell office:value-type="float" office:value="658618" table:style-name="ce14">
            <text:p>658618</text:p>
          </table:table-cell>
          <table:table-cell office:value-type="float" office:value="63523" table:style-name="ce14">
            <text:p>63523</text:p>
          </table:table-cell>
          <table:table-cell office:value-type="float" office:value="282898" table:style-name="ce14">
            <text:p>282898</text:p>
          </table:table-cell>
          <table:table-cell office:value-type="float" office:value="60141" table:style-name="ce14">
            <text:p>60141</text:p>
          </table:table-cell>
          <table:table-cell office:value-type="float" office:value="942297" table:style-name="ce14">
            <text:p>942297</text:p>
          </table:table-cell>
          <table:table-cell office:value-type="float" office:value="228267" table:style-name="ce14">
            <text:p>228267</text:p>
          </table:table-cell>
          <table:table-cell office:value-type="float" office:value="91276115" table:formula="of:=SUM([.C24:.J24])" table:style-name="ce13">
            <text:p>91276115</text:p>
          </table:table-cell>
          <table:table-cell office:value-type="float" office:value="11409514" table:formula="of:=ROUND(AVERAGE([.C24:.J24]);0)" table:style-name="ce13">
            <text:p>11409514</text:p>
          </table:table-cell>
          <table:table-cell office:value-type="float" office:value="52976032" table:formula="of:=[.C24]-[.L24]" table:style-name="ce14">
            <text:p>52976032</text:p>
          </table:table-cell>
          <table:table-cell office:value-type="float" office:value="13245311" table:formula="of:=[.D24]-[.L24]" table:style-name="ce14">
            <text:p>13245311</text:p>
          </table:table-cell>
          <table:table-cell office:value-type="float" office:value="-10750896" table:formula="of:=[.E24]-[.L24]" table:style-name="ce14">
            <text:p>-10750896</text:p>
          </table:table-cell>
          <table:table-cell office:value-type="float" office:value="-11345991" table:formula="of:=[.F24]-[.L24]" table:style-name="ce14">
            <text:p>-11345991</text:p>
          </table:table-cell>
          <table:table-cell office:value-type="float" office:value="-11126616" table:formula="of:=[.G24]-[.$L24]" table:style-name="ce14">
            <text:p>-11126616</text:p>
          </table:table-cell>
          <table:table-cell office:value-type="float" office:value="-11349373" table:formula="of:=[.H24]-[.L24]" table:style-name="ce14">
            <text:p>-11349373</text:p>
          </table:table-cell>
          <table:table-cell office:value-type="float" office:value="-10467217" table:formula="of:=[.I24]-[.L24]" table:style-name="ce14">
            <text:p>-10467217</text:p>
          </table:table-cell>
          <table:table-cell office:value-type="float" office:value="-11181247" table:formula="of:=[.J24]-[.L24]" table:style-name="ce14">
            <text:p>-11181247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JHARKHAND</text:p>
          </table:table-cell>
          <table:table-cell office:value-type="float" office:value="22376051" table:style-name="ce14">
            <text:p>22376051</text:p>
          </table:table-cell>
          <table:table-cell office:value-type="float" office:value="4793994" table:style-name="ce14">
            <text:p>4793994</text:p>
          </table:table-cell>
          <table:table-cell office:value-type="float" office:value="1418608" table:style-name="ce14">
            <text:p>1418608</text:p>
          </table:table-cell>
          <table:table-cell office:value-type="float" office:value="71422" table:style-name="ce14">
            <text:p>71422</text:p>
          </table:table-cell>
          <table:table-cell office:value-type="float" office:value="8956" table:style-name="ce14">
            <text:p>8956</text:p>
          </table:table-cell>
          <table:table-cell office:value-type="float" office:value="14974" table:style-name="ce14">
            <text:p>14974</text:p>
          </table:table-cell>
          <table:table-cell office:value-type="float" office:value="4235786" table:style-name="ce14">
            <text:p>4235786</text:p>
          </table:table-cell>
          <table:table-cell office:value-type="float" office:value="68343" table:style-name="ce14">
            <text:p>68343</text:p>
          </table:table-cell>
          <table:table-cell office:value-type="float" office:value="32988134" table:formula="of:=SUM([.C25:.J25])" table:style-name="ce13">
            <text:p>32988134</text:p>
          </table:table-cell>
          <table:table-cell office:value-type="float" office:value="4123517" table:formula="of:=ROUND(AVERAGE([.C25:.J25]);0)" table:style-name="ce13">
            <text:p>4123517</text:p>
          </table:table-cell>
          <table:table-cell office:value-type="float" office:value="18252534" table:formula="of:=[.C25]-[.L25]" table:style-name="ce14">
            <text:p>18252534</text:p>
          </table:table-cell>
          <table:table-cell office:value-type="float" office:value="670477" table:formula="of:=[.D25]-[.L25]" table:style-name="ce14">
            <text:p>670477</text:p>
          </table:table-cell>
          <table:table-cell office:value-type="float" office:value="-2704909" table:formula="of:=[.E25]-[.L25]" table:style-name="ce14">
            <text:p>-2704909</text:p>
          </table:table-cell>
          <table:table-cell office:value-type="float" office:value="-4052095" table:formula="of:=[.F25]-[.L25]" table:style-name="ce14">
            <text:p>-4052095</text:p>
          </table:table-cell>
          <table:table-cell office:value-type="float" office:value="-4114561" table:formula="of:=[.G25]-[.$L25]" table:style-name="ce14">
            <text:p>-4114561</text:p>
          </table:table-cell>
          <table:table-cell office:value-type="float" office:value="-4108543" table:formula="of:=[.H25]-[.L25]" table:style-name="ce14">
            <text:p>-4108543</text:p>
          </table:table-cell>
          <table:table-cell office:value-type="float" office:value="112269" table:formula="of:=[.I25]-[.L25]" table:style-name="ce14">
            <text:p>112269</text:p>
          </table:table-cell>
          <table:table-cell office:value-type="float" office:value="-4055174" table:formula="of:=[.J25]-[.L25]" table:style-name="ce14">
            <text:p>-4055174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ODISHA</text:p>
          </table:table-cell>
          <table:table-cell office:value-type="float" office:value="39300341" table:style-name="ce14">
            <text:p>39300341</text:p>
          </table:table-cell>
          <table:table-cell office:value-type="float" office:value="911670" table:style-name="ce14">
            <text:p>911670</text:p>
          </table:table-cell>
          <table:table-cell office:value-type="float" office:value="1161708" table:style-name="ce14">
            <text:p>1161708</text:p>
          </table:table-cell>
          <table:table-cell office:value-type="float" office:value="21991" table:style-name="ce14">
            <text:p>21991</text:p>
          </table:table-cell>
          <table:table-cell office:value-type="float" office:value="13852" table:style-name="ce14">
            <text:p>13852</text:p>
          </table:table-cell>
          <table:table-cell office:value-type="float" office:value="9420" table:style-name="ce14">
            <text:p>9420</text:p>
          </table:table-cell>
          <table:table-cell office:value-type="float" office:value="478317" table:style-name="ce14">
            <text:p>478317</text:p>
          </table:table-cell>
          <table:table-cell office:value-type="float" office:value="76919" table:style-name="ce14">
            <text:p>76919</text:p>
          </table:table-cell>
          <table:table-cell office:value-type="float" office:value="41974218" table:formula="of:=SUM([.C26:.J26])" table:style-name="ce13">
            <text:p>41974218</text:p>
          </table:table-cell>
          <table:table-cell office:value-type="float" office:value="5246777" table:formula="of:=ROUND(AVERAGE([.C26:.J26]);0)" table:style-name="ce13">
            <text:p>5246777</text:p>
          </table:table-cell>
          <table:table-cell office:value-type="float" office:value="34053564" table:formula="of:=[.C26]-[.L26]" table:style-name="ce14">
            <text:p>34053564</text:p>
          </table:table-cell>
          <table:table-cell office:value-type="float" office:value="-4335107" table:formula="of:=[.D26]-[.L26]" table:style-name="ce14">
            <text:p>-4335107</text:p>
          </table:table-cell>
          <table:table-cell office:value-type="float" office:value="-4085069" table:formula="of:=[.E26]-[.L26]" table:style-name="ce14">
            <text:p>-4085069</text:p>
          </table:table-cell>
          <table:table-cell office:value-type="float" office:value="-5224786" table:formula="of:=[.F26]-[.L26]" table:style-name="ce14">
            <text:p>-5224786</text:p>
          </table:table-cell>
          <table:table-cell office:value-type="float" office:value="-5232925" table:formula="of:=[.G26]-[.$L26]" table:style-name="ce14">
            <text:p>-5232925</text:p>
          </table:table-cell>
          <table:table-cell office:value-type="float" office:value="-5237357" table:formula="of:=[.H26]-[.L26]" table:style-name="ce14">
            <text:p>-5237357</text:p>
          </table:table-cell>
          <table:table-cell office:value-type="float" office:value="-4768460" table:formula="of:=[.I26]-[.L26]" table:style-name="ce14">
            <text:p>-4768460</text:p>
          </table:table-cell>
          <table:table-cell office:value-type="float" office:value="-5169858" table:formula="of:=[.J26]-[.L26]" table:style-name="ce14">
            <text:p>-5169858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CHHATTISGARH</text:p>
          </table:table-cell>
          <table:table-cell office:value-type="float" office:value="23819789" table:style-name="ce14">
            <text:p>23819789</text:p>
          </table:table-cell>
          <table:table-cell office:value-type="float" office:value="514998" table:style-name="ce14">
            <text:p>514998</text:p>
          </table:table-cell>
          <table:table-cell office:value-type="float" office:value="490542" table:style-name="ce14">
            <text:p>490542</text:p>
          </table:table-cell>
          <table:table-cell office:value-type="float" office:value="70036" table:style-name="ce14">
            <text:p>70036</text:p>
          </table:table-cell>
          <table:table-cell office:value-type="float" office:value="70467" table:style-name="ce14">
            <text:p>70467</text:p>
          </table:table-cell>
          <table:table-cell office:value-type="float" office:value="61510" table:style-name="ce14">
            <text:p>61510</text:p>
          </table:table-cell>
          <table:table-cell office:value-type="float" office:value="494594" table:style-name="ce14">
            <text:p>494594</text:p>
          </table:table-cell>
          <table:table-cell office:value-type="float" office:value="23262" table:style-name="ce14">
            <text:p>23262</text:p>
          </table:table-cell>
          <table:table-cell office:value-type="float" office:value="25545198" table:formula="of:=SUM([.C27:.J27])" table:style-name="ce13">
            <text:p>25545198</text:p>
          </table:table-cell>
          <table:table-cell office:value-type="float" office:value="3193150" table:formula="of:=ROUND(AVERAGE([.C27:.J27]);0)" table:style-name="ce13">
            <text:p>3193150</text:p>
          </table:table-cell>
          <table:table-cell office:value-type="float" office:value="20626639" table:formula="of:=[.C27]-[.L27]" table:style-name="ce14">
            <text:p>20626639</text:p>
          </table:table-cell>
          <table:table-cell office:value-type="float" office:value="-2678152" table:formula="of:=[.D27]-[.L27]" table:style-name="ce14">
            <text:p>-2678152</text:p>
          </table:table-cell>
          <table:table-cell office:value-type="float" office:value="-2702608" table:formula="of:=[.E27]-[.L27]" table:style-name="ce14">
            <text:p>-2702608</text:p>
          </table:table-cell>
          <table:table-cell office:value-type="float" office:value="-3123114" table:formula="of:=[.F27]-[.L27]" table:style-name="ce14">
            <text:p>-3123114</text:p>
          </table:table-cell>
          <table:table-cell office:value-type="float" office:value="-3122683" table:formula="of:=[.G27]-[.$L27]" table:style-name="ce14">
            <text:p>-3122683</text:p>
          </table:table-cell>
          <table:table-cell office:value-type="float" office:value="-3131640" table:formula="of:=[.H27]-[.L27]" table:style-name="ce14">
            <text:p>-3131640</text:p>
          </table:table-cell>
          <table:table-cell office:value-type="float" office:value="-2698556" table:formula="of:=[.I27]-[.L27]" table:style-name="ce14">
            <text:p>-2698556</text:p>
          </table:table-cell>
          <table:table-cell office:value-type="float" office:value="-3169888" table:formula="of:=[.J27]-[.L27]" table:style-name="ce14">
            <text:p>-3169888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MADHYA PRADESH</text:p>
          </table:table-cell>
          <table:table-cell office:value-type="float" office:value="66007121" table:style-name="ce14">
            <text:p>66007121</text:p>
          </table:table-cell>
          <table:table-cell office:value-type="float" office:value="4774695" table:style-name="ce14">
            <text:p>4774695</text:p>
          </table:table-cell>
          <table:table-cell office:value-type="float" office:value="213282" table:style-name="ce14">
            <text:p>213282</text:p>
          </table:table-cell>
          <table:table-cell office:value-type="float" office:value="151412" table:style-name="ce14">
            <text:p>151412</text:p>
          </table:table-cell>
          <table:table-cell office:value-type="float" office:value="216052" table:style-name="ce14">
            <text:p>216052</text:p>
          </table:table-cell>
          <table:table-cell office:value-type="float" office:value="567028" table:style-name="ce14">
            <text:p>567028</text:p>
          </table:table-cell>
          <table:table-cell office:value-type="float" office:value="599594" table:style-name="ce14">
            <text:p>599594</text:p>
          </table:table-cell>
          <table:table-cell office:value-type="float" office:value="97625" table:style-name="ce14">
            <text:p>97625</text:p>
          </table:table-cell>
          <table:table-cell office:value-type="float" office:value="72626809" table:formula="of:=SUM([.C28:.J28])" table:style-name="ce13">
            <text:p>72626809</text:p>
          </table:table-cell>
          <table:table-cell office:value-type="float" office:value="9078351" table:formula="of:=ROUND(AVERAGE([.C28:.J28]);0)" table:style-name="ce13">
            <text:p>9078351</text:p>
          </table:table-cell>
          <table:table-cell office:value-type="float" office:value="56928770" table:formula="of:=[.C28]-[.L28]" table:style-name="ce14">
            <text:p>56928770</text:p>
          </table:table-cell>
          <table:table-cell office:value-type="float" office:value="-4303656" table:formula="of:=[.D28]-[.L28]" table:style-name="ce14">
            <text:p>-4303656</text:p>
          </table:table-cell>
          <table:table-cell office:value-type="float" office:value="-8865069" table:formula="of:=[.E28]-[.L28]" table:style-name="ce14">
            <text:p>-8865069</text:p>
          </table:table-cell>
          <table:table-cell office:value-type="float" office:value="-8926939" table:formula="of:=[.F28]-[.L28]" table:style-name="ce14">
            <text:p>-8926939</text:p>
          </table:table-cell>
          <table:table-cell office:value-type="float" office:value="-8862299" table:formula="of:=[.G28]-[.$L28]" table:style-name="ce14">
            <text:p>-8862299</text:p>
          </table:table-cell>
          <table:table-cell office:value-type="float" office:value="-8511323" table:formula="of:=[.H28]-[.L28]" table:style-name="ce14">
            <text:p>-8511323</text:p>
          </table:table-cell>
          <table:table-cell office:value-type="float" office:value="-8478757" table:formula="of:=[.I28]-[.L28]" table:style-name="ce14">
            <text:p>-8478757</text:p>
          </table:table-cell>
          <table:table-cell office:value-type="float" office:value="-8980726" table:formula="of:=[.J28]-[.L28]" table:style-name="ce14">
            <text:p>-8980726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GUJARAT</text:p>
          </table:table-cell>
          <table:table-cell office:value-type="float" office:value="53533988" table:style-name="ce14">
            <text:p>53533988</text:p>
          </table:table-cell>
          <table:table-cell office:value-type="float" office:value="5846761" table:style-name="ce14">
            <text:p>5846761</text:p>
          </table:table-cell>
          <table:table-cell office:value-type="float" office:value="316178" table:style-name="ce14">
            <text:p>316178</text:p>
          </table:table-cell>
          <table:table-cell office:value-type="float" office:value="58246" table:style-name="ce14">
            <text:p>58246</text:p>
          </table:table-cell>
          <table:table-cell office:value-type="float" office:value="30483" table:style-name="ce14">
            <text:p>30483</text:p>
          </table:table-cell>
          <table:table-cell office:value-type="float" office:value="579654" table:style-name="ce14">
            <text:p>579654</text:p>
          </table:table-cell>
          <table:table-cell office:value-type="float" office:value="16480" table:style-name="ce14">
            <text:p>16480</text:p>
          </table:table-cell>
          <table:table-cell office:value-type="float" office:value="57902" table:style-name="ce14">
            <text:p>57902</text:p>
          </table:table-cell>
          <table:table-cell office:value-type="float" office:value="60439692" table:formula="of:=SUM([.C29:.J29])" table:style-name="ce13">
            <text:p>60439692</text:p>
          </table:table-cell>
          <table:table-cell office:value-type="float" office:value="7554962" table:formula="of:=ROUND(AVERAGE([.C29:.J29]);0)" table:style-name="ce13">
            <text:p>7554962</text:p>
          </table:table-cell>
          <table:table-cell office:value-type="float" office:value="45979026" table:formula="of:=[.C29]-[.L29]" table:style-name="ce14">
            <text:p>45979026</text:p>
          </table:table-cell>
          <table:table-cell office:value-type="float" office:value="-1708201" table:formula="of:=[.D29]-[.L29]" table:style-name="ce14">
            <text:p>-1708201</text:p>
          </table:table-cell>
          <table:table-cell office:value-type="float" office:value="-7238784" table:formula="of:=[.E29]-[.L29]" table:style-name="ce14">
            <text:p>-7238784</text:p>
          </table:table-cell>
          <table:table-cell office:value-type="float" office:value="-7496716" table:formula="of:=[.F29]-[.L29]" table:style-name="ce14">
            <text:p>-7496716</text:p>
          </table:table-cell>
          <table:table-cell office:value-type="float" office:value="-7524479" table:formula="of:=[.G29]-[.$L29]" table:style-name="ce14">
            <text:p>-7524479</text:p>
          </table:table-cell>
          <table:table-cell office:value-type="float" office:value="-6975308" table:formula="of:=[.H29]-[.L29]" table:style-name="ce14">
            <text:p>-6975308</text:p>
          </table:table-cell>
          <table:table-cell office:value-type="float" office:value="-7538482" table:formula="of:=[.I29]-[.L29]" table:style-name="ce14">
            <text:p>-7538482</text:p>
          </table:table-cell>
          <table:table-cell office:value-type="float" office:value="-7497060" table:formula="of:=[.J29]-[.L29]" table:style-name="ce14">
            <text:p>-7497060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DAMAN &amp; DIU</text:p>
          </table:table-cell>
          <table:table-cell office:value-type="float" office:value="220150" table:style-name="ce14">
            <text:p>220150</text:p>
          </table:table-cell>
          <table:table-cell office:value-type="float" office:value="19277" table:style-name="ce14">
            <text:p>19277</text:p>
          </table:table-cell>
          <table:table-cell office:value-type="float" office:value="2820" table:style-name="ce14">
            <text:p>2820</text:p>
          </table:table-cell>
          <table:table-cell office:value-type="float" office:value="172" table:style-name="ce14">
            <text:p>172</text:p>
          </table:table-cell>
          <table:table-cell office:value-type="float" office:value="217" table:style-name="ce14">
            <text:p>217</text:p>
          </table:table-cell>
          <table:table-cell office:value-type="float" office:value="287" table:style-name="ce14">
            <text:p>287</text:p>
          </table:table-cell>
          <table:table-cell office:value-type="float" office:value="79" table:style-name="ce14">
            <text:p>79</text:p>
          </table:table-cell>
          <table:table-cell office:value-type="float" office:value="245" table:style-name="ce14">
            <text:p>245</text:p>
          </table:table-cell>
          <table:table-cell office:value-type="float" office:value="243247" table:formula="of:=SUM([.C30:.J30])" table:style-name="ce13">
            <text:p>243247</text:p>
          </table:table-cell>
          <table:table-cell office:value-type="float" office:value="30406" table:formula="of:=ROUND(AVERAGE([.C30:.J30]);0)" table:style-name="ce13">
            <text:p>30406</text:p>
          </table:table-cell>
          <table:table-cell office:value-type="float" office:value="189744" table:formula="of:=[.C30]-[.L30]" table:style-name="ce14">
            <text:p>189744</text:p>
          </table:table-cell>
          <table:table-cell office:value-type="float" office:value="-11129" table:formula="of:=[.D30]-[.L30]" table:style-name="ce14">
            <text:p>-11129</text:p>
          </table:table-cell>
          <table:table-cell office:value-type="float" office:value="-27586" table:formula="of:=[.E30]-[.L30]" table:style-name="ce14">
            <text:p>-27586</text:p>
          </table:table-cell>
          <table:table-cell office:value-type="float" office:value="-30234" table:formula="of:=[.F30]-[.L30]" table:style-name="ce14">
            <text:p>-30234</text:p>
          </table:table-cell>
          <table:table-cell office:value-type="float" office:value="-30189" table:formula="of:=[.G30]-[.$L30]" table:style-name="ce14">
            <text:p>-30189</text:p>
          </table:table-cell>
          <table:table-cell office:value-type="float" office:value="-30119" table:formula="of:=[.H30]-[.L30]" table:style-name="ce14">
            <text:p>-30119</text:p>
          </table:table-cell>
          <table:table-cell office:value-type="float" office:value="-30327" table:formula="of:=[.I30]-[.L30]" table:style-name="ce14">
            <text:p>-30327</text:p>
          </table:table-cell>
          <table:table-cell office:value-type="float" office:value="-30161" table:formula="of:=[.J30]-[.L30]" table:style-name="ce14">
            <text:p>-30161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DADRA &amp; NAGAR HAVELI</text:p>
          </table:table-cell>
          <table:table-cell office:value-type="float" office:value="322857" table:style-name="ce14">
            <text:p>322857</text:p>
          </table:table-cell>
          <table:table-cell office:value-type="float" office:value="12922" table:style-name="ce14">
            <text:p>12922</text:p>
          </table:table-cell>
          <table:table-cell office:value-type="float" office:value="5113" table:style-name="ce14">
            <text:p>5113</text:p>
          </table:table-cell>
          <table:table-cell office:value-type="float" office:value="217" table:style-name="ce14">
            <text:p>217</text:p>
          </table:table-cell>
          <table:table-cell office:value-type="float" office:value="634" table:style-name="ce14">
            <text:p>634</text:p>
          </table:table-cell>
          <table:table-cell office:value-type="float" office:value="1186" table:style-name="ce14">
            <text:p>1186</text:p>
          </table:table-cell>
          <table:table-cell office:value-type="float" office:value="293" table:style-name="ce14">
            <text:p>293</text:p>
          </table:table-cell>
          <table:table-cell office:value-type="float" office:value="487" table:style-name="ce14">
            <text:p>487</text:p>
          </table:table-cell>
          <table:table-cell office:value-type="float" office:value="343709" table:formula="of:=SUM([.C31:.J31])" table:style-name="ce13">
            <text:p>343709</text:p>
          </table:table-cell>
          <table:table-cell office:value-type="float" office:value="42964" table:formula="of:=ROUND(AVERAGE([.C31:.J31]);0)" table:style-name="ce13">
            <text:p>42964</text:p>
          </table:table-cell>
          <table:table-cell office:value-type="float" office:value="279893" table:formula="of:=[.C31]-[.L31]" table:style-name="ce14">
            <text:p>279893</text:p>
          </table:table-cell>
          <table:table-cell office:value-type="float" office:value="-30042" table:formula="of:=[.D31]-[.L31]" table:style-name="ce14">
            <text:p>-30042</text:p>
          </table:table-cell>
          <table:table-cell office:value-type="float" office:value="-37851" table:formula="of:=[.E31]-[.L31]" table:style-name="ce14">
            <text:p>-37851</text:p>
          </table:table-cell>
          <table:table-cell office:value-type="float" office:value="-42747" table:formula="of:=[.F31]-[.L31]" table:style-name="ce14">
            <text:p>-42747</text:p>
          </table:table-cell>
          <table:table-cell office:value-type="float" office:value="-42330" table:formula="of:=[.G31]-[.$L31]" table:style-name="ce14">
            <text:p>-42330</text:p>
          </table:table-cell>
          <table:table-cell office:value-type="float" office:value="-41778" table:formula="of:=[.H31]-[.L31]" table:style-name="ce14">
            <text:p>-41778</text:p>
          </table:table-cell>
          <table:table-cell office:value-type="float" office:value="-42671" table:formula="of:=[.I31]-[.L31]" table:style-name="ce14">
            <text:p>-42671</text:p>
          </table:table-cell>
          <table:table-cell office:value-type="float" office:value="-42477" table:formula="of:=[.J31]-[.L31]" table:style-name="ce14">
            <text:p>-42477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MAHARASHTRA</text:p>
          </table:table-cell>
          <table:table-cell office:value-type="float" office:value="89703057" table:style-name="ce14">
            <text:p>89703057</text:p>
          </table:table-cell>
          <table:table-cell office:value-type="float" office:value="12971152" table:style-name="ce14">
            <text:p>12971152</text:p>
          </table:table-cell>
          <table:table-cell office:value-type="float" office:value="1080073" table:style-name="ce14">
            <text:p>1080073</text:p>
          </table:table-cell>
          <table:table-cell office:value-type="float" office:value="223247" table:style-name="ce14">
            <text:p>223247</text:p>
          </table:table-cell>
          <table:table-cell office:value-type="float" office:value="6531200" table:style-name="ce14">
            <text:p>6531200</text:p>
          </table:table-cell>
          <table:table-cell office:value-type="float" office:value="1400349" table:style-name="ce14">
            <text:p>1400349</text:p>
          </table:table-cell>
          <table:table-cell office:value-type="float" office:value="178965" table:style-name="ce14">
            <text:p>178965</text:p>
          </table:table-cell>
          <table:table-cell office:value-type="float" office:value="286290" table:style-name="ce14">
            <text:p>286290</text:p>
          </table:table-cell>
          <table:table-cell office:value-type="float" office:value="112374333" table:formula="of:=SUM([.C32:.J32])" table:style-name="ce13">
            <text:p>112374333</text:p>
          </table:table-cell>
          <table:table-cell office:value-type="float" office:value="14046792" table:formula="of:=ROUND(AVERAGE([.C32:.J32]);0)" table:style-name="ce13">
            <text:p>14046792</text:p>
          </table:table-cell>
          <table:table-cell office:value-type="float" office:value="75656265" table:formula="of:=[.C32]-[.L32]" table:style-name="ce14">
            <text:p>75656265</text:p>
          </table:table-cell>
          <table:table-cell office:value-type="float" office:value="-1075640" table:formula="of:=[.D32]-[.L32]" table:style-name="ce14">
            <text:p>-1075640</text:p>
          </table:table-cell>
          <table:table-cell office:value-type="float" office:value="-12966719" table:formula="of:=[.E32]-[.L32]" table:style-name="ce14">
            <text:p>-12966719</text:p>
          </table:table-cell>
          <table:table-cell office:value-type="float" office:value="-13823545" table:formula="of:=[.F32]-[.L32]" table:style-name="ce14">
            <text:p>-13823545</text:p>
          </table:table-cell>
          <table:table-cell office:value-type="float" office:value="-7515592" table:formula="of:=[.G32]-[.$L32]" table:style-name="ce14">
            <text:p>-7515592</text:p>
          </table:table-cell>
          <table:table-cell office:value-type="float" office:value="-12646443" table:formula="of:=[.H32]-[.L32]" table:style-name="ce14">
            <text:p>-12646443</text:p>
          </table:table-cell>
          <table:table-cell office:value-type="float" office:value="-13867827" table:formula="of:=[.I32]-[.L32]" table:style-name="ce14">
            <text:p>-13867827</text:p>
          </table:table-cell>
          <table:table-cell office:value-type="float" office:value="-13760502" table:formula="of:=[.J32]-[.L32]" table:style-name="ce14">
            <text:p>-13760502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ANDHRA PRADESH</text:p>
          </table:table-cell>
          <table:table-cell office:value-type="float" office:value="74824149" table:style-name="ce14">
            <text:p>74824149</text:p>
          </table:table-cell>
          <table:table-cell office:value-type="float" office:value="8082412" table:style-name="ce14">
            <text:p>8082412</text:p>
          </table:table-cell>
          <table:table-cell office:value-type="float" office:value="1129784" table:style-name="ce14">
            <text:p>1129784</text:p>
          </table:table-cell>
          <table:table-cell office:value-type="float" office:value="40244" table:style-name="ce14">
            <text:p>40244</text:p>
          </table:table-cell>
          <table:table-cell office:value-type="float" office:value="36692" table:style-name="ce14">
            <text:p>36692</text:p>
          </table:table-cell>
          <table:table-cell office:value-type="float" office:value="53849" table:style-name="ce14">
            <text:p>53849</text:p>
          </table:table-cell>
          <table:table-cell office:value-type="float" office:value="9547" table:style-name="ce14">
            <text:p>9547</text:p>
          </table:table-cell>
          <table:table-cell office:value-type="float" office:value="404100" table:style-name="ce14">
            <text:p>404100</text:p>
          </table:table-cell>
          <table:table-cell office:value-type="float" office:value="84580777" table:formula="of:=SUM([.C33:.J33])" table:style-name="ce13">
            <text:p>84580777</text:p>
          </table:table-cell>
          <table:table-cell office:value-type="float" office:value="10572597" table:formula="of:=ROUND(AVERAGE([.C33:.J33]);0)" table:style-name="ce13">
            <text:p>10572597</text:p>
          </table:table-cell>
          <table:table-cell office:value-type="float" office:value="64251552" table:formula="of:=[.C33]-[.L33]" table:style-name="ce14">
            <text:p>64251552</text:p>
          </table:table-cell>
          <table:table-cell office:value-type="float" office:value="-2490185" table:formula="of:=[.D33]-[.L33]" table:style-name="ce14">
            <text:p>-2490185</text:p>
          </table:table-cell>
          <table:table-cell office:value-type="float" office:value="-9442813" table:formula="of:=[.E33]-[.L33]" table:style-name="ce14">
            <text:p>-9442813</text:p>
          </table:table-cell>
          <table:table-cell office:value-type="float" office:value="-10532353" table:formula="of:=[.F33]-[.L33]" table:style-name="ce14">
            <text:p>-10532353</text:p>
          </table:table-cell>
          <table:table-cell office:value-type="float" office:value="-10535905" table:formula="of:=[.G33]-[.$L33]" table:style-name="ce14">
            <text:p>-10535905</text:p>
          </table:table-cell>
          <table:table-cell office:value-type="float" office:value="-10518748" table:formula="of:=[.H33]-[.L33]" table:style-name="ce14">
            <text:p>-10518748</text:p>
          </table:table-cell>
          <table:table-cell office:value-type="float" office:value="-10563050" table:formula="of:=[.I33]-[.L33]" table:style-name="ce14">
            <text:p>-10563050</text:p>
          </table:table-cell>
          <table:table-cell office:value-type="float" office:value="-10168497" table:formula="of:=[.J33]-[.L33]" table:style-name="ce14">
            <text:p>-10168497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KARNATAKA</text:p>
          </table:table-cell>
          <table:table-cell office:value-type="float" office:value="51317472" table:style-name="ce14">
            <text:p>51317472</text:p>
          </table:table-cell>
          <table:table-cell office:value-type="float" office:value="7893065" table:style-name="ce14">
            <text:p>7893065</text:p>
          </table:table-cell>
          <table:table-cell office:value-type="float" office:value="1142647" table:style-name="ce14">
            <text:p>1142647</text:p>
          </table:table-cell>
          <table:table-cell office:value-type="float" office:value="28773" table:style-name="ce14">
            <text:p>28773</text:p>
          </table:table-cell>
          <table:table-cell office:value-type="float" office:value="95710" table:style-name="ce14">
            <text:p>95710</text:p>
          </table:table-cell>
          <table:table-cell office:value-type="float" office:value="440280" table:style-name="ce14">
            <text:p>440280</text:p>
          </table:table-cell>
          <table:table-cell office:value-type="float" office:value="11263" table:style-name="ce14">
            <text:p>11263</text:p>
          </table:table-cell>
          <table:table-cell office:value-type="float" office:value="166087" table:style-name="ce14">
            <text:p>166087</text:p>
          </table:table-cell>
          <table:table-cell office:value-type="float" office:value="61095297" table:formula="of:=SUM([.C34:.J34])" table:style-name="ce13">
            <text:p>61095297</text:p>
          </table:table-cell>
          <table:table-cell office:value-type="float" office:value="7636912" table:formula="of:=ROUND(AVERAGE([.C34:.J34]);0)" table:style-name="ce13">
            <text:p>7636912</text:p>
          </table:table-cell>
          <table:table-cell office:value-type="float" office:value="43680560" table:formula="of:=[.C34]-[.L34]" table:style-name="ce14">
            <text:p>43680560</text:p>
          </table:table-cell>
          <table:table-cell office:value-type="float" office:value="256153" table:formula="of:=[.D34]-[.L34]" table:style-name="ce14">
            <text:p>256153</text:p>
          </table:table-cell>
          <table:table-cell office:value-type="float" office:value="-6494265" table:formula="of:=[.E34]-[.L34]" table:style-name="ce14">
            <text:p>-6494265</text:p>
          </table:table-cell>
          <table:table-cell office:value-type="float" office:value="-7608139" table:formula="of:=[.F34]-[.L34]" table:style-name="ce14">
            <text:p>-7608139</text:p>
          </table:table-cell>
          <table:table-cell office:value-type="float" office:value="-7541202" table:formula="of:=[.G34]-[.$L34]" table:style-name="ce14">
            <text:p>-7541202</text:p>
          </table:table-cell>
          <table:table-cell office:value-type="float" office:value="-7196632" table:formula="of:=[.H34]-[.L34]" table:style-name="ce14">
            <text:p>-7196632</text:p>
          </table:table-cell>
          <table:table-cell office:value-type="float" office:value="-7625649" table:formula="of:=[.I34]-[.L34]" table:style-name="ce14">
            <text:p>-7625649</text:p>
          </table:table-cell>
          <table:table-cell office:value-type="float" office:value="-7470825" table:formula="of:=[.J34]-[.L34]" table:style-name="ce14">
            <text:p>-7470825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GOA</text:p>
          </table:table-cell>
          <table:table-cell office:value-type="float" office:value="963877" table:style-name="ce14">
            <text:p>963877</text:p>
          </table:table-cell>
          <table:table-cell office:value-type="float" office:value="121564" table:style-name="ce14">
            <text:p>121564</text:p>
          </table:table-cell>
          <table:table-cell office:value-type="float" office:value="366130" table:style-name="ce14">
            <text:p>366130</text:p>
          </table:table-cell>
          <table:table-cell office:value-type="float" office:value="1473" table:style-name="ce14">
            <text:p>1473</text:p>
          </table:table-cell>
          <table:table-cell office:value-type="float" office:value="1095" table:style-name="ce14">
            <text:p>1095</text:p>
          </table:table-cell>
          <table:table-cell office:value-type="float" office:value="1109" table:style-name="ce14">
            <text:p>1109</text:p>
          </table:table-cell>
          <table:table-cell office:value-type="float" office:value="258" table:style-name="ce14">
            <text:p>258</text:p>
          </table:table-cell>
          <table:table-cell office:value-type="float" office:value="3039" table:style-name="ce14">
            <text:p>3039</text:p>
          </table:table-cell>
          <table:table-cell office:value-type="float" office:value="1458545" table:formula="of:=SUM([.C35:.J35])" table:style-name="ce13">
            <text:p>1458545</text:p>
          </table:table-cell>
          <table:table-cell office:value-type="float" office:value="182318" table:formula="of:=ROUND(AVERAGE([.C35:.J35]);0)" table:style-name="ce13">
            <text:p>182318</text:p>
          </table:table-cell>
          <table:table-cell office:value-type="float" office:value="781559" table:formula="of:=[.C35]-[.L35]" table:style-name="ce14">
            <text:p>781559</text:p>
          </table:table-cell>
          <table:table-cell office:value-type="float" office:value="-60754" table:formula="of:=[.D35]-[.L35]" table:style-name="ce14">
            <text:p>-60754</text:p>
          </table:table-cell>
          <table:table-cell office:value-type="float" office:value="183812" table:formula="of:=[.E35]-[.L35]" table:style-name="ce14">
            <text:p>183812</text:p>
          </table:table-cell>
          <table:table-cell office:value-type="float" office:value="-180845" table:formula="of:=[.F35]-[.L35]" table:style-name="ce14">
            <text:p>-180845</text:p>
          </table:table-cell>
          <table:table-cell office:value-type="float" office:value="-181223" table:formula="of:=[.G35]-[.$L35]" table:style-name="ce14">
            <text:p>-181223</text:p>
          </table:table-cell>
          <table:table-cell office:value-type="float" office:value="-181209" table:formula="of:=[.H35]-[.L35]" table:style-name="ce14">
            <text:p>-181209</text:p>
          </table:table-cell>
          <table:table-cell office:value-type="float" office:value="-182060" table:formula="of:=[.I35]-[.L35]" table:style-name="ce14">
            <text:p>-182060</text:p>
          </table:table-cell>
          <table:table-cell office:value-type="float" office:value="-179279" table:formula="of:=[.J35]-[.L35]" table:style-name="ce14">
            <text:p>-179279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LAKSHADWEEP</text:p>
          </table:table-cell>
          <table:table-cell office:value-type="float" office:value="1788" table:style-name="ce14">
            <text:p>1788</text:p>
          </table:table-cell>
          <table:table-cell office:value-type="float" office:value="62268" table:style-name="ce14">
            <text:p>62268</text:p>
          </table:table-cell>
          <table:table-cell office:value-type="float" office:value="317" table:style-name="ce14">
            <text:p>317</text:p>
          </table:table-cell>
          <table:table-cell office:value-type="float" office:value="8" table:style-name="ce14">
            <text:p>8</text:p>
          </table:table-cell>
          <table:table-cell office:value-type="float" office:value="10" table:style-name="ce14">
            <text:p>10</text:p>
          </table:table-cell>
          <table:table-cell office:value-type="float" office:value="11" table:style-name="ce14">
            <text:p>11</text:p>
          </table:table-cell>
          <table:table-cell office:value-type="float" office:value="7" table:style-name="ce14">
            <text:p>7</text:p>
          </table:table-cell>
          <table:table-cell office:value-type="float" office:value="64" table:style-name="ce14">
            <text:p>64</text:p>
          </table:table-cell>
          <table:table-cell office:value-type="float" office:value="64473" table:formula="of:=SUM([.C36:.J36])" table:style-name="ce13">
            <text:p>64473</text:p>
          </table:table-cell>
          <table:table-cell office:value-type="float" office:value="8059" table:formula="of:=ROUND(AVERAGE([.C36:.J36]);0)" table:style-name="ce13">
            <text:p>8059</text:p>
          </table:table-cell>
          <table:table-cell office:value-type="float" office:value="-6271" table:formula="of:=[.C36]-[.L36]" table:style-name="ce14">
            <text:p>-6271</text:p>
          </table:table-cell>
          <table:table-cell office:value-type="float" office:value="54209" table:formula="of:=[.D36]-[.L36]" table:style-name="ce14">
            <text:p>54209</text:p>
          </table:table-cell>
          <table:table-cell office:value-type="float" office:value="-7742" table:formula="of:=[.E36]-[.L36]" table:style-name="ce14">
            <text:p>-7742</text:p>
          </table:table-cell>
          <table:table-cell office:value-type="float" office:value="-8051" table:formula="of:=[.F36]-[.L36]" table:style-name="ce14">
            <text:p>-8051</text:p>
          </table:table-cell>
          <table:table-cell office:value-type="float" office:value="-8049" table:formula="of:=[.G36]-[.$L36]" table:style-name="ce14">
            <text:p>-8049</text:p>
          </table:table-cell>
          <table:table-cell office:value-type="float" office:value="-8048" table:formula="of:=[.H36]-[.L36]" table:style-name="ce14">
            <text:p>-8048</text:p>
          </table:table-cell>
          <table:table-cell office:value-type="float" office:value="-8052" table:formula="of:=[.I36]-[.L36]" table:style-name="ce14">
            <text:p>-8052</text:p>
          </table:table-cell>
          <table:table-cell office:value-type="float" office:value="-7995" table:formula="of:=[.J36]-[.L36]" table:style-name="ce14">
            <text:p>-7995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KERALA</text:p>
          </table:table-cell>
          <table:table-cell office:value-type="float" office:value="18282492" table:style-name="ce14">
            <text:p>18282492</text:p>
          </table:table-cell>
          <table:table-cell office:value-type="float" office:value="8873472" table:style-name="ce14">
            <text:p>8873472</text:p>
          </table:table-cell>
          <table:table-cell office:value-type="float" office:value="6141269" table:style-name="ce14">
            <text:p>6141269</text:p>
          </table:table-cell>
          <table:table-cell office:value-type="float" office:value="3814" table:style-name="ce14">
            <text:p>3814</text:p>
          </table:table-cell>
          <table:table-cell office:value-type="float" office:value="4752" table:style-name="ce14">
            <text:p>4752</text:p>
          </table:table-cell>
          <table:table-cell office:value-type="float" office:value="4489" table:style-name="ce14">
            <text:p>4489</text:p>
          </table:table-cell>
          <table:table-cell office:value-type="float" office:value="7618" table:style-name="ce14">
            <text:p>7618</text:p>
          </table:table-cell>
          <table:table-cell office:value-type="float" office:value="88155" table:style-name="ce14">
            <text:p>88155</text:p>
          </table:table-cell>
          <table:table-cell office:value-type="float" office:value="33406061" table:formula="of:=SUM([.C37:.J37])" table:style-name="ce13">
            <text:p>33406061</text:p>
          </table:table-cell>
          <table:table-cell office:value-type="float" office:value="4175758" table:formula="of:=ROUND(AVERAGE([.C37:.J37]);0)" table:style-name="ce13">
            <text:p>4175758</text:p>
          </table:table-cell>
          <table:table-cell office:value-type="float" office:value="14106734" table:formula="of:=[.C37]-[.L37]" table:style-name="ce14">
            <text:p>14106734</text:p>
          </table:table-cell>
          <table:table-cell office:value-type="float" office:value="4697714" table:formula="of:=[.D37]-[.L37]" table:style-name="ce14">
            <text:p>4697714</text:p>
          </table:table-cell>
          <table:table-cell office:value-type="float" office:value="1965511" table:formula="of:=[.E37]-[.L37]" table:style-name="ce14">
            <text:p>1965511</text:p>
          </table:table-cell>
          <table:table-cell office:value-type="float" office:value="-4171944" table:formula="of:=[.F37]-[.L37]" table:style-name="ce14">
            <text:p>-4171944</text:p>
          </table:table-cell>
          <table:table-cell office:value-type="float" office:value="-4171006" table:formula="of:=[.G37]-[.$L37]" table:style-name="ce14">
            <text:p>-4171006</text:p>
          </table:table-cell>
          <table:table-cell office:value-type="float" office:value="-4171269" table:formula="of:=[.H37]-[.L37]" table:style-name="ce14">
            <text:p>-4171269</text:p>
          </table:table-cell>
          <table:table-cell office:value-type="float" office:value="-4168140" table:formula="of:=[.I37]-[.L37]" table:style-name="ce14">
            <text:p>-4168140</text:p>
          </table:table-cell>
          <table:table-cell office:value-type="float" office:value="-4087603" table:formula="of:=[.J37]-[.L37]" table:style-name="ce14">
            <text:p>-4087603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TAMIL NADU</text:p>
          </table:table-cell>
          <table:table-cell office:value-type="float" office:value="63188168" table:style-name="ce14">
            <text:p>63188168</text:p>
          </table:table-cell>
          <table:table-cell office:value-type="float" office:value="4229479" table:style-name="ce14">
            <text:p>4229479</text:p>
          </table:table-cell>
          <table:table-cell office:value-type="float" office:value="4418331" table:style-name="ce14">
            <text:p>4418331</text:p>
          </table:table-cell>
          <table:table-cell office:value-type="float" office:value="14601" table:style-name="ce14">
            <text:p>14601</text:p>
          </table:table-cell>
          <table:table-cell office:value-type="float" office:value="11186" table:style-name="ce14">
            <text:p>11186</text:p>
          </table:table-cell>
          <table:table-cell office:value-type="float" office:value="89265" table:style-name="ce14">
            <text:p>89265</text:p>
          </table:table-cell>
          <table:table-cell office:value-type="float" office:value="7414" table:style-name="ce14">
            <text:p>7414</text:p>
          </table:table-cell>
          <table:table-cell office:value-type="float" office:value="188586" table:style-name="ce14">
            <text:p>188586</text:p>
          </table:table-cell>
          <table:table-cell office:value-type="float" office:value="72147030" table:formula="of:=SUM([.C38:.J38])" table:style-name="ce13">
            <text:p>72147030</text:p>
          </table:table-cell>
          <table:table-cell office:value-type="float" office:value="9018379" table:formula="of:=ROUND(AVERAGE([.C38:.J38]);0)" table:style-name="ce13">
            <text:p>9018379</text:p>
          </table:table-cell>
          <table:table-cell office:value-type="float" office:value="54169789" table:formula="of:=[.C38]-[.L38]" table:style-name="ce14">
            <text:p>54169789</text:p>
          </table:table-cell>
          <table:table-cell office:value-type="float" office:value="-4788900" table:formula="of:=[.D38]-[.L38]" table:style-name="ce14">
            <text:p>-4788900</text:p>
          </table:table-cell>
          <table:table-cell office:value-type="float" office:value="-4600048" table:formula="of:=[.E38]-[.L38]" table:style-name="ce14">
            <text:p>-4600048</text:p>
          </table:table-cell>
          <table:table-cell office:value-type="float" office:value="-9003778" table:formula="of:=[.F38]-[.L38]" table:style-name="ce14">
            <text:p>-9003778</text:p>
          </table:table-cell>
          <table:table-cell office:value-type="float" office:value="-9007193" table:formula="of:=[.G38]-[.$L38]" table:style-name="ce14">
            <text:p>-9007193</text:p>
          </table:table-cell>
          <table:table-cell office:value-type="float" office:value="-8929114" table:formula="of:=[.H38]-[.L38]" table:style-name="ce14">
            <text:p>-8929114</text:p>
          </table:table-cell>
          <table:table-cell office:value-type="float" office:value="-9010965" table:formula="of:=[.I38]-[.L38]" table:style-name="ce14">
            <text:p>-9010965</text:p>
          </table:table-cell>
          <table:table-cell office:value-type="float" office:value="-8829793" table:formula="of:=[.J38]-[.L38]" table:style-name="ce14">
            <text:p>-8829793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PUDUCHERRY</text:p>
          </table:table-cell>
          <table:table-cell office:value-type="float" office:value="1089409" table:style-name="ce14">
            <text:p>1089409</text:p>
          </table:table-cell>
          <table:table-cell office:value-type="float" office:value="75556" table:style-name="ce14">
            <text:p>75556</text:p>
          </table:table-cell>
          <table:table-cell office:value-type="float" office:value="78550" table:style-name="ce14">
            <text:p>78550</text:p>
          </table:table-cell>
          <table:table-cell office:value-type="float" office:value="297" table:style-name="ce14">
            <text:p>297</text:p>
          </table:table-cell>
          <table:table-cell office:value-type="float" office:value="451" table:style-name="ce14">
            <text:p>451</text:p>
          </table:table-cell>
          <table:table-cell office:value-type="float" office:value="1400" table:style-name="ce14">
            <text:p>1400</text:p>
          </table:table-cell>
          <table:table-cell office:value-type="float" office:value="168" table:style-name="ce14">
            <text:p>168</text:p>
          </table:table-cell>
          <table:table-cell office:value-type="float" office:value="2122" table:style-name="ce14">
            <text:p>2122</text:p>
          </table:table-cell>
          <table:table-cell office:value-type="float" office:value="1247953" table:formula="of:=SUM([.C39:.J39])" table:style-name="ce13">
            <text:p>1247953</text:p>
          </table:table-cell>
          <table:table-cell office:value-type="float" office:value="155994" table:formula="of:=ROUND(AVERAGE([.C39:.J39]);0)" table:style-name="ce13">
            <text:p>155994</text:p>
          </table:table-cell>
          <table:table-cell office:value-type="float" office:value="933415" table:formula="of:=[.C39]-[.L39]" table:style-name="ce14">
            <text:p>933415</text:p>
          </table:table-cell>
          <table:table-cell office:value-type="float" office:value="-80438" table:formula="of:=[.D39]-[.L39]" table:style-name="ce14">
            <text:p>-80438</text:p>
          </table:table-cell>
          <table:table-cell office:value-type="float" office:value="-77444" table:formula="of:=[.E39]-[.L39]" table:style-name="ce14">
            <text:p>-77444</text:p>
          </table:table-cell>
          <table:table-cell office:value-type="float" office:value="-155697" table:formula="of:=[.F39]-[.L39]" table:style-name="ce14">
            <text:p>-155697</text:p>
          </table:table-cell>
          <table:table-cell office:value-type="float" office:value="-155543" table:formula="of:=[.G39]-[.$L39]" table:style-name="ce14">
            <text:p>-155543</text:p>
          </table:table-cell>
          <table:table-cell office:value-type="float" office:value="-154594" table:formula="of:=[.H39]-[.L39]" table:style-name="ce14">
            <text:p>-154594</text:p>
          </table:table-cell>
          <table:table-cell office:value-type="float" office:value="-155826" table:formula="of:=[.I39]-[.L39]" table:style-name="ce14">
            <text:p>-155826</text:p>
          </table:table-cell>
          <table:table-cell office:value-type="float" office:value="-153872" table:formula="of:=[.J39]-[.L39]" table:style-name="ce14">
            <text:p>-153872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ANDAMAN &amp; NICOBAR ISLANDS</text:p>
          </table:table-cell>
          <table:table-cell office:value-type="float" office:value="264296" table:style-name="ce14">
            <text:p>264296</text:p>
          </table:table-cell>
          <table:table-cell office:value-type="float" office:value="32413" table:style-name="ce14">
            <text:p>32413</text:p>
          </table:table-cell>
          <table:table-cell office:value-type="float" office:value="80984" table:style-name="ce14">
            <text:p>80984</text:p>
          </table:table-cell>
          <table:table-cell office:value-type="float" office:value="1286" table:style-name="ce14">
            <text:p>1286</text:p>
          </table:table-cell>
          <table:table-cell office:value-type="float" office:value="338" table:style-name="ce14">
            <text:p>338</text:p>
          </table:table-cell>
          <table:table-cell office:value-type="float" office:value="31" table:style-name="ce14">
            <text:p>31</text:p>
          </table:table-cell>
          <table:table-cell office:value-type="float" office:value="564" table:style-name="ce14">
            <text:p>564</text:p>
          </table:table-cell>
          <table:table-cell office:value-type="float" office:value="669" table:style-name="ce14">
            <text:p>669</text:p>
          </table:table-cell>
          <table:table-cell office:value-type="float" office:value="380581" table:formula="of:=SUM([.C40:.J40])" table:style-name="ce13">
            <text:p>380581</text:p>
          </table:table-cell>
          <table:table-cell office:value-type="float" office:value="47573" table:formula="of:=ROUND(AVERAGE([.C40:.J40]);0)" table:style-name="ce13">
            <text:p>47573</text:p>
          </table:table-cell>
          <table:table-cell office:value-type="float" office:value="216723" table:formula="of:=[.C40]-[.L40]" table:style-name="ce14">
            <text:p>216723</text:p>
          </table:table-cell>
          <table:table-cell office:value-type="float" office:value="-15160" table:formula="of:=[.D40]-[.L40]" table:style-name="ce14">
            <text:p>-15160</text:p>
          </table:table-cell>
          <table:table-cell office:value-type="float" office:value="33411" table:formula="of:=[.E40]-[.L40]" table:style-name="ce14">
            <text:p>33411</text:p>
          </table:table-cell>
          <table:table-cell office:value-type="float" office:value="-46287" table:formula="of:=[.F40]-[.L40]" table:style-name="ce14">
            <text:p>-46287</text:p>
          </table:table-cell>
          <table:table-cell office:value-type="float" office:value="-47235" table:formula="of:=[.G40]-[.$L40]" table:style-name="ce14">
            <text:p>-47235</text:p>
          </table:table-cell>
          <table:table-cell office:value-type="float" office:value="-47542" table:formula="of:=[.H40]-[.L40]" table:style-name="ce14">
            <text:p>-47542</text:p>
          </table:table-cell>
          <table:table-cell office:value-type="float" office:value="-47009" table:formula="of:=[.I40]-[.L40]" table:style-name="ce14">
            <text:p>-47009</text:p>
          </table:table-cell>
          <table:table-cell office:value-type="float" office:value="-46904" table:formula="of:=[.J40]-[.L40]" table:style-name="ce14">
            <text:p>-46904</text:p>
          </table:table-cell>
          <table:table-cell table:number-columns-repeated="16364"/>
        </table:table-row>
        <table:table-row table:style-name="ro2">
          <table:table-cell/>
          <table:table-cell table:style-name="ce15"/>
          <table:table-cell table:number-columns-repeated="1022" table:style-name="ce2"/>
          <table:table-cell table:number-columns-repeated="15360"/>
        </table:table-row>
        <table:table-row table:style-name="ro2">
          <table:table-cell/>
          <table:table-cell office:value-type="string" table:style-name="ce16">
            <text:p>Ytotal</text:p>
          </table:table-cell>
          <table:table-cell office:value-type="float" office:value="966257353" table:formula="of:=SUM([.C6:.C40])" table:style-name="ce17">
            <text:p>966257353</text:p>
          </table:table-cell>
          <table:table-cell office:value-type="float" office:value="172245158" table:formula="of:=SUM([.D6:.D40])" table:style-name="ce17">
            <text:p>172245158</text:p>
          </table:table-cell>
          <table:table-cell office:value-type="float" office:value="27819588" table:formula="of:=SUM([.E6:.E40])" table:style-name="ce17">
            <text:p>27819588</text:p>
          </table:table-cell>
          <table:table-cell office:value-type="float" office:value="20833116" table:formula="of:=SUM([.F6:.F40])" table:style-name="ce17">
            <text:p>20833116</text:p>
          </table:table-cell>
          <table:table-cell office:value-type="float" office:value="8442972" table:formula="of:=SUM([.G6:.G40])" table:style-name="ce17">
            <text:p>8442972</text:p>
          </table:table-cell>
          <table:table-cell office:value-type="float" office:value="4451753" table:formula="of:=SUM([.H6:.H40])" table:style-name="ce17">
            <text:p>4451753</text:p>
          </table:table-cell>
          <table:table-cell office:value-type="float" office:value="7937734" table:formula="of:=SUM([.I6:.I40])" table:style-name="ce17">
            <text:p>7937734</text:p>
          </table:table-cell>
          <table:table-cell office:value-type="float" office:value="2867303" table:formula="of:=SUM([.J6:.J40])" table:style-name="ce17">
            <text:p>2867303</text:p>
          </table:table-cell>
          <table:table-cell table:number-columns-repeated="4" table:style-name="ce2"/>
          <table:table-cell table:number-columns-repeated="3" table:style-name="ce18"/>
          <table:table-cell table:number-columns-repeated="1007" table:style-name="ce2"/>
          <table:table-cell table:number-columns-repeated="15360"/>
        </table:table-row>
        <table:table-row table:style-name="ro2">
          <table:table-cell/>
          <table:table-cell office:value-type="string" table:style-name="ce16">
            <text:p>Mean Y</text:p>
          </table:table-cell>
          <table:table-cell office:value-type="float" office:value="27607353" table:formula="of:=ROUND(AVERAGE([.C6:.C40]);0)" table:style-name="ce17">
            <text:p>27607353</text:p>
          </table:table-cell>
          <table:table-cell office:value-type="float" office:value="4921290" table:formula="of:=ROUND(AVERAGE([.D6:.D40]);0)" table:style-name="ce17">
            <text:p>4921290</text:p>
          </table:table-cell>
          <table:table-cell office:value-type="float" office:value="794845" table:formula="of:=ROUND(AVERAGE([.E6:.E40]);0)" table:style-name="ce17">
            <text:p>794845</text:p>
          </table:table-cell>
          <table:table-cell office:value-type="float" office:value="595232" table:formula="of:=ROUND(AVERAGE([.F6:.F40]);0)" table:style-name="ce17">
            <text:p>595232</text:p>
          </table:table-cell>
          <table:table-cell office:value-type="float" office:value="241228" table:formula="of:=ROUND(AVERAGE([.G6:.G40]);0)" table:style-name="ce17">
            <text:p>241228</text:p>
          </table:table-cell>
          <table:table-cell office:value-type="float" office:value="127193" table:formula="of:=ROUND(AVERAGE([.H6:.H40]);0)" table:style-name="ce17">
            <text:p>127193</text:p>
          </table:table-cell>
          <table:table-cell office:value-type="float" office:value="226792" table:formula="of:=ROUND(AVERAGE([.I6:.I40]);0)" table:style-name="ce17">
            <text:p>226792</text:p>
          </table:table-cell>
          <table:table-cell office:value-type="float" office:value="81923" table:formula="of:=ROUND(AVERAGE([.J6:.J40]);0)" table:style-name="ce17">
            <text:p>81923</text:p>
          </table:table-cell>
          <table:table-cell table:number-columns-repeated="1014" table:style-name="ce2"/>
          <table:table-cell table:number-columns-repeated="15360"/>
        </table:table-row>
        <table:table-row table:style-name="ro2">
          <table:table-cell/>
          <table:table-cell table:style-name="ce19"/>
          <table:table-cell table:number-columns-repeated="8" table:style-name="ce10"/>
          <table:table-cell table:number-columns-repeated="1014" table:style-name="ce2"/>
          <table:table-cell table:number-columns-repeated="15360"/>
        </table:table-row>
        <table:table-row table:style-name="ro2">
          <table:table-cell/>
          <table:table-cell table:style-name="ce19"/>
          <table:table-cell table:number-columns-repeated="8" table:style-name="ce10"/>
          <table:table-cell table:number-columns-repeated="5" table:style-name="ce2"/>
          <table:table-cell office:value-type="string" table:style-name="ce18">
            <text:p>(x-xbar) * (y-ybar)</text:p>
          </table:table-cell>
          <table:table-cell table:number-columns-repeated="1008" table:style-name="ce2"/>
          <table:table-cell table:number-columns-repeated="15360"/>
        </table:table-row>
        <table:table-row table:style-name="ro2">
          <table:table-cell/>
          <table:table-cell office:value-type="string" table:style-name="ce12">
            <text:p>State - JAMMU &amp; KASHMIR</text:p>
          </table:table-cell>
          <table:table-cell office:value-type="float" office:value="-24040679" table:formula="of:=[.C6]-[.C$43]" table:style-name="ce20">
            <text:p>-24040679</text:p>
          </table:table-cell>
          <table:table-cell office:value-type="float" office:value="3646195" table:formula="of:=[.D6]-[.D$43]" table:style-name="ce20">
            <text:p>3646195</text:p>
          </table:table-cell>
          <table:table-cell office:value-type="float" office:value="-759214" table:formula="of:=[.E6]-[.E$43]" table:style-name="ce20">
            <text:p>-759214</text:p>
          </table:table-cell>
          <table:table-cell office:value-type="float" office:value="-360384" table:formula="of:=[.F6]-[.F$43]" table:style-name="ce20">
            <text:p>-360384</text:p>
          </table:table-cell>
          <table:table-cell office:value-type="float" office:value="-128644" table:formula="of:=[.G6]-[.G$43]" table:style-name="ce20">
            <text:p>-128644</text:p>
          </table:table-cell>
          <table:table-cell office:value-type="float" office:value="-124703" table:formula="of:=[.H6]-[.H$43]" table:style-name="ce20">
            <text:p>-124703</text:p>
          </table:table-cell>
          <table:table-cell office:value-type="float" office:value="-225284" table:formula="of:=[.I6]-[.I$43]" table:style-name="ce20">
            <text:p>-225284</text:p>
          </table:table-cell>
          <table:table-cell office:value-type="float" office:value="-61841" table:formula="of:=[.J6]-[.J$43]" table:style-name="ce20">
            <text:p>-61841</text:p>
          </table:table-cell>
          <table:table-cell table:number-columns-repeated="2" table:style-name="ce2"/>
          <table:table-cell office:value-type="float" office:value="-48057581768469" table:formula="of:=[.M6]*[.C46]" table:style-name="ce21">
            <text:p>-4.80576E+13</text:p>
          </table:table-cell>
          <table:table-cell office:value-type="float" office:value="25522715977290" table:formula="of:=[.N6]*[.D46]" table:style-name="ce21">
            <text:p>2.55227E+13</text:p>
          </table:table-cell>
          <table:table-cell office:value-type="float" office:value="1163140142848" table:formula="of:=[.O6]*[.E46]" table:style-name="ce21">
            <text:p>1.16314E+12</text:p>
          </table:table-cell>
          <table:table-cell office:value-type="float" office:value="480325200960" table:formula="of:=[.P6]*[.F46]" table:style-name="ce21">
            <text:p>4.80325E+11</text:p>
          </table:table-cell>
          <table:table-cell office:value-type="float" office:value="187187182876" table:formula="of:=[.Q6]*[.G46]" table:style-name="ce21">
            <text:p>1.87187E+11</text:p>
          </table:table-cell>
          <table:table-cell office:value-type="float" office:value="195181768619" table:formula="of:=[.R6]*[.H46]" table:style-name="ce21">
            <text:p>1.95182E+11</text:p>
          </table:table-cell>
          <table:table-cell office:value-type="float" office:value="352829663020" table:formula="of:=[.S6]*[.I46]" table:style-name="ce21">
            <text:p>3.5283E+11</text:p>
          </table:table-cell>
          <table:table-cell office:value-type="float" office:value="95703956621" table:formula="of:=[.T6]*[.J46]" table:style-name="ce21">
            <text:p>95703956621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HIMACHAL PRADESH</text:p>
          </table:table-cell>
          <table:table-cell office:value-type="float" office:value="-21074588" table:formula="of:=[.C7]-[.C$43]" table:style-name="ce20">
            <text:p>-21074588</text:p>
          </table:table-cell>
          <table:table-cell office:value-type="float" office:value="-4771409" table:formula="of:=[.D7]-[.D$43]" table:style-name="ce20">
            <text:p>-4771409</text:p>
          </table:table-cell>
          <table:table-cell office:value-type="float" office:value="-782199" table:formula="of:=[.E7]-[.E$43]" table:style-name="ce20">
            <text:p>-782199</text:p>
          </table:table-cell>
          <table:table-cell office:value-type="float" office:value="-515336" table:formula="of:=[.F7]-[.F$43]" table:style-name="ce20">
            <text:p>-515336</text:p>
          </table:table-cell>
          <table:table-cell office:value-type="float" office:value="-162569" table:formula="of:=[.G7]-[.G$43]" table:style-name="ce20">
            <text:p>-162569</text:p>
          </table:table-cell>
          <table:table-cell office:value-type="float" office:value="-125388" table:formula="of:=[.H7]-[.H$43]" table:style-name="ce20">
            <text:p>-125388</text:p>
          </table:table-cell>
          <table:table-cell office:value-type="float" office:value="-225936" table:formula="of:=[.I7]-[.I$43]" table:style-name="ce20">
            <text:p>-225936</text:p>
          </table:table-cell>
          <table:table-cell office:value-type="float" office:value="-73829" table:formula="of:=[.J7]-[.J$43]" table:style-name="ce20">
            <text:p>-73829</text:p>
          </table:table-cell>
          <table:table-cell table:number-columns-repeated="2" table:style-name="ce2"/>
          <table:table-cell office:value-type="float" office:value="-119591753777720" table:formula="of:=[.M7]*[.C47]" table:style-name="ce21">
            <text:p>-1.19592E+14</text:p>
          </table:table-cell>
          <table:table-cell office:value-type="float" office:value="3379083225346" table:formula="of:=[.N7]*[.D47]" table:style-name="ce21">
            <text:p>3.37908E+12</text:p>
          </table:table-cell>
          <table:table-cell office:value-type="float" office:value="661293718371" table:formula="of:=[.O7]*[.E47]" table:style-name="ce21">
            <text:p>6.61294E+11</text:p>
          </table:table-cell>
          <table:table-cell office:value-type="float" office:value="401023653144" table:formula="of:=[.P7]*[.F47]" table:style-name="ce21">
            <text:p>4.01024E+11</text:p>
          </table:table-cell>
          <table:table-cell office:value-type="float" office:value="126708879704" table:formula="of:=[.Q7]*[.G47]" table:style-name="ce21">
            <text:p>1.26709E+11</text:p>
          </table:table-cell>
          <table:table-cell office:value-type="float" office:value="107365982760" table:formula="of:=[.R7]*[.H47]" table:style-name="ce21">
            <text:p>1.07366E+11</text:p>
          </table:table-cell>
          <table:table-cell office:value-type="float" office:value="193676631984" table:formula="of:=[.S7]*[.I47]" table:style-name="ce21">
            <text:p>1.93677E+11</text:p>
          </table:table-cell>
          <table:table-cell office:value-type="float" office:value="62753247249" table:formula="of:=[.T7]*[.J47]" table:style-name="ce21">
            <text:p>62753247249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PUNJAB</text:p>
          </table:table-cell>
          <table:table-cell office:value-type="float" office:value="-16929215" table:formula="of:=[.C8]-[.C$43]" table:style-name="ce20">
            <text:p>-16929215</text:p>
          </table:table-cell>
          <table:table-cell office:value-type="float" office:value="-4385801" table:formula="of:=[.D8]-[.D$43]" table:style-name="ce20">
            <text:p>-4385801</text:p>
          </table:table-cell>
          <table:table-cell office:value-type="float" office:value="-446615" table:formula="of:=[.E8]-[.E$43]" table:style-name="ce20">
            <text:p>-446615</text:p>
          </table:table-cell>
          <table:table-cell office:value-type="float" office:value="15409522" table:formula="of:=[.F8]-[.F$43]" table:style-name="ce20">
            <text:p>15409522</text:p>
          </table:table-cell>
          <table:table-cell office:value-type="float" office:value="-207991" table:formula="of:=[.G8]-[.G$43]" table:style-name="ce20">
            <text:p>-207991</text:p>
          </table:table-cell>
          <table:table-cell office:value-type="float" office:value="-82153" table:formula="of:=[.H8]-[.H$43]" table:style-name="ce20">
            <text:p>-82153</text:p>
          </table:table-cell>
          <table:table-cell office:value-type="float" office:value="-215906" table:formula="of:=[.I8]-[.I$43]" table:style-name="ce20">
            <text:p>-215906</text:p>
          </table:table-cell>
          <table:table-cell office:value-type="float" office:value="5641" table:formula="of:=[.J8]-[.J$43]" table:style-name="ce20">
            <text:p>5641</text:p>
          </table:table-cell>
          <table:table-cell table:number-columns-repeated="2" table:style-name="ce2"/>
          <table:table-cell office:value-type="float" office:value="-122063381506515" table:formula="of:=[.M8]*[.C48]" table:style-name="ce21">
            <text:p>-1.22063E+14</text:p>
          </table:table-cell>
          <table:table-cell office:value-type="float" office:value="12861045654828" table:formula="of:=[.N8]*[.D48]" table:style-name="ce21">
            <text:p>1.2861E+13</text:p>
          </table:table-cell>
          <table:table-cell office:value-type="float" office:value="1393299009505" table:formula="of:=[.O8]*[.E48]" table:style-name="ce21">
            <text:p>1.3933E+12</text:p>
          </table:table-cell>
          <table:table-cell office:value-type="float" office:value="193186665561914" table:formula="of:=[.P8]*[.F48]" table:style-name="ce21">
            <text:p>1.93187E+14</text:p>
          </table:table-cell>
          <table:table-cell office:value-type="float" office:value="714382527880" table:formula="of:=[.Q8]*[.G48]" table:style-name="ce21">
            <text:p>7.14383E+11</text:p>
          </table:table-cell>
          <table:table-cell office:value-type="float" office:value="281199614181" table:formula="of:=[.R8]*[.H48]" table:style-name="ce21">
            <text:p>2.812E+11</text:p>
          </table:table-cell>
          <table:table-cell office:value-type="float" office:value="746393735086" table:formula="of:=[.S8]*[.I48]" table:style-name="ce21">
            <text:p>7.46394E+11</text:p>
          </table:table-cell>
          <table:table-cell office:value-type="float" office:value="-19068571273" table:formula="of:=[.T8]*[.J48]" table:style-name="ce21">
            <text:p>-19068571273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CHANDIGARH</text:p>
          </table:table-cell>
          <table:table-cell office:value-type="float" office:value="-26754779" table:formula="of:=[.C9]-[.C$43]" table:style-name="ce20">
            <text:p>-26754779</text:p>
          </table:table-cell>
          <table:table-cell office:value-type="float" office:value="-4869843" table:formula="of:=[.D9]-[.D$43]" table:style-name="ce20">
            <text:p>-4869843</text:p>
          </table:table-cell>
          <table:table-cell office:value-type="float" office:value="-786125" table:formula="of:=[.E9]-[.E$43]" table:style-name="ce20">
            <text:p>-786125</text:p>
          </table:table-cell>
          <table:table-cell office:value-type="float" office:value="-456903" table:formula="of:=[.F9]-[.F$43]" table:style-name="ce20">
            <text:p>-456903</text:p>
          </table:table-cell>
          <table:table-cell office:value-type="float" office:value="-240068" table:formula="of:=[.G9]-[.G$43]" table:style-name="ce20">
            <text:p>-240068</text:p>
          </table:table-cell>
          <table:table-cell office:value-type="float" office:value="-125233" table:formula="of:=[.H9]-[.H$43]" table:style-name="ce20">
            <text:p>-125233</text:p>
          </table:table-cell>
          <table:table-cell office:value-type="float" office:value="-226546" table:formula="of:=[.I9]-[.I$43]" table:style-name="ce20">
            <text:p>-226546</text:p>
          </table:table-cell>
          <table:table-cell office:value-type="float" office:value="-80909" table:formula="of:=[.J9]-[.J$43]" table:style-name="ce20">
            <text:p>-80909</text:p>
          </table:table-cell>
          <table:table-cell table:number-columns-repeated="2" table:style-name="ce2"/>
          <table:table-cell office:value-type="float" office:value="-19280644202897" table:formula="of:=[.M9]*[.C49]" table:style-name="ce21">
            <text:p>-1.92806E+13</text:p>
          </table:table-cell>
          <table:table-cell office:value-type="float" office:value="391944444012" table:formula="of:=[.N9]*[.D49]" table:style-name="ce21">
            <text:p>3.91944E+11</text:p>
          </table:table-cell>
          <table:table-cell office:value-type="float" office:value="96859247375" table:formula="of:=[.O9]*[.E49]" table:style-name="ce21">
            <text:p>96859247375</text:p>
          </table:table-cell>
          <table:table-cell office:value-type="float" office:value="-2923265394" table:formula="of:=[.P9]*[.F49]" table:style-name="ce21">
            <text:p>-2923265394</text:p>
          </table:table-cell>
          <table:table-cell office:value-type="float" office:value="31393932428" table:formula="of:=[.Q9]*[.G49]" table:style-name="ce21">
            <text:p>31393932428</text:p>
          </table:table-cell>
          <table:table-cell office:value-type="float" office:value="16276658243" table:formula="of:=[.R9]*[.H49]" table:style-name="ce21">
            <text:p>16276658243</text:p>
          </table:table-cell>
          <table:table-cell office:value-type="float" office:value="29832710010" table:formula="of:=[.S9]*[.I49]" table:style-name="ce21">
            <text:p>29832710010</text:p>
          </table:table-cell>
          <table:table-cell office:value-type="float" office:value="10592363553" table:formula="of:=[.T9]*[.J49]" table:style-name="ce21">
            <text:p>10592363553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UTTARAKHAND</text:p>
          </table:table-cell>
          <table:table-cell office:value-type="float" office:value="-19238717" table:formula="of:=[.C10]-[.C$43]" table:style-name="ce20">
            <text:p>-19238717</text:p>
          </table:table-cell>
          <table:table-cell office:value-type="float" office:value="-3514465" table:formula="of:=[.D10]-[.D$43]" table:style-name="ce20">
            <text:p>-3514465</text:p>
          </table:table-cell>
          <table:table-cell office:value-type="float" office:value="-757064" table:formula="of:=[.E10]-[.E$43]" table:style-name="ce20">
            <text:p>-757064</text:p>
          </table:table-cell>
          <table:table-cell office:value-type="float" office:value="-358892" table:formula="of:=[.F10]-[.F$43]" table:style-name="ce20">
            <text:p>-358892</text:p>
          </table:table-cell>
          <table:table-cell office:value-type="float" office:value="-226302" table:formula="of:=[.G10]-[.G$43]" table:style-name="ce20">
            <text:p>-226302</text:p>
          </table:table-cell>
          <table:table-cell office:value-type="float" office:value="-118010" table:formula="of:=[.H10]-[.H$43]" table:style-name="ce20">
            <text:p>-118010</text:p>
          </table:table-cell>
          <table:table-cell office:value-type="float" office:value="-225799" table:formula="of:=[.I10]-[.I$43]" table:style-name="ce20">
            <text:p>-225799</text:p>
          </table:table-cell>
          <table:table-cell office:value-type="float" office:value="-70315" table:formula="of:=[.J10]-[.J$43]" table:style-name="ce20">
            <text:p>-70315</text:p>
          </table:table-cell>
          <table:table-cell table:number-columns-repeated="2" table:style-name="ce2"/>
          <table:table-cell office:value-type="float" office:value="-136745895389733" table:formula="of:=[.M10]*[.C50]" table:style-name="ce21">
            <text:p>-1.36746E+14</text:p>
          </table:table-cell>
          <table:table-cell office:value-type="float" office:value="-513245439670" table:formula="of:=[.N10]*[.D50]" table:style-name="ce21">
            <text:p>-5.13245E+11</text:p>
          </table:table-cell>
          <table:table-cell office:value-type="float" office:value="925893814384" table:formula="of:=[.O10]*[.E50]" table:style-name="ce21">
            <text:p>9.25894E+11</text:p>
          </table:table-cell>
          <table:table-cell office:value-type="float" office:value="367665832724" table:formula="of:=[.P10]*[.F50]" table:style-name="ce21">
            <text:p>3.67666E+11</text:p>
          </table:table-cell>
          <table:table-cell office:value-type="float" office:value="281940836022" table:formula="of:=[.Q10]*[.G50]" table:style-name="ce21">
            <text:p>2.81941E+11</text:p>
          </table:table-cell>
          <table:table-cell office:value-type="float" office:value="147701788040" table:formula="of:=[.R10]*[.H50]" table:style-name="ce21">
            <text:p>1.47702E+11</text:p>
          </table:table-cell>
          <table:table-cell office:value-type="float" office:value="284460225406" table:formula="of:=[.S10]*[.I50]" table:style-name="ce21">
            <text:p>2.8446E+11</text:p>
          </table:table-cell>
          <table:table-cell office:value-type="float" office:value="87836021385" table:formula="of:=[.T10]*[.J50]" table:style-name="ce21">
            <text:p>87836021385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HARYANA</text:p>
          </table:table-cell>
          <table:table-cell office:value-type="float" office:value="-5436225" table:formula="of:=[.C11]-[.C$43]" table:style-name="ce20">
            <text:p>-5436225</text:p>
          </table:table-cell>
          <table:table-cell office:value-type="float" office:value="-3139948" table:formula="of:=[.D11]-[.D$43]" table:style-name="ce20">
            <text:p>-3139948</text:p>
          </table:table-cell>
          <table:table-cell office:value-type="float" office:value="-744492" table:formula="of:=[.E11]-[.E$43]" table:style-name="ce20">
            <text:p>-744492</text:p>
          </table:table-cell>
          <table:table-cell office:value-type="float" office:value="648520" table:formula="of:=[.F11]-[.F$43]" table:style-name="ce20">
            <text:p>648520</text:p>
          </table:table-cell>
          <table:table-cell office:value-type="float" office:value="-233714" table:formula="of:=[.G11]-[.G$43]" table:style-name="ce20">
            <text:p>-233714</text:p>
          </table:table-cell>
          <table:table-cell office:value-type="float" office:value="-74580" table:formula="of:=[.H11]-[.H$43]" table:style-name="ce20">
            <text:p>-74580</text:p>
          </table:table-cell>
          <table:table-cell office:value-type="float" office:value="-224244" table:formula="of:=[.I11]-[.I$43]" table:style-name="ce20">
            <text:p>-224244</text:p>
          </table:table-cell>
          <table:table-cell office:value-type="float" office:value="-39711" table:formula="of:=[.J11]-[.J$43]" table:style-name="ce20">
            <text:p>-39711</text:p>
          </table:table-cell>
          <table:table-cell table:number-columns-repeated="2" table:style-name="ce2"/>
          <table:table-cell office:value-type="float" office:value="-103300207513875" table:formula="of:=[.M11]*[.C51]" table:style-name="ce21">
            <text:p>-1.033E+14</text:p>
          </table:table-cell>
          <table:table-cell office:value-type="float" office:value="4356963585268" table:formula="of:=[.N11]*[.D51]" table:style-name="ce21">
            <text:p>4.35696E+12</text:p>
          </table:table-cell>
          <table:table-cell office:value-type="float" office:value="2321757861360" table:formula="of:=[.O11]*[.E51]" table:style-name="ce21">
            <text:p>2.32176E+12</text:p>
          </table:table-cell>
          <table:table-cell office:value-type="float" office:value="-1248518382120" table:formula="of:=[.P11]*[.F51]" table:style-name="ce21">
            <text:p>-1.24852E+12</text:p>
          </table:table-cell>
          <table:table-cell office:value-type="float" office:value="738867880166" table:formula="of:=[.Q11]*[.G51]" table:style-name="ce21">
            <text:p>7.38868E+11</text:p>
          </table:table-cell>
          <table:table-cell office:value-type="float" office:value="232415145600" table:formula="of:=[.R11]*[.H51]" table:style-name="ce21">
            <text:p>2.32415E+11</text:p>
          </table:table-cell>
          <table:table-cell office:value-type="float" office:value="710042837940" table:formula="of:=[.S11]*[.I51]" table:style-name="ce21">
            <text:p>7.10043E+11</text:p>
          </table:table-cell>
          <table:table-cell office:value-type="float" office:value="124165217631" table:formula="of:=[.T11]*[.J51]" table:style-name="ce21">
            <text:p>1.24165E+11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NCT OF DELHI</text:p>
          </table:table-cell>
          <table:table-cell office:value-type="float" office:value="-13895253" table:formula="of:=[.C12]-[.C$43]" table:style-name="ce20">
            <text:p>-13895253</text:p>
          </table:table-cell>
          <table:table-cell office:value-type="float" office:value="-2762606" table:formula="of:=[.D12]-[.D$43]" table:style-name="ce20">
            <text:p>-2762606</text:p>
          </table:table-cell>
          <table:table-cell office:value-type="float" office:value="-648752" table:formula="of:=[.E12]-[.E$43]" table:style-name="ce20">
            <text:p>-648752</text:p>
          </table:table-cell>
          <table:table-cell office:value-type="float" office:value="-24651" table:formula="of:=[.F12]-[.F$43]" table:style-name="ce20">
            <text:p>-24651</text:p>
          </table:table-cell>
          <table:table-cell office:value-type="float" office:value="-222779" table:formula="of:=[.G12]-[.G$43]" table:style-name="ce20">
            <text:p>-222779</text:p>
          </table:table-cell>
          <table:table-cell office:value-type="float" office:value="39038" table:formula="of:=[.H12]-[.H$43]" table:style-name="ce20">
            <text:p>39038</text:p>
          </table:table-cell>
          <table:table-cell office:value-type="float" office:value="-224595" table:formula="of:=[.I12]-[.I$43]" table:style-name="ce20">
            <text:p>-224595</text:p>
          </table:table-cell>
          <table:table-cell office:value-type="float" office:value="-68317" table:formula="of:=[.J12]-[.J$43]" table:style-name="ce20">
            <text:p>-68317</text:p>
          </table:table-cell>
          <table:table-cell table:number-columns-repeated="2" table:style-name="ce2"/>
          <table:table-cell office:value-type="float" office:value="-161374007507571" table:formula="of:=[.M12]*[.C52]" table:style-name="ce21">
            <text:p>-1.61374E+14</text:p>
          </table:table-cell>
          <table:table-cell office:value-type="float" office:value="-166284017746" table:formula="of:=[.N12]*[.D52]" table:style-name="ce21">
            <text:p>-1.66284E+11</text:p>
          </table:table-cell>
          <table:table-cell office:value-type="float" office:value="1266623404800" table:formula="of:=[.O12]*[.E52]" table:style-name="ce21">
            <text:p>1.26662E+12</text:p>
          </table:table-cell>
          <table:table-cell office:value-type="float" office:value="37664558712" table:formula="of:=[.P12]*[.F52]" table:style-name="ce21">
            <text:p>37664558712</text:p>
          </table:table-cell>
          <table:table-cell office:value-type="float" office:value="463390122276" table:formula="of:=[.Q12]*[.G52]" table:style-name="ce21">
            <text:p>4.6339E+11</text:p>
          </table:table-cell>
          <table:table-cell office:value-type="float" office:value="-75431643956" table:formula="of:=[.R12]*[.H52]" table:style-name="ce21">
            <text:p>-75431643956</text:p>
          </table:table-cell>
          <table:table-cell office:value-type="float" office:value="470817600120" table:formula="of:=[.S12]*[.I52]" table:style-name="ce21">
            <text:p>4.70818E+11</text:p>
          </table:table-cell>
          <table:table-cell office:value-type="float" office:value="142433225179" table:formula="of:=[.T12]*[.J52]" table:style-name="ce21">
            <text:p>1.42433E+11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RAJASTHAN</text:p>
          </table:table-cell>
          <table:table-cell office:value-type="float" office:value="33049750" table:formula="of:=[.C13]-[.C$43]" table:style-name="ce20">
            <text:p>33049750</text:p>
          </table:table-cell>
          <table:table-cell office:value-type="float" office:value="1294087" table:formula="of:=[.D13]-[.D$43]" table:style-name="ce20">
            <text:p>1294087</text:p>
          </table:table-cell>
          <table:table-cell office:value-type="float" office:value="-698415" table:formula="of:=[.E13]-[.E$43]" table:style-name="ce20">
            <text:p>-698415</text:p>
          </table:table-cell>
          <table:table-cell office:value-type="float" office:value="277698" table:formula="of:=[.F13]-[.F$43]" table:style-name="ce20">
            <text:p>277698</text:p>
          </table:table-cell>
          <table:table-cell office:value-type="float" office:value="-229043" table:formula="of:=[.G13]-[.G$43]" table:style-name="ce20">
            <text:p>-229043</text:p>
          </table:table-cell>
          <table:table-cell office:value-type="float" office:value="494830" table:formula="of:=[.H13]-[.H$43]" table:style-name="ce20">
            <text:p>494830</text:p>
          </table:table-cell>
          <table:table-cell office:value-type="float" office:value="-222116" table:formula="of:=[.I13]-[.I$43]" table:style-name="ce20">
            <text:p>-222116</text:p>
          </table:table-cell>
          <table:table-cell office:value-type="float" office:value="-14210" table:formula="of:=[.J13]-[.J$43]" table:style-name="ce20">
            <text:p>-14210</text:p>
          </table:table-cell>
          <table:table-cell table:number-columns-repeated="2" table:style-name="ce2"/>
          <table:table-cell office:value-type="float" office:value="1721513489263000" table:formula="of:=[.M13]*[.C53]" table:style-name="ce21">
            <text:p>1.72151E+15</text:p>
          </table:table-cell>
          <table:table-cell office:value-type="float" office:value="-3045217058486" table:formula="of:=[.N13]*[.D53]" table:style-name="ce21">
            <text:p>-3.04522E+12</text:p>
          </table:table-cell>
          <table:table-cell office:value-type="float" office:value="5917059181875" table:formula="of:=[.O13]*[.E53]" table:style-name="ce21">
            <text:p>5.91706E+12</text:p>
          </table:table-cell>
          <table:table-cell office:value-type="float" office:value="-2137059671250" table:formula="of:=[.P13]*[.F53]" table:style-name="ce21">
            <text:p>-2.13706E+12</text:p>
          </table:table-cell>
          <table:table-cell office:value-type="float" office:value="1959776653910" table:formula="of:=[.Q13]*[.G53]" table:style-name="ce21">
            <text:p>1.95978E+12</text:p>
          </table:table-cell>
          <table:table-cell office:value-type="float" office:value="-3932182429560" table:formula="of:=[.R13]*[.H53]" table:style-name="ce21">
            <text:p>-3.93218E+12</text:p>
          </table:table-cell>
          <table:table-cell office:value-type="float" office:value="1902174547964" table:formula="of:=[.S13]*[.I53]" table:style-name="ce21">
            <text:p>1.90217E+12</text:p>
          </table:table-cell>
          <table:table-cell office:value-type="float" office:value="120796964820" table:formula="of:=[.T13]*[.J53]" table:style-name="ce21">
            <text:p>1.20797E+11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UTTAR PRADESH</text:p>
          </table:table-cell>
          <table:table-cell office:value-type="float" office:value="131705301" table:formula="of:=[.C14]-[.C$43]" table:style-name="ce20">
            <text:p>131705301</text:p>
          </table:table-cell>
          <table:table-cell office:value-type="float" office:value="33562677" table:formula="of:=[.D14]-[.D$43]" table:style-name="ce20">
            <text:p>33562677</text:p>
          </table:table-cell>
          <table:table-cell office:value-type="float" office:value="-438397" table:formula="of:=[.E14]-[.E$43]" table:style-name="ce20">
            <text:p>-438397</text:p>
          </table:table-cell>
          <table:table-cell office:value-type="float" office:value="48268" table:formula="of:=[.F14]-[.F$43]" table:style-name="ce20">
            <text:p>48268</text:p>
          </table:table-cell>
          <table:table-cell office:value-type="float" office:value="-34943" table:formula="of:=[.G14]-[.G$43]" table:style-name="ce20">
            <text:p>-34943</text:p>
          </table:table-cell>
          <table:table-cell office:value-type="float" office:value="86074" table:formula="of:=[.H14]-[.H$43]" table:style-name="ce20">
            <text:p>86074</text:p>
          </table:table-cell>
          <table:table-cell office:value-type="float" office:value="-213194" table:formula="of:=[.I14]-[.I$43]" table:style-name="ce20">
            <text:p>-213194</text:p>
          </table:table-cell>
          <table:table-cell office:value-type="float" office:value="500699" table:formula="of:=[.J14]-[.J$43]" table:style-name="ce20">
            <text:p>500699</text:p>
          </table:table-cell>
          <table:table-cell table:number-columns-repeated="2" table:style-name="ce2"/>
          <table:table-cell office:value-type="float" office:value="1.7692777934424412E+16" table:formula="of:=[.M14]*[.C54]" table:style-name="ce21">
            <text:p>1.76928E+16</text:p>
          </table:table-cell>
          <table:table-cell office:value-type="float" office:value="453345308814048" table:formula="of:=[.N14]*[.D54]" table:style-name="ce21">
            <text:p>4.53345E+14</text:p>
          </table:table-cell>
          <table:table-cell office:value-type="float" office:value="10793375787715" table:formula="of:=[.O14]*[.E54]" table:style-name="ce21">
            <text:p>1.07934E+13</text:p>
          </table:table-cell>
          <table:table-cell office:value-type="float" office:value="-1174507319524" table:formula="of:=[.P14]*[.F54]" table:style-name="ce21">
            <text:p>-1.17451E+12</text:p>
          </table:table-cell>
          <table:table-cell office:value-type="float" office:value="865547125294" table:formula="of:=[.Q14]*[.G54]" table:style-name="ce21">
            <text:p>8.65547E+11</text:p>
          </table:table-cell>
          <table:table-cell office:value-type="float" office:value="-2131474218424" table:formula="of:=[.R14]*[.H54]" table:style-name="ce21">
            <text:p>-2.13147E+12</text:p>
          </table:table-cell>
          <table:table-cell office:value-type="float" office:value="5321950096330" table:formula="of:=[.S14]*[.I54]" table:style-name="ce21">
            <text:p>5.32195E+12</text:p>
          </table:table-cell>
          <table:table-cell office:value-type="float" office:value="-12214011850779" table:formula="of:=[.T14]*[.J54]" table:style-name="ce21">
            <text:p>-1.2214E+13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BIHAR</text:p>
          </table:table-cell>
          <table:table-cell office:value-type="float" office:value="58471333" table:formula="of:=[.C15]-[.C$43]" table:style-name="ce20">
            <text:p>58471333</text:p>
          </table:table-cell>
          <table:table-cell office:value-type="float" office:value="12636519" table:formula="of:=[.D15]-[.D$43]" table:style-name="ce20">
            <text:p>12636519</text:p>
          </table:table-cell>
          <table:table-cell office:value-type="float" office:value="-665598" table:formula="of:=[.E15]-[.E$43]" table:style-name="ce20">
            <text:p>-665598</text:p>
          </table:table-cell>
          <table:table-cell office:value-type="float" office:value="-571453" table:formula="of:=[.F15]-[.F$43]" table:style-name="ce20">
            <text:p>-571453</text:p>
          </table:table-cell>
          <table:table-cell office:value-type="float" office:value="-215775" table:formula="of:=[.G15]-[.G$43]" table:style-name="ce20">
            <text:p>-215775</text:p>
          </table:table-cell>
          <table:table-cell office:value-type="float" office:value="-108279" table:formula="of:=[.H15]-[.H$43]" table:style-name="ce20">
            <text:p>-108279</text:p>
          </table:table-cell>
          <table:table-cell office:value-type="float" office:value="-213355" table:formula="of:=[.I15]-[.I$43]" table:style-name="ce20">
            <text:p>-213355</text:p>
          </table:table-cell>
          <table:table-cell office:value-type="float" office:value="170204" table:formula="of:=[.J15]-[.J$43]" table:style-name="ce20">
            <text:p>170204</text:p>
          </table:table-cell>
          <table:table-cell table:number-columns-repeated="2" table:style-name="ce2"/>
          <table:table-cell office:value-type="float" office:value="4272281268696582" table:formula="of:=[.M15]*[.C55]" table:style-name="ce21">
            <text:p>4.27228E+15</text:p>
          </table:table-cell>
          <table:table-cell office:value-type="float" office:value="57437742822663" table:formula="of:=[.N15]*[.D55]" table:style-name="ce21">
            <text:p>5.74377E+13</text:p>
          </table:table-cell>
          <table:table-cell office:value-type="float" office:value="8575022169630" table:formula="of:=[.O15]*[.E55]" table:style-name="ce21">
            <text:p>8.57502E+12</text:p>
          </table:table-cell>
          <table:table-cell office:value-type="float" office:value="7422404722809" table:formula="of:=[.P15]*[.F55]" table:style-name="ce21">
            <text:p>7.4224E+12</text:p>
          </table:table-cell>
          <table:table-cell office:value-type="float" office:value="2802265393725" table:formula="of:=[.Q15]*[.G55]" table:style-name="ce21">
            <text:p>2.80227E+12</text:p>
          </table:table-cell>
          <table:table-cell office:value-type="float" office:value="1406925135522" table:formula="of:=[.R15]*[.H55]" table:style-name="ce21">
            <text:p>1.40693E+12</text:p>
          </table:table-cell>
          <table:table-cell office:value-type="float" office:value="2773400578225" table:formula="of:=[.S15]*[.I55]" table:style-name="ce21">
            <text:p>2.7734E+12</text:p>
          </table:table-cell>
          <table:table-cell office:value-type="float" office:value="-2171854952220" table:formula="of:=[.T15]*[.J55]" table:style-name="ce21">
            <text:p>-2.17185E+12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SIKKIM</text:p>
          </table:table-cell>
          <table:table-cell office:value-type="float" office:value="-27254691" table:formula="of:=[.C16]-[.C$43]" table:style-name="ce20">
            <text:p>-27254691</text:p>
          </table:table-cell>
          <table:table-cell office:value-type="float" office:value="-4911423" table:formula="of:=[.D16]-[.D$43]" table:style-name="ce20">
            <text:p>-4911423</text:p>
          </table:table-cell>
          <table:table-cell office:value-type="float" office:value="-734323" table:formula="of:=[.E16]-[.E$43]" table:style-name="ce20">
            <text:p>-734323</text:p>
          </table:table-cell>
          <table:table-cell office:value-type="float" office:value="-593364" table:formula="of:=[.F16]-[.F$43]" table:style-name="ce20">
            <text:p>-593364</text:p>
          </table:table-cell>
          <table:table-cell office:value-type="float" office:value="-74012" table:formula="of:=[.G16]-[.G$43]" table:style-name="ce20">
            <text:p>-74012</text:p>
          </table:table-cell>
          <table:table-cell office:value-type="float" office:value="-126879" table:formula="of:=[.H16]-[.H$43]" table:style-name="ce20">
            <text:p>-126879</text:p>
          </table:table-cell>
          <table:table-cell office:value-type="float" office:value="-210492" table:formula="of:=[.I16]-[.I$43]" table:style-name="ce20">
            <text:p>-210492</text:p>
          </table:table-cell>
          <table:table-cell office:value-type="float" office:value="-80095" table:formula="of:=[.J16]-[.J$43]" table:style-name="ce20">
            <text:p>-80095</text:p>
          </table:table-cell>
          <table:table-cell table:number-columns-repeated="2" table:style-name="ce2"/>
          <table:table-cell office:value-type="float" office:value="-7531561310940" table:formula="of:=[.M16]*[.C56]" table:style-name="ce21">
            <text:p>-7.53156E+12</text:p>
          </table:table-cell>
          <table:table-cell office:value-type="float" office:value="326388615465" table:formula="of:=[.N16]*[.D56]" table:style-name="ce21">
            <text:p>3.26389E+11</text:p>
          </table:table-cell>
          <table:table-cell office:value-type="float" office:value="11602303400" table:formula="of:=[.O16]*[.E56]" table:style-name="ce21">
            <text:p>11602303400</text:p>
          </table:table-cell>
          <table:table-cell office:value-type="float" office:value="44178323256" table:formula="of:=[.P16]*[.F56]" table:style-name="ce21">
            <text:p>44178323256</text:p>
          </table:table-cell>
          <table:table-cell office:value-type="float" office:value="-6727246728" table:formula="of:=[.Q16]*[.G56]" table:style-name="ce21">
            <text:p>-6727246728</text:p>
          </table:table-cell>
          <table:table-cell office:value-type="float" office:value="9643819032" table:formula="of:=[.R16]*[.H56]" table:style-name="ce21">
            <text:p>9643819032</text:p>
          </table:table-cell>
          <table:table-cell office:value-type="float" office:value="12634150824" table:formula="of:=[.S16]*[.I56]" table:style-name="ce21">
            <text:p>12634150824</text:p>
          </table:table-cell>
          <table:table-cell office:value-type="float" office:value="5966596930" table:formula="of:=[.T16]*[.J56]" table:style-name="ce21">
            <text:p>5966596930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ARUNACHAL PRADESH</text:p>
          </table:table-cell>
          <table:table-cell office:value-type="float" office:value="-27205477" table:formula="of:=[.C17]-[.C$43]" table:style-name="ce20">
            <text:p>-27205477</text:p>
          </table:table-cell>
          <table:table-cell office:value-type="float" office:value="-4894245" table:formula="of:=[.D17]-[.D$43]" table:style-name="ce20">
            <text:p>-4894245</text:p>
          </table:table-cell>
          <table:table-cell office:value-type="float" office:value="-376113" table:formula="of:=[.E17]-[.E$43]" table:style-name="ce20">
            <text:p>-376113</text:p>
          </table:table-cell>
          <table:table-cell office:value-type="float" office:value="-591945" table:formula="of:=[.F17]-[.F$43]" table:style-name="ce20">
            <text:p>-591945</text:p>
          </table:table-cell>
          <table:table-cell office:value-type="float" office:value="-78413" table:formula="of:=[.G17]-[.G$43]" table:style-name="ce20">
            <text:p>-78413</text:p>
          </table:table-cell>
          <table:table-cell office:value-type="float" office:value="-126422" table:formula="of:=[.H17]-[.H$43]" table:style-name="ce20">
            <text:p>-126422</text:p>
          </table:table-cell>
          <table:table-cell office:value-type="float" office:value="135761" table:formula="of:=[.I17]-[.I$43]" table:style-name="ce20">
            <text:p>135761</text:p>
          </table:table-cell>
          <table:table-cell office:value-type="float" office:value="-75275" table:formula="of:=[.J17]-[.J$43]" table:style-name="ce20">
            <text:p>-75275</text:p>
          </table:table-cell>
          <table:table-cell table:number-columns-repeated="2" table:style-name="ce2"/>
          <table:table-cell office:value-type="float" office:value="-6227605740070" table:formula="of:=[.M17]*[.C57]" table:style-name="ce21">
            <text:p>-6.22761E+12</text:p>
          </table:table-cell>
          <table:table-cell office:value-type="float" office:value="714173124645" table:formula="of:=[.N17]*[.D57]" table:style-name="ce21">
            <text:p>7.14173E+11</text:p>
          </table:table-cell>
          <table:table-cell office:value-type="float" office:value="-92435787558" table:formula="of:=[.O17]*[.E57]" table:style-name="ce21">
            <text:p>-92435787558</text:p>
          </table:table-cell>
          <table:table-cell office:value-type="float" office:value="100440635655" table:formula="of:=[.P17]*[.F57]" table:style-name="ce21">
            <text:p>1.00441E+11</text:p>
          </table:table-cell>
          <table:table-cell office:value-type="float" office:value="795970363" table:formula="of:=[.Q17]*[.G57]" table:style-name="ce21">
            <text:p>795970363</text:p>
          </table:table-cell>
          <table:table-cell office:value-type="float" office:value="21769236290" table:formula="of:=[.R17]*[.H57]" table:style-name="ce21">
            <text:p>21769236290</text:p>
          </table:table-cell>
          <table:table-cell office:value-type="float" office:value="25738520707" table:formula="of:=[.S17]*[.I57]" table:style-name="ce21">
            <text:p>25738520707</text:p>
          </table:table-cell>
          <table:table-cell office:value-type="float" office:value="12519587450" table:formula="of:=[.T17]*[.J57]" table:style-name="ce21">
            <text:p>12519587450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NAGALAND</text:p>
          </table:table-cell>
          <table:table-cell office:value-type="float" office:value="-27434299" table:formula="of:=[.C18]-[.C$43]" table:style-name="ce20">
            <text:p>-27434299</text:p>
          </table:table-cell>
          <table:table-cell office:value-type="float" office:value="-4872327" table:formula="of:=[.D18]-[.D$43]" table:style-name="ce20">
            <text:p>-4872327</text:p>
          </table:table-cell>
          <table:table-cell office:value-type="float" office:value="944806" table:formula="of:=[.E18]-[.E$43]" table:style-name="ce20">
            <text:p>944806</text:p>
          </table:table-cell>
          <table:table-cell office:value-type="float" office:value="-593342" table:formula="of:=[.F18]-[.F$43]" table:style-name="ce20">
            <text:p>-593342</text:p>
          </table:table-cell>
          <table:table-cell office:value-type="float" office:value="-234469" table:formula="of:=[.G18]-[.G$43]" table:style-name="ce20">
            <text:p>-234469</text:p>
          </table:table-cell>
          <table:table-cell office:value-type="float" office:value="-124538" table:formula="of:=[.H18]-[.H$43]" table:style-name="ce20">
            <text:p>-124538</text:p>
          </table:table-cell>
          <table:table-cell office:value-type="float" office:value="-223578" table:formula="of:=[.I18]-[.I$43]" table:style-name="ce20">
            <text:p>-223578</text:p>
          </table:table-cell>
          <table:table-cell office:value-type="float" office:value="-79607" table:formula="of:=[.J18]-[.J$43]" table:style-name="ce20">
            <text:p>-79607</text:p>
          </table:table-cell>
          <table:table-cell table:number-columns-repeated="2" table:style-name="ce2"/>
          <table:table-cell office:value-type="float" office:value="2037243609441" table:formula="of:=[.M18]*[.C58]" table:style-name="ce21">
            <text:p>2.03724E+12</text:p>
          </table:table-cell>
          <table:table-cell office:value-type="float" office:value="966426060450" table:formula="of:=[.N18]*[.D58]" table:style-name="ce21">
            <text:p>9.66426E+11</text:p>
          </table:table-cell>
          <table:table-cell office:value-type="float" office:value="1409969896428" table:formula="of:=[.O18]*[.E58]" table:style-name="ce21">
            <text:p>1.40997E+12</text:p>
          </table:table-cell>
          <table:table-cell office:value-type="float" office:value="145619773666" table:formula="of:=[.P18]*[.F58]" table:style-name="ce21">
            <text:p>1.4562E+11</text:p>
          </table:table-cell>
          <table:table-cell office:value-type="float" office:value="56402455826" table:formula="of:=[.Q18]*[.G58]" table:style-name="ce21">
            <text:p>56402455826</text:p>
          </table:table-cell>
          <table:table-cell office:value-type="float" office:value="30469218004" table:formula="of:=[.R18]*[.H58]" table:style-name="ce21">
            <text:p>30469218004</text:p>
          </table:table-cell>
          <table:table-cell office:value-type="float" office:value="54575166222" table:formula="of:=[.S18]*[.I58]" table:style-name="ce21">
            <text:p>54575166222</text:p>
          </table:table-cell>
          <table:table-cell office:value-type="float" office:value="19503476179" table:formula="of:=[.T18]*[.J58]" table:style-name="ce21">
            <text:p>19503476179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MANIPUR</text:p>
          </table:table-cell>
          <table:table-cell office:value-type="float" office:value="-26425477" table:formula="of:=[.C19]-[.C$43]" table:style-name="ce20">
            <text:p>-26425477</text:p>
          </table:table-cell>
          <table:table-cell office:value-type="float" office:value="-4681454" table:formula="of:=[.D19]-[.D$43]" table:style-name="ce20">
            <text:p>-4681454</text:p>
          </table:table-cell>
          <table:table-cell office:value-type="float" office:value="384198" table:formula="of:=[.E19]-[.E$43]" table:style-name="ce20">
            <text:p>384198</text:p>
          </table:table-cell>
          <table:table-cell office:value-type="float" office:value="-593705" table:formula="of:=[.F19]-[.F$43]" table:style-name="ce20">
            <text:p>-593705</text:p>
          </table:table-cell>
          <table:table-cell office:value-type="float" office:value="-234144" table:formula="of:=[.G19]-[.G$43]" table:style-name="ce20">
            <text:p>-234144</text:p>
          </table:table-cell>
          <table:table-cell office:value-type="float" office:value="-125501" table:formula="of:=[.H19]-[.H$43]" table:style-name="ce20">
            <text:p>-125501</text:p>
          </table:table-cell>
          <table:table-cell office:value-type="float" office:value="6975" table:formula="of:=[.I19]-[.I$43]" table:style-name="ce20">
            <text:p>6975</text:p>
          </table:table-cell>
          <table:table-cell office:value-type="float" office:value="-70954" table:formula="of:=[.J19]-[.J$43]" table:style-name="ce20">
            <text:p>-70954</text:p>
          </table:table-cell>
          <table:table-cell table:number-columns-repeated="2" table:style-name="ce2"/>
          <table:table-cell office:value-type="float" office:value="-21798428828254" table:formula="of:=[.M19]*[.C59]" table:style-name="ce21">
            <text:p>-2.17984E+13</text:p>
          </table:table-cell>
          <table:table-cell office:value-type="float" office:value="548376158652" table:formula="of:=[.N19]*[.D59]" table:style-name="ce21">
            <text:p>5.48376E+11</text:p>
          </table:table-cell>
          <table:table-cell office:value-type="float" office:value="315837265662" table:formula="of:=[.O19]*[.E59]" table:style-name="ce21">
            <text:p>3.15837E+11</text:p>
          </table:table-cell>
          <table:table-cell office:value-type="float" office:value="211030661135" table:formula="of:=[.P19]*[.F59]" table:style-name="ce21">
            <text:p>2.11031E+11</text:p>
          </table:table-cell>
          <table:table-cell office:value-type="float" office:value="81924644160" table:formula="of:=[.Q19]*[.G59]" table:style-name="ce21">
            <text:p>81924644160</text:p>
          </table:table-cell>
          <table:table-cell office:value-type="float" office:value="44588246282" table:formula="of:=[.R19]*[.H59]" table:style-name="ce21">
            <text:p>44588246282</text:p>
          </table:table-cell>
          <table:table-cell office:value-type="float" office:value="-859368825" table:formula="of:=[.S19]*[.I59]" table:style-name="ce21">
            <text:p>-859368825</text:p>
          </table:table-cell>
          <table:table-cell office:value-type="float" office:value="24550438770" table:formula="of:=[.T19]*[.J59]" table:style-name="ce21">
            <text:p>24550438770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MIZORAM</text:p>
          </table:table-cell>
          <table:table-cell office:value-type="float" office:value="-27577217" table:formula="of:=[.C20]-[.C$43]" table:style-name="ce20">
            <text:p>-27577217</text:p>
          </table:table-cell>
          <table:table-cell office:value-type="float" office:value="-4906458" table:formula="of:=[.D20]-[.D$43]" table:style-name="ce20">
            <text:p>-4906458</text:p>
          </table:table-cell>
          <table:table-cell office:value-type="float" office:value="161486" table:formula="of:=[.E20]-[.E$43]" table:style-name="ce20">
            <text:p>161486</text:p>
          </table:table-cell>
          <table:table-cell office:value-type="float" office:value="-594946" table:formula="of:=[.F20]-[.F$43]" table:style-name="ce20">
            <text:p>-594946</text:p>
          </table:table-cell>
          <table:table-cell office:value-type="float" office:value="-147817" table:formula="of:=[.G20]-[.G$43]" table:style-name="ce20">
            <text:p>-147817</text:p>
          </table:table-cell>
          <table:table-cell office:value-type="float" office:value="-126817" table:formula="of:=[.H20]-[.H$43]" table:style-name="ce20">
            <text:p>-126817</text:p>
          </table:table-cell>
          <table:table-cell office:value-type="float" office:value="-225984" table:formula="of:=[.I20]-[.I$43]" table:style-name="ce20">
            <text:p>-225984</text:p>
          </table:table-cell>
          <table:table-cell office:value-type="float" office:value="-80897" table:formula="of:=[.J20]-[.J$43]" table:style-name="ce20">
            <text:p>-80897</text:p>
          </table:table-cell>
          <table:table-cell table:number-columns-repeated="2" table:style-name="ce2"/>
          <table:table-cell office:value-type="float" office:value="2951175877255" table:formula="of:=[.M20]*[.C60]" table:style-name="ce21">
            <text:p>2.95118E+12</text:p>
          </table:table-cell>
          <table:table-cell office:value-type="float" office:value="600153036102" table:formula="of:=[.N20]*[.D60]" table:style-name="ce21">
            <text:p>6.00153E+11</text:p>
          </table:table-cell>
          <table:table-cell office:value-type="float" office:value="132286101480" table:formula="of:=[.O20]*[.E60]" table:style-name="ce21">
            <text:p>1.32286E+11</text:p>
          </table:table-cell>
          <table:table-cell office:value-type="float" office:value="81427284290" table:formula="of:=[.P20]*[.F60]" table:style-name="ce21">
            <text:p>81427284290</text:p>
          </table:table-cell>
          <table:table-cell office:value-type="float" office:value="6465515580" table:formula="of:=[.Q20]*[.G60]" table:style-name="ce21">
            <text:p>6465515580</text:p>
          </table:table-cell>
          <table:table-cell office:value-type="float" office:value="17345395175" table:formula="of:=[.R20]*[.H60]" table:style-name="ce21">
            <text:p>17345395175</text:p>
          </table:table-cell>
          <table:table-cell office:value-type="float" office:value="30811336512" table:formula="of:=[.S20]*[.I60]" table:style-name="ce21">
            <text:p>30811336512</text:p>
          </table:table-cell>
          <table:table-cell office:value-type="float" office:value="11012104125" table:formula="of:=[.T20]*[.J60]" table:style-name="ce21">
            <text:p>11012104125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TRIPURA</text:p>
          </table:table-cell>
          <table:table-cell office:value-type="float" office:value="-24543450" table:formula="of:=[.C21]-[.C$43]" table:style-name="ce20">
            <text:p>-24543450</text:p>
          </table:table-cell>
          <table:table-cell office:value-type="float" office:value="-4605248" table:formula="of:=[.D21]-[.D$43]" table:style-name="ce20">
            <text:p>-4605248</text:p>
          </table:table-cell>
          <table:table-cell office:value-type="float" office:value="-634963" table:formula="of:=[.E21]-[.E$43]" table:style-name="ce20">
            <text:p>-634963</text:p>
          </table:table-cell>
          <table:table-cell office:value-type="float" office:value="-594162" table:formula="of:=[.F21]-[.F$43]" table:style-name="ce20">
            <text:p>-594162</text:p>
          </table:table-cell>
          <table:table-cell office:value-type="float" office:value="-115843" table:formula="of:=[.G21]-[.G$43]" table:style-name="ce20">
            <text:p>-115843</text:p>
          </table:table-cell>
          <table:table-cell office:value-type="float" office:value="-126333" table:formula="of:=[.H21]-[.H$43]" table:style-name="ce20">
            <text:p>-126333</text:p>
          </table:table-cell>
          <table:table-cell office:value-type="float" office:value="-225278" table:formula="of:=[.I21]-[.I$43]" table:style-name="ce20">
            <text:p>-225278</text:p>
          </table:table-cell>
          <table:table-cell office:value-type="float" office:value="-76662" table:formula="of:=[.J21]-[.J$43]" table:style-name="ce20">
            <text:p>-76662</text:p>
          </table:table-cell>
          <table:table-cell table:number-columns-repeated="2" table:style-name="ce2"/>
          <table:table-cell office:value-type="float" office:value="-63927416107350" table:formula="of:=[.M21]*[.C61]" table:style-name="ce21">
            <text:p>-6.39274E+13</text:p>
          </table:table-cell>
          <table:table-cell office:value-type="float" office:value="659462303104" table:formula="of:=[.N21]*[.D61]" table:style-name="ce21">
            <text:p>6.59462E+11</text:p>
          </table:table-cell>
          <table:table-cell office:value-type="float" office:value="190081253754" table:formula="of:=[.O21]*[.E61]" table:style-name="ce21">
            <text:p>1.90081E+11</text:p>
          </table:table-cell>
          <table:table-cell office:value-type="float" office:value="272227203540" table:formula="of:=[.P21]*[.F61]" table:style-name="ce21">
            <text:p>2.72227E+11</text:p>
          </table:table-cell>
          <table:table-cell office:value-type="float" office:value="38674764765" table:formula="of:=[.Q21]*[.G61]" table:style-name="ce21">
            <text:p>38674764765</text:p>
          </table:table-cell>
          <table:table-cell office:value-type="float" office:value="57908520540" table:formula="of:=[.R21]*[.H61]" table:style-name="ce21">
            <text:p>57908520540</text:p>
          </table:table-cell>
          <table:table-cell office:value-type="float" office:value="103115597828" table:formula="of:=[.S21]*[.I61]" table:style-name="ce21">
            <text:p>1.03116E+11</text:p>
          </table:table-cell>
          <table:table-cell office:value-type="float" office:value="34802938098" table:formula="of:=[.T21]*[.J61]" table:style-name="ce21">
            <text:p>34802938098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MEGHALAYA</text:p>
          </table:table-cell>
          <table:table-cell office:value-type="float" office:value="-27265275" table:formula="of:=[.C22]-[.C$43]" table:style-name="ce20">
            <text:p>-27265275</text:p>
          </table:table-cell>
          <table:table-cell office:value-type="float" office:value="-4790891" table:formula="of:=[.D22]-[.D$43]" table:style-name="ce20">
            <text:p>-4790891</text:p>
          </table:table-cell>
          <table:table-cell office:value-type="float" office:value="1418182" table:formula="of:=[.E22]-[.E$43]" table:style-name="ce20">
            <text:p>1418182</text:p>
          </table:table-cell>
          <table:table-cell office:value-type="float" office:value="-592187" table:formula="of:=[.F22]-[.F$43]" table:style-name="ce20">
            <text:p>-592187</text:p>
          </table:table-cell>
          <table:table-cell office:value-type="float" office:value="-231364" table:formula="of:=[.G22]-[.G$43]" table:style-name="ce20">
            <text:p>-231364</text:p>
          </table:table-cell>
          <table:table-cell office:value-type="float" office:value="-126566" table:formula="of:=[.H22]-[.H$43]" table:style-name="ce20">
            <text:p>-126566</text:p>
          </table:table-cell>
          <table:table-cell office:value-type="float" office:value="31479" table:formula="of:=[.I22]-[.I$43]" table:style-name="ce20">
            <text:p>31479</text:p>
          </table:table-cell>
          <table:table-cell office:value-type="float" office:value="-72345" table:formula="of:=[.J22]-[.J$43]" table:style-name="ce20">
            <text:p>-72345</text:p>
          </table:table-cell>
          <table:table-cell table:number-columns-repeated="2" table:style-name="ce2"/>
          <table:table-cell office:value-type="float" office:value="784776410325" table:formula="of:=[.M22]*[.C62]" table:style-name="ce21">
            <text:p>7.84776E+11</text:p>
          </table:table-cell>
          <table:table-cell office:value-type="float" office:value="1152027231642" table:formula="of:=[.N22]*[.D62]" table:style-name="ce21">
            <text:p>1.15203E+12</text:p>
          </table:table-cell>
          <table:table-cell office:value-type="float" office:value="2612526662212" table:formula="of:=[.O22]*[.E62]" table:style-name="ce21">
            <text:p>2.61253E+12</text:p>
          </table:table-cell>
          <table:table-cell office:value-type="float" office:value="217815853592" table:formula="of:=[.P22]*[.F62]" table:style-name="ce21">
            <text:p>2.17816E+11</text:p>
          </table:table-cell>
          <table:table-cell office:value-type="float" office:value="83521709908" table:formula="of:=[.Q22]*[.G62]" table:style-name="ce21">
            <text:p>83521709908</text:p>
          </table:table-cell>
          <table:table-cell office:value-type="float" office:value="46859036444" table:formula="of:=[.R22]*[.H62]" table:style-name="ce21">
            <text:p>46859036444</text:p>
          </table:table-cell>
          <table:table-cell office:value-type="float" office:value="-3544220610" table:formula="of:=[.S22]*[.I62]" table:style-name="ce21">
            <text:p>-3544220610</text:p>
          </table:table-cell>
          <table:table-cell office:value-type="float" office:value="26137018635" table:formula="of:=[.T22]*[.J62]" table:style-name="ce21">
            <text:p>26137018635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ASSAM</text:p>
          </table:table-cell>
          <table:table-cell office:value-type="float" office:value="-8426594" table:formula="of:=[.C23]-[.C$43]" table:style-name="ce20">
            <text:p>-8426594</text:p>
          </table:table-cell>
          <table:table-cell office:value-type="float" office:value="5758055" table:formula="of:=[.D23]-[.D$43]" table:style-name="ce20">
            <text:p>5758055</text:p>
          </table:table-cell>
          <table:table-cell office:value-type="float" office:value="371022" table:formula="of:=[.E23]-[.E$43]" table:style-name="ce20">
            <text:p>371022</text:p>
          </table:table-cell>
          <table:table-cell office:value-type="float" office:value="-574560" table:formula="of:=[.F23]-[.F$43]" table:style-name="ce20">
            <text:p>-574560</text:p>
          </table:table-cell>
          <table:table-cell office:value-type="float" office:value="-186235" table:formula="of:=[.G23]-[.G$43]" table:style-name="ce20">
            <text:p>-186235</text:p>
          </table:table-cell>
          <table:table-cell office:value-type="float" office:value="-101244" table:formula="of:=[.H23]-[.H$43]" table:style-name="ce20">
            <text:p>-101244</text:p>
          </table:table-cell>
          <table:table-cell office:value-type="float" office:value="-199674" table:formula="of:=[.I23]-[.I$43]" table:style-name="ce20">
            <text:p>-199674</text:p>
          </table:table-cell>
          <table:table-cell office:value-type="float" office:value="-31050" table:formula="of:=[.J23]-[.J$43]" table:style-name="ce20">
            <text:p>-31050</text:p>
          </table:table-cell>
          <table:table-cell table:number-columns-repeated="2" table:style-name="ce2"/>
          <table:table-cell office:value-type="float" office:value="-128758878768828" table:formula="of:=[.M23]*[.C63]" table:style-name="ce21">
            <text:p>-1.28759E+14</text:p>
          </table:table-cell>
          <table:table-cell office:value-type="float" office:value="39031828009640" table:formula="of:=[.N23]*[.D63]" table:style-name="ce21">
            <text:p>3.90318E+13</text:p>
          </table:table-cell>
          <table:table-cell office:value-type="float" office:value="-1014682096260" table:formula="of:=[.O23]*[.E63]" table:style-name="ce21">
            <text:p>-1.01468E+12</text:p>
          </table:table-cell>
          <table:table-cell office:value-type="float" office:value="2229307164000" table:formula="of:=[.P23]*[.F63]" table:style-name="ce21">
            <text:p>2.22931E+12</text:p>
          </table:table-cell>
          <table:table-cell office:value-type="float" office:value="716204684440" table:formula="of:=[.Q23]*[.G63]" table:style-name="ce21">
            <text:p>7.16205E+11</text:p>
          </table:table-cell>
          <table:table-cell office:value-type="float" office:value="392294986512" table:formula="of:=[.R23]*[.H63]" table:style-name="ce21">
            <text:p>3.92295E+11</text:p>
          </table:table-cell>
          <table:table-cell office:value-type="float" office:value="773453013246" table:formula="of:=[.S23]*[.I63]" table:style-name="ce21">
            <text:p>7.73453E+11</text:p>
          </table:table-cell>
          <table:table-cell office:value-type="float" office:value="119537035200" table:formula="of:=[.T23]*[.J63]" table:style-name="ce21">
            <text:p>1.19537E+11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WEST BENGAL</text:p>
          </table:table-cell>
          <table:table-cell office:value-type="float" office:value="36778193" table:formula="of:=[.C24]-[.C$43]" table:style-name="ce20">
            <text:p>36778193</text:p>
          </table:table-cell>
          <table:table-cell office:value-type="float" office:value="19733535" table:formula="of:=[.D24]-[.D$43]" table:style-name="ce20">
            <text:p>19733535</text:p>
          </table:table-cell>
          <table:table-cell office:value-type="float" office:value="-136227" table:formula="of:=[.E24]-[.E$43]" table:style-name="ce20">
            <text:p>-136227</text:p>
          </table:table-cell>
          <table:table-cell office:value-type="float" office:value="-531709" table:formula="of:=[.F24]-[.F$43]" table:style-name="ce20">
            <text:p>-531709</text:p>
          </table:table-cell>
          <table:table-cell office:value-type="float" office:value="41670" table:formula="of:=[.G24]-[.G$43]" table:style-name="ce20">
            <text:p>41670</text:p>
          </table:table-cell>
          <table:table-cell office:value-type="float" office:value="-67052" table:formula="of:=[.H24]-[.H$43]" table:style-name="ce20">
            <text:p>-67052</text:p>
          </table:table-cell>
          <table:table-cell office:value-type="float" office:value="715505" table:formula="of:=[.I24]-[.I$43]" table:style-name="ce20">
            <text:p>715505</text:p>
          </table:table-cell>
          <table:table-cell office:value-type="float" office:value="146344" table:formula="of:=[.J24]-[.J$43]" table:style-name="ce20">
            <text:p>146344</text:p>
          </table:table-cell>
          <table:table-cell table:number-columns-repeated="2" table:style-name="ce2"/>
          <table:table-cell office:value-type="float" office:value="1948362729270176" table:formula="of:=[.M24]*[.C64]" table:style-name="ce21">
            <text:p>1.94836E+15</text:p>
          </table:table-cell>
          <table:table-cell office:value-type="float" office:value="261376808204385" table:formula="of:=[.N24]*[.D64]" table:style-name="ce21">
            <text:p>2.61377E+14</text:p>
          </table:table-cell>
          <table:table-cell office:value-type="float" office:value="1464562309392" table:formula="of:=[.O24]*[.E64]" table:style-name="ce21">
            <text:p>1.46456E+12</text:p>
          </table:table-cell>
          <table:table-cell office:value-type="float" office:value="6032765528619" table:formula="of:=[.P24]*[.F64]" table:style-name="ce21">
            <text:p>6.03277E+12</text:p>
          </table:table-cell>
          <table:table-cell office:value-type="float" office:value="-463646088720" table:formula="of:=[.Q24]*[.G64]" table:style-name="ce21">
            <text:p>-4.63646E+11</text:p>
          </table:table-cell>
          <table:table-cell office:value-type="float" office:value="760998158396" table:formula="of:=[.R24]*[.H64]" table:style-name="ce21">
            <text:p>7.60998E+11</text:p>
          </table:table-cell>
          <table:table-cell office:value-type="float" office:value="-7489346099585" table:formula="of:=[.S24]*[.I64]" table:style-name="ce21">
            <text:p>-7.48935E+12</text:p>
          </table:table-cell>
          <table:table-cell office:value-type="float" office:value="-1636308410968" table:formula="of:=[.T24]*[.J64]" table:style-name="ce21">
            <text:p>-1.63631E+12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JHARKHAND</text:p>
          </table:table-cell>
          <table:table-cell office:value-type="float" office:value="-5231302" table:formula="of:=[.C25]-[.C$43]" table:style-name="ce20">
            <text:p>-5231302</text:p>
          </table:table-cell>
          <table:table-cell office:value-type="float" office:value="-127296" table:formula="of:=[.D25]-[.D$43]" table:style-name="ce20">
            <text:p>-127296</text:p>
          </table:table-cell>
          <table:table-cell office:value-type="float" office:value="623763" table:formula="of:=[.E25]-[.E$43]" table:style-name="ce20">
            <text:p>623763</text:p>
          </table:table-cell>
          <table:table-cell office:value-type="float" office:value="-523810" table:formula="of:=[.F25]-[.F$43]" table:style-name="ce20">
            <text:p>-523810</text:p>
          </table:table-cell>
          <table:table-cell office:value-type="float" office:value="-232272" table:formula="of:=[.G25]-[.G$43]" table:style-name="ce20">
            <text:p>-232272</text:p>
          </table:table-cell>
          <table:table-cell office:value-type="float" office:value="-112219" table:formula="of:=[.H25]-[.H$43]" table:style-name="ce20">
            <text:p>-112219</text:p>
          </table:table-cell>
          <table:table-cell office:value-type="float" office:value="4008994" table:formula="of:=[.I25]-[.I$43]" table:style-name="ce20">
            <text:p>4008994</text:p>
          </table:table-cell>
          <table:table-cell office:value-type="float" office:value="-13580" table:formula="of:=[.J25]-[.J$43]" table:style-name="ce20">
            <text:p>-13580</text:p>
          </table:table-cell>
          <table:table-cell table:number-columns-repeated="2" table:style-name="ce2"/>
          <table:table-cell office:value-type="float" office:value="-95484517619268" table:formula="of:=[.M25]*[.C65]" table:style-name="ce21">
            <text:p>-9.54845E+13</text:p>
          </table:table-cell>
          <table:table-cell office:value-type="float" office:value="-85349040192" table:formula="of:=[.N25]*[.D65]" table:style-name="ce21">
            <text:p>-85349040192</text:p>
          </table:table-cell>
          <table:table-cell office:value-type="float" office:value="-1687222152567" table:formula="of:=[.O25]*[.E65]" table:style-name="ce21">
            <text:p>-1.68722E+12</text:p>
          </table:table-cell>
          <table:table-cell office:value-type="float" office:value="2122527881950" table:formula="of:=[.P25]*[.F65]" table:style-name="ce21">
            <text:p>2.12253E+12</text:p>
          </table:table-cell>
          <table:table-cell office:value-type="float" office:value="955697312592" table:formula="of:=[.Q25]*[.G65]" table:style-name="ce21">
            <text:p>9.55697E+11</text:p>
          </table:table-cell>
          <table:table-cell office:value-type="float" office:value="461056586917" table:formula="of:=[.R25]*[.H65]" table:style-name="ce21">
            <text:p>4.61057E+11</text:p>
          </table:table-cell>
          <table:table-cell office:value-type="float" office:value="450085747386" table:formula="of:=[.S25]*[.I65]" table:style-name="ce21">
            <text:p>4.50086E+11</text:p>
          </table:table-cell>
          <table:table-cell office:value-type="float" office:value="55069262920" table:formula="of:=[.T25]*[.J65]" table:style-name="ce21">
            <text:p>55069262920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ODISHA</text:p>
          </table:table-cell>
          <table:table-cell office:value-type="float" office:value="11692988" table:formula="of:=[.C26]-[.C$43]" table:style-name="ce20">
            <text:p>11692988</text:p>
          </table:table-cell>
          <table:table-cell office:value-type="float" office:value="-4009620" table:formula="of:=[.D26]-[.D$43]" table:style-name="ce20">
            <text:p>-4009620</text:p>
          </table:table-cell>
          <table:table-cell office:value-type="float" office:value="366863" table:formula="of:=[.E26]-[.E$43]" table:style-name="ce20">
            <text:p>366863</text:p>
          </table:table-cell>
          <table:table-cell office:value-type="float" office:value="-573241" table:formula="of:=[.F26]-[.F$43]" table:style-name="ce20">
            <text:p>-573241</text:p>
          </table:table-cell>
          <table:table-cell office:value-type="float" office:value="-227376" table:formula="of:=[.G26]-[.G$43]" table:style-name="ce20">
            <text:p>-227376</text:p>
          </table:table-cell>
          <table:table-cell office:value-type="float" office:value="-117773" table:formula="of:=[.H26]-[.H$43]" table:style-name="ce20">
            <text:p>-117773</text:p>
          </table:table-cell>
          <table:table-cell office:value-type="float" office:value="251525" table:formula="of:=[.I26]-[.I$43]" table:style-name="ce20">
            <text:p>251525</text:p>
          </table:table-cell>
          <table:table-cell office:value-type="float" office:value="-5004" table:formula="of:=[.J26]-[.J$43]" table:style-name="ce20">
            <text:p>-5004</text:p>
          </table:table-cell>
          <table:table-cell table:number-columns-repeated="2" table:style-name="ce2"/>
          <table:table-cell office:value-type="float" office:value="398187915209232" table:formula="of:=[.M26]*[.C66]" table:style-name="ce21">
            <text:p>3.98188E+14</text:p>
          </table:table-cell>
          <table:table-cell office:value-type="float" office:value="17382131729340" table:formula="of:=[.N26]*[.D66]" table:style-name="ce21">
            <text:p>1.73821E+13</text:p>
          </table:table-cell>
          <table:table-cell office:value-type="float" office:value="-1498660668547" table:formula="of:=[.O26]*[.E66]" table:style-name="ce21">
            <text:p>-1.49866E+12</text:p>
          </table:table-cell>
          <table:table-cell office:value-type="float" office:value="2995061551426" table:formula="of:=[.P26]*[.F66]" table:style-name="ce21">
            <text:p>2.99506E+12</text:p>
          </table:table-cell>
          <table:table-cell office:value-type="float" office:value="1189841554800" table:formula="of:=[.Q26]*[.G66]" table:style-name="ce21">
            <text:p>1.18984E+12</text:p>
          </table:table-cell>
          <table:table-cell office:value-type="float" office:value="616819245961" table:formula="of:=[.R26]*[.H66]" table:style-name="ce21">
            <text:p>6.16819E+11</text:p>
          </table:table-cell>
          <table:table-cell office:value-type="float" office:value="-1199386901500" table:formula="of:=[.S26]*[.I66]" table:style-name="ce21">
            <text:p>-1.19939E+12</text:p>
          </table:table-cell>
          <table:table-cell office:value-type="float" office:value="25869969432" table:formula="of:=[.T26]*[.J66]" table:style-name="ce21">
            <text:p>25869969432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CHHATTISGARH</text:p>
          </table:table-cell>
          <table:table-cell office:value-type="float" office:value="-3787564" table:formula="of:=[.C27]-[.C$43]" table:style-name="ce20">
            <text:p>-3787564</text:p>
          </table:table-cell>
          <table:table-cell office:value-type="float" office:value="-4406292" table:formula="of:=[.D27]-[.D$43]" table:style-name="ce20">
            <text:p>-4406292</text:p>
          </table:table-cell>
          <table:table-cell office:value-type="float" office:value="-304303" table:formula="of:=[.E27]-[.E$43]" table:style-name="ce20">
            <text:p>-304303</text:p>
          </table:table-cell>
          <table:table-cell office:value-type="float" office:value="-525196" table:formula="of:=[.F27]-[.F$43]" table:style-name="ce20">
            <text:p>-525196</text:p>
          </table:table-cell>
          <table:table-cell office:value-type="float" office:value="-170761" table:formula="of:=[.G27]-[.G$43]" table:style-name="ce20">
            <text:p>-170761</text:p>
          </table:table-cell>
          <table:table-cell office:value-type="float" office:value="-65683" table:formula="of:=[.H27]-[.H$43]" table:style-name="ce20">
            <text:p>-65683</text:p>
          </table:table-cell>
          <table:table-cell office:value-type="float" office:value="267802" table:formula="of:=[.I27]-[.I$43]" table:style-name="ce20">
            <text:p>267802</text:p>
          </table:table-cell>
          <table:table-cell office:value-type="float" office:value="-58661" table:formula="of:=[.J27]-[.J$43]" table:style-name="ce20">
            <text:p>-58661</text:p>
          </table:table-cell>
          <table:table-cell table:number-columns-repeated="2" table:style-name="ce2"/>
          <table:table-cell office:value-type="float" office:value="-78124715317396" table:formula="of:=[.M27]*[.C67]" table:style-name="ce21">
            <text:p>-7.81247E+13</text:p>
          </table:table-cell>
          <table:table-cell office:value-type="float" office:value="11800719732384" table:formula="of:=[.N27]*[.D67]" table:style-name="ce21">
            <text:p>1.18007E+13</text:p>
          </table:table-cell>
          <table:table-cell office:value-type="float" office:value="822411722224" table:formula="of:=[.O27]*[.E67]" table:style-name="ce21">
            <text:p>8.22412E+11</text:p>
          </table:table-cell>
          <table:table-cell office:value-type="float" office:value="1640246980344" table:formula="of:=[.P27]*[.F67]" table:style-name="ce21">
            <text:p>1.64025E+12</text:p>
          </table:table-cell>
          <table:table-cell office:value-type="float" office:value="533232471763" table:formula="of:=[.Q27]*[.G67]" table:style-name="ce21">
            <text:p>5.33232E+11</text:p>
          </table:table-cell>
          <table:table-cell office:value-type="float" office:value="205695510120" table:formula="of:=[.R27]*[.H67]" table:style-name="ce21">
            <text:p>2.05696E+11</text:p>
          </table:table-cell>
          <table:table-cell office:value-type="float" office:value="-722678693912" table:formula="of:=[.S27]*[.I67]" table:style-name="ce21">
            <text:p>-7.22679E+11</text:p>
          </table:table-cell>
          <table:table-cell office:value-type="float" office:value="185948799968" table:formula="of:=[.T27]*[.J67]" table:style-name="ce21">
            <text:p>1.85949E+11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MADHYA PRADESH</text:p>
          </table:table-cell>
          <table:table-cell office:value-type="float" office:value="38399768" table:formula="of:=[.C28]-[.C$43]" table:style-name="ce20">
            <text:p>38399768</text:p>
          </table:table-cell>
          <table:table-cell office:value-type="float" office:value="-146595" table:formula="of:=[.D28]-[.D$43]" table:style-name="ce20">
            <text:p>-146595</text:p>
          </table:table-cell>
          <table:table-cell office:value-type="float" office:value="-581563" table:formula="of:=[.E28]-[.E$43]" table:style-name="ce20">
            <text:p>-581563</text:p>
          </table:table-cell>
          <table:table-cell office:value-type="float" office:value="-443820" table:formula="of:=[.F28]-[.F$43]" table:style-name="ce20">
            <text:p>-443820</text:p>
          </table:table-cell>
          <table:table-cell office:value-type="float" office:value="-25176" table:formula="of:=[.G28]-[.G$43]" table:style-name="ce20">
            <text:p>-25176</text:p>
          </table:table-cell>
          <table:table-cell office:value-type="float" office:value="439835" table:formula="of:=[.H28]-[.H$43]" table:style-name="ce20">
            <text:p>439835</text:p>
          </table:table-cell>
          <table:table-cell office:value-type="float" office:value="372802" table:formula="of:=[.I28]-[.I$43]" table:style-name="ce20">
            <text:p>372802</text:p>
          </table:table-cell>
          <table:table-cell office:value-type="float" office:value="15702" table:formula="of:=[.J28]-[.J$43]" table:style-name="ce20">
            <text:p>15702</text:p>
          </table:table-cell>
          <table:table-cell table:number-columns-repeated="2" table:style-name="ce2"/>
          <table:table-cell office:value-type="float" office:value="2186051560525360" table:formula="of:=[.M28]*[.C68]" table:style-name="ce21">
            <text:p>2.18605E+15</text:p>
          </table:table-cell>
          <table:table-cell office:value-type="float" office:value="630894451320" table:formula="of:=[.N28]*[.D68]" table:style-name="ce21">
            <text:p>6.30894E+11</text:p>
          </table:table-cell>
          <table:table-cell office:value-type="float" office:value="5155596122847" table:formula="of:=[.O28]*[.E68]" table:style-name="ce21">
            <text:p>5.1556E+12</text:p>
          </table:table-cell>
          <table:table-cell office:value-type="float" office:value="3961954066980" table:formula="of:=[.P28]*[.F68]" table:style-name="ce21">
            <text:p>3.96195E+12</text:p>
          </table:table-cell>
          <table:table-cell office:value-type="float" office:value="223117239624" table:formula="of:=[.Q28]*[.G68]" table:style-name="ce21">
            <text:p>2.23117E+11</text:p>
          </table:table-cell>
          <table:table-cell office:value-type="float" office:value="-3743577751705" table:formula="of:=[.R28]*[.H68]" table:style-name="ce21">
            <text:p>-3.74358E+12</text:p>
          </table:table-cell>
          <table:table-cell office:value-type="float" office:value="-3160897567114" table:formula="of:=[.S28]*[.I68]" table:style-name="ce21">
            <text:p>-3.1609E+12</text:p>
          </table:table-cell>
          <table:table-cell office:value-type="float" office:value="-141015359652" table:formula="of:=[.T28]*[.J68]" table:style-name="ce21">
            <text:p>-1.41015E+11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GUJARAT</text:p>
          </table:table-cell>
          <table:table-cell office:value-type="float" office:value="25926635" table:formula="of:=[.C29]-[.C$43]" table:style-name="ce20">
            <text:p>25926635</text:p>
          </table:table-cell>
          <table:table-cell office:value-type="float" office:value="925471" table:formula="of:=[.D29]-[.D$43]" table:style-name="ce20">
            <text:p>925471</text:p>
          </table:table-cell>
          <table:table-cell office:value-type="float" office:value="-478667" table:formula="of:=[.E29]-[.E$43]" table:style-name="ce20">
            <text:p>-478667</text:p>
          </table:table-cell>
          <table:table-cell office:value-type="float" office:value="-536986" table:formula="of:=[.F29]-[.F$43]" table:style-name="ce20">
            <text:p>-536986</text:p>
          </table:table-cell>
          <table:table-cell office:value-type="float" office:value="-210745" table:formula="of:=[.G29]-[.G$43]" table:style-name="ce20">
            <text:p>-210745</text:p>
          </table:table-cell>
          <table:table-cell office:value-type="float" office:value="452461" table:formula="of:=[.H29]-[.H$43]" table:style-name="ce20">
            <text:p>452461</text:p>
          </table:table-cell>
          <table:table-cell office:value-type="float" office:value="-210312" table:formula="of:=[.I29]-[.I$43]" table:style-name="ce20">
            <text:p>-210312</text:p>
          </table:table-cell>
          <table:table-cell office:value-type="float" office:value="-24021" table:formula="of:=[.J29]-[.J$43]" table:style-name="ce20">
            <text:p>-24021</text:p>
          </table:table-cell>
          <table:table-cell table:number-columns-repeated="2" table:style-name="ce2"/>
          <table:table-cell office:value-type="float" office:value="1192081424757510" table:formula="of:=[.M29]*[.C69]" table:style-name="ce21">
            <text:p>1.19208E+15</text:p>
          </table:table-cell>
          <table:table-cell office:value-type="float" office:value="-1580890487671" table:formula="of:=[.N29]*[.D69]" table:style-name="ce21">
            <text:p>-1.58089E+12</text:p>
          </table:table-cell>
          <table:table-cell office:value-type="float" office:value="3464967020928" table:formula="of:=[.O29]*[.E69]" table:style-name="ce21">
            <text:p>3.46497E+12</text:p>
          </table:table-cell>
          <table:table-cell office:value-type="float" office:value="4025631537976" table:formula="of:=[.P29]*[.F69]" table:style-name="ce21">
            <text:p>4.02563E+12</text:p>
          </table:table-cell>
          <table:table-cell office:value-type="float" office:value="1585746326855" table:formula="of:=[.Q29]*[.G69]" table:style-name="ce21">
            <text:p>1.58575E+12</text:p>
          </table:table-cell>
          <table:table-cell office:value-type="float" office:value="-3156054832988" table:formula="of:=[.R29]*[.H69]" table:style-name="ce21">
            <text:p>-3.15605E+12</text:p>
          </table:table-cell>
          <table:table-cell office:value-type="float" office:value="1585433226384" table:formula="of:=[.S29]*[.I69]" table:style-name="ce21">
            <text:p>1.58543E+12</text:p>
          </table:table-cell>
          <table:table-cell office:value-type="float" office:value="180086878260" table:formula="of:=[.T29]*[.J69]" table:style-name="ce21">
            <text:p>1.80087E+11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DAMAN &amp; DIU</text:p>
          </table:table-cell>
          <table:table-cell office:value-type="float" office:value="-27387203" table:formula="of:=[.C30]-[.C$43]" table:style-name="ce20">
            <text:p>-27387203</text:p>
          </table:table-cell>
          <table:table-cell office:value-type="float" office:value="-4902013" table:formula="of:=[.D30]-[.D$43]" table:style-name="ce20">
            <text:p>-4902013</text:p>
          </table:table-cell>
          <table:table-cell office:value-type="float" office:value="-792025" table:formula="of:=[.E30]-[.E$43]" table:style-name="ce20">
            <text:p>-792025</text:p>
          </table:table-cell>
          <table:table-cell office:value-type="float" office:value="-595060" table:formula="of:=[.F30]-[.F$43]" table:style-name="ce20">
            <text:p>-595060</text:p>
          </table:table-cell>
          <table:table-cell office:value-type="float" office:value="-241011" table:formula="of:=[.G30]-[.G$43]" table:style-name="ce20">
            <text:p>-241011</text:p>
          </table:table-cell>
          <table:table-cell office:value-type="float" office:value="-126906" table:formula="of:=[.H30]-[.H$43]" table:style-name="ce20">
            <text:p>-126906</text:p>
          </table:table-cell>
          <table:table-cell office:value-type="float" office:value="-226713" table:formula="of:=[.I30]-[.I$43]" table:style-name="ce20">
            <text:p>-226713</text:p>
          </table:table-cell>
          <table:table-cell office:value-type="float" office:value="-81678" table:formula="of:=[.J30]-[.J$43]" table:style-name="ce20">
            <text:p>-81678</text:p>
          </table:table-cell>
          <table:table-cell table:number-columns-repeated="2" table:style-name="ce2"/>
          <table:table-cell office:value-type="float" office:value="-5196557446032" table:formula="of:=[.M30]*[.C70]" table:style-name="ce21">
            <text:p>-5.19656E+12</text:p>
          </table:table-cell>
          <table:table-cell office:value-type="float" office:value="54554502677" table:formula="of:=[.N30]*[.D70]" table:style-name="ce21">
            <text:p>54554502677</text:p>
          </table:table-cell>
          <table:table-cell office:value-type="float" office:value="21848801650" table:formula="of:=[.O30]*[.E70]" table:style-name="ce21">
            <text:p>21848801650</text:p>
          </table:table-cell>
          <table:table-cell office:value-type="float" office:value="17991044040" table:formula="of:=[.P30]*[.F70]" table:style-name="ce21">
            <text:p>17991044040</text:p>
          </table:table-cell>
          <table:table-cell office:value-type="float" office:value="7275881079" table:formula="of:=[.Q30]*[.G70]" table:style-name="ce21">
            <text:p>7275881079</text:p>
          </table:table-cell>
          <table:table-cell office:value-type="float" office:value="3822281814" table:formula="of:=[.R30]*[.H70]" table:style-name="ce21">
            <text:p>3822281814</text:p>
          </table:table-cell>
          <table:table-cell office:value-type="float" office:value="6875525151" table:formula="of:=[.S30]*[.I70]" table:style-name="ce21">
            <text:p>6875525151</text:p>
          </table:table-cell>
          <table:table-cell office:value-type="float" office:value="2463490158" table:formula="of:=[.T30]*[.J70]" table:style-name="ce21">
            <text:p>2463490158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DADRA &amp; NAGAR HAVELI</text:p>
          </table:table-cell>
          <table:table-cell office:value-type="float" office:value="-27284496" table:formula="of:=[.C31]-[.C$43]" table:style-name="ce20">
            <text:p>-27284496</text:p>
          </table:table-cell>
          <table:table-cell office:value-type="float" office:value="-4908368" table:formula="of:=[.D31]-[.D$43]" table:style-name="ce20">
            <text:p>-4908368</text:p>
          </table:table-cell>
          <table:table-cell office:value-type="float" office:value="-789732" table:formula="of:=[.E31]-[.E$43]" table:style-name="ce20">
            <text:p>-789732</text:p>
          </table:table-cell>
          <table:table-cell office:value-type="float" office:value="-595015" table:formula="of:=[.F31]-[.F$43]" table:style-name="ce20">
            <text:p>-595015</text:p>
          </table:table-cell>
          <table:table-cell office:value-type="float" office:value="-240594" table:formula="of:=[.G31]-[.G$43]" table:style-name="ce20">
            <text:p>-240594</text:p>
          </table:table-cell>
          <table:table-cell office:value-type="float" office:value="-126007" table:formula="of:=[.H31]-[.H$43]" table:style-name="ce20">
            <text:p>-126007</text:p>
          </table:table-cell>
          <table:table-cell office:value-type="float" office:value="-226499" table:formula="of:=[.I31]-[.I$43]" table:style-name="ce20">
            <text:p>-226499</text:p>
          </table:table-cell>
          <table:table-cell office:value-type="float" office:value="-81436" table:formula="of:=[.J31]-[.J$43]" table:style-name="ce20">
            <text:p>-81436</text:p>
          </table:table-cell>
          <table:table-cell table:number-columns-repeated="2" table:style-name="ce2"/>
          <table:table-cell office:value-type="float" office:value="-7636739438928" table:formula="of:=[.M31]*[.C71]" table:style-name="ce21">
            <text:p>-7.63674E+12</text:p>
          </table:table-cell>
          <table:table-cell office:value-type="float" office:value="147457191456" table:formula="of:=[.N31]*[.D71]" table:style-name="ce21">
            <text:p>1.47457E+11</text:p>
          </table:table-cell>
          <table:table-cell office:value-type="float" office:value="29892145932" table:formula="of:=[.O31]*[.E71]" table:style-name="ce21">
            <text:p>29892145932</text:p>
          </table:table-cell>
          <table:table-cell office:value-type="float" office:value="25435106205" table:formula="of:=[.P31]*[.F71]" table:style-name="ce21">
            <text:p>25435106205</text:p>
          </table:table-cell>
          <table:table-cell office:value-type="float" office:value="10184344020" table:formula="of:=[.Q31]*[.G71]" table:style-name="ce21">
            <text:p>10184344020</text:p>
          </table:table-cell>
          <table:table-cell office:value-type="float" office:value="5264320446" table:formula="of:=[.R31]*[.H71]" table:style-name="ce21">
            <text:p>5264320446</text:p>
          </table:table-cell>
          <table:table-cell office:value-type="float" office:value="9664938829" table:formula="of:=[.S31]*[.I71]" table:style-name="ce21">
            <text:p>9664938829</text:p>
          </table:table-cell>
          <table:table-cell office:value-type="float" office:value="3459156972" table:formula="of:=[.T31]*[.J71]" table:style-name="ce21">
            <text:p>3459156972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MAHARASHTRA</text:p>
          </table:table-cell>
          <table:table-cell office:value-type="float" office:value="62095704" table:formula="of:=[.C32]-[.C$43]" table:style-name="ce20">
            <text:p>62095704</text:p>
          </table:table-cell>
          <table:table-cell office:value-type="float" office:value="8049862" table:formula="of:=[.D32]-[.D$43]" table:style-name="ce20">
            <text:p>8049862</text:p>
          </table:table-cell>
          <table:table-cell office:value-type="float" office:value="285228" table:formula="of:=[.E32]-[.E$43]" table:style-name="ce20">
            <text:p>285228</text:p>
          </table:table-cell>
          <table:table-cell office:value-type="float" office:value="-371985" table:formula="of:=[.F32]-[.F$43]" table:style-name="ce20">
            <text:p>-371985</text:p>
          </table:table-cell>
          <table:table-cell office:value-type="float" office:value="6289972" table:formula="of:=[.G32]-[.G$43]" table:style-name="ce20">
            <text:p>6289972</text:p>
          </table:table-cell>
          <table:table-cell office:value-type="float" office:value="1273156" table:formula="of:=[.H32]-[.H$43]" table:style-name="ce20">
            <text:p>1273156</text:p>
          </table:table-cell>
          <table:table-cell office:value-type="float" office:value="-47827" table:formula="of:=[.I32]-[.I$43]" table:style-name="ce20">
            <text:p>-47827</text:p>
          </table:table-cell>
          <table:table-cell office:value-type="float" office:value="204367" table:formula="of:=[.J32]-[.J$43]" table:style-name="ce20">
            <text:p>204367</text:p>
          </table:table-cell>
          <table:table-cell table:number-columns-repeated="2" table:style-name="ce2"/>
          <table:table-cell office:value-type="float" office:value="4697929037185560" table:formula="of:=[.M32]*[.C72]" table:style-name="ce21">
            <text:p>4.69793E+15</text:p>
          </table:table-cell>
          <table:table-cell office:value-type="float" office:value="-8658753561680" table:formula="of:=[.N32]*[.D72]" table:style-name="ce21">
            <text:p>-8.65875E+12</text:p>
          </table:table-cell>
          <table:table-cell office:value-type="float" office:value="-3698471326932" table:formula="of:=[.O32]*[.E72]" table:style-name="ce21">
            <text:p>-3.69847E+12</text:p>
          </table:table-cell>
          <table:table-cell office:value-type="float" office:value="5142151386825" table:formula="of:=[.P32]*[.F72]" table:style-name="ce21">
            <text:p>5.14215E+12</text:p>
          </table:table-cell>
          <table:table-cell office:value-type="float" office:value="-47272863243424" table:formula="of:=[.Q32]*[.G72]" table:style-name="ce21">
            <text:p>-4.72729E+13</text:p>
          </table:table-cell>
          <table:table-cell office:value-type="float" office:value="-16100894784108" table:formula="of:=[.R32]*[.H72]" table:style-name="ce21">
            <text:p>-1.61009E+13</text:p>
          </table:table-cell>
          <table:table-cell office:value-type="float" office:value="663256561929" table:formula="of:=[.S32]*[.I72]" table:style-name="ce21">
            <text:p>6.63257E+11</text:p>
          </table:table-cell>
          <table:table-cell office:value-type="float" office:value="-2812192512234" table:formula="of:=[.T32]*[.J72]" table:style-name="ce21">
            <text:p>-2.81219E+12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ANDHRA PRADESH</text:p>
          </table:table-cell>
          <table:table-cell office:value-type="float" office:value="47216796" table:formula="of:=[.C33]-[.C$43]" table:style-name="ce20">
            <text:p>47216796</text:p>
          </table:table-cell>
          <table:table-cell office:value-type="float" office:value="3161122" table:formula="of:=[.D33]-[.D$43]" table:style-name="ce20">
            <text:p>3161122</text:p>
          </table:table-cell>
          <table:table-cell office:value-type="float" office:value="334939" table:formula="of:=[.E33]-[.E$43]" table:style-name="ce20">
            <text:p>334939</text:p>
          </table:table-cell>
          <table:table-cell office:value-type="float" office:value="-554988" table:formula="of:=[.F33]-[.F$43]" table:style-name="ce20">
            <text:p>-554988</text:p>
          </table:table-cell>
          <table:table-cell office:value-type="float" office:value="-204536" table:formula="of:=[.G33]-[.G$43]" table:style-name="ce20">
            <text:p>-204536</text:p>
          </table:table-cell>
          <table:table-cell office:value-type="float" office:value="-73344" table:formula="of:=[.H33]-[.H$43]" table:style-name="ce20">
            <text:p>-73344</text:p>
          </table:table-cell>
          <table:table-cell office:value-type="float" office:value="-217245" table:formula="of:=[.I33]-[.I$43]" table:style-name="ce20">
            <text:p>-217245</text:p>
          </table:table-cell>
          <table:table-cell office:value-type="float" office:value="322177" table:formula="of:=[.J33]-[.J$43]" table:style-name="ce20">
            <text:p>322177</text:p>
          </table:table-cell>
          <table:table-cell table:number-columns-repeated="2" table:style-name="ce2"/>
          <table:table-cell office:value-type="float" office:value="3033752423467392" table:formula="of:=[.M33]*[.C73]" table:style-name="ce21">
            <text:p>3.03375E+15</text:p>
          </table:table-cell>
          <table:table-cell office:value-type="float" office:value="-7871778587570" table:formula="of:=[.N33]*[.D73]" table:style-name="ce21">
            <text:p>-7.87178E+12</text:p>
          </table:table-cell>
          <table:table-cell office:value-type="float" office:value="-3162766343407" table:formula="of:=[.O33]*[.E73]" table:style-name="ce21">
            <text:p>-3.16277E+12</text:p>
          </table:table-cell>
          <table:table-cell office:value-type="float" office:value="5845329526764" table:formula="of:=[.P33]*[.F73]" table:style-name="ce21">
            <text:p>5.84533E+12</text:p>
          </table:table-cell>
          <table:table-cell office:value-type="float" office:value="2154971865080" table:formula="of:=[.Q33]*[.G73]" table:style-name="ce21">
            <text:p>2.15497E+12</text:p>
          </table:table-cell>
          <table:table-cell office:value-type="float" office:value="771487053312" table:formula="of:=[.R33]*[.H73]" table:style-name="ce21">
            <text:p>7.71487E+11</text:p>
          </table:table-cell>
          <table:table-cell office:value-type="float" office:value="2294769797250" table:formula="of:=[.S33]*[.I73]" table:style-name="ce21">
            <text:p>2.29477E+12</text:p>
          </table:table-cell>
          <table:table-cell office:value-type="float" office:value="-3276055857969" table:formula="of:=[.T33]*[.J73]" table:style-name="ce21">
            <text:p>-3.27606E+12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KARNATAKA</text:p>
          </table:table-cell>
          <table:table-cell office:value-type="float" office:value="23710119" table:formula="of:=[.C34]-[.C$43]" table:style-name="ce20">
            <text:p>23710119</text:p>
          </table:table-cell>
          <table:table-cell office:value-type="float" office:value="2971775" table:formula="of:=[.D34]-[.D$43]" table:style-name="ce20">
            <text:p>2971775</text:p>
          </table:table-cell>
          <table:table-cell office:value-type="float" office:value="347802" table:formula="of:=[.E34]-[.E$43]" table:style-name="ce20">
            <text:p>347802</text:p>
          </table:table-cell>
          <table:table-cell office:value-type="float" office:value="-566459" table:formula="of:=[.F34]-[.F$43]" table:style-name="ce20">
            <text:p>-566459</text:p>
          </table:table-cell>
          <table:table-cell office:value-type="float" office:value="-145518" table:formula="of:=[.G34]-[.G$43]" table:style-name="ce20">
            <text:p>-145518</text:p>
          </table:table-cell>
          <table:table-cell office:value-type="float" office:value="313087" table:formula="of:=[.H34]-[.H$43]" table:style-name="ce20">
            <text:p>313087</text:p>
          </table:table-cell>
          <table:table-cell office:value-type="float" office:value="-215529" table:formula="of:=[.I34]-[.I$43]" table:style-name="ce20">
            <text:p>-215529</text:p>
          </table:table-cell>
          <table:table-cell office:value-type="float" office:value="84164" table:formula="of:=[.J34]-[.J$43]" table:style-name="ce20">
            <text:p>84164</text:p>
          </table:table-cell>
          <table:table-cell table:number-columns-repeated="2" table:style-name="ce2"/>
          <table:table-cell office:value-type="float" office:value="1035671275586640" table:formula="of:=[.M34]*[.C74]" table:style-name="ce21">
            <text:p>1.03567E+15</text:p>
          </table:table-cell>
          <table:table-cell office:value-type="float" office:value="761229081575" table:formula="of:=[.N34]*[.D74]" table:style-name="ce21">
            <text:p>7.61229E+11</text:p>
          </table:table-cell>
          <table:table-cell office:value-type="float" office:value="-2258718355530" table:formula="of:=[.O34]*[.E74]" table:style-name="ce21">
            <text:p>-2.25872E+12</text:p>
          </table:table-cell>
          <table:table-cell office:value-type="float" office:value="4309698809801" table:formula="of:=[.P34]*[.F74]" table:style-name="ce21">
            <text:p>4.3097E+12</text:p>
          </table:table-cell>
          <table:table-cell office:value-type="float" office:value="1097380632636" table:formula="of:=[.Q34]*[.G74]" table:style-name="ce21">
            <text:p>1.09738E+12</text:p>
          </table:table-cell>
          <table:table-cell office:value-type="float" office:value="-2253171922984" table:formula="of:=[.R34]*[.H74]" table:style-name="ce21">
            <text:p>-2.25317E+12</text:p>
          </table:table-cell>
          <table:table-cell office:value-type="float" office:value="1643548503321" table:formula="of:=[.S34]*[.I74]" table:style-name="ce21">
            <text:p>1.64355E+12</text:p>
          </table:table-cell>
          <table:table-cell office:value-type="float" office:value="-628774515300" table:formula="of:=[.T34]*[.J74]" table:style-name="ce21">
            <text:p>-6.28775E+11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GOA</text:p>
          </table:table-cell>
          <table:table-cell office:value-type="float" office:value="-26643476" table:formula="of:=[.C35]-[.C$43]" table:style-name="ce20">
            <text:p>-26643476</text:p>
          </table:table-cell>
          <table:table-cell office:value-type="float" office:value="-4799726" table:formula="of:=[.D35]-[.D$43]" table:style-name="ce20">
            <text:p>-4799726</text:p>
          </table:table-cell>
          <table:table-cell office:value-type="float" office:value="-428715" table:formula="of:=[.E35]-[.E$43]" table:style-name="ce20">
            <text:p>-428715</text:p>
          </table:table-cell>
          <table:table-cell office:value-type="float" office:value="-593759" table:formula="of:=[.F35]-[.F$43]" table:style-name="ce20">
            <text:p>-593759</text:p>
          </table:table-cell>
          <table:table-cell office:value-type="float" office:value="-240133" table:formula="of:=[.G35]-[.G$43]" table:style-name="ce20">
            <text:p>-240133</text:p>
          </table:table-cell>
          <table:table-cell office:value-type="float" office:value="-126084" table:formula="of:=[.H35]-[.H$43]" table:style-name="ce20">
            <text:p>-126084</text:p>
          </table:table-cell>
          <table:table-cell office:value-type="float" office:value="-226534" table:formula="of:=[.I35]-[.I$43]" table:style-name="ce20">
            <text:p>-226534</text:p>
          </table:table-cell>
          <table:table-cell office:value-type="float" office:value="-78884" table:formula="of:=[.J35]-[.J$43]" table:style-name="ce20">
            <text:p>-78884</text:p>
          </table:table-cell>
          <table:table-cell table:number-columns-repeated="2" table:style-name="ce2"/>
          <table:table-cell office:value-type="float" office:value="-20823448459084" table:formula="of:=[.M35]*[.C75]" table:style-name="ce21">
            <text:p>-2.08234E+13</text:p>
          </table:table-cell>
          <table:table-cell office:value-type="float" office:value="291602553404" table:formula="of:=[.N35]*[.D75]" table:style-name="ce21">
            <text:p>2.91603E+11</text:p>
          </table:table-cell>
          <table:table-cell office:value-type="float" office:value="-78802961580" table:formula="of:=[.O35]*[.E75]" table:style-name="ce21">
            <text:p>-78802961580</text:p>
          </table:table-cell>
          <table:table-cell office:value-type="float" office:value="107378346355" table:formula="of:=[.P35]*[.F75]" table:style-name="ce21">
            <text:p>1.07378E+11</text:p>
          </table:table-cell>
          <table:table-cell office:value-type="float" office:value="43517622659" table:formula="of:=[.Q35]*[.G75]" table:style-name="ce21">
            <text:p>43517622659</text:p>
          </table:table-cell>
          <table:table-cell office:value-type="float" office:value="22847555556" table:formula="of:=[.R35]*[.H75]" table:style-name="ce21">
            <text:p>22847555556</text:p>
          </table:table-cell>
          <table:table-cell office:value-type="float" office:value="41242780040" table:formula="of:=[.S35]*[.I75]" table:style-name="ce21">
            <text:p>41242780040</text:p>
          </table:table-cell>
          <table:table-cell office:value-type="float" office:value="14142244636" table:formula="of:=[.T35]*[.J75]" table:style-name="ce21">
            <text:p>14142244636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LAKSHADWEEP</text:p>
          </table:table-cell>
          <table:table-cell office:value-type="float" office:value="-27605565" table:formula="of:=[.C36]-[.C$43]" table:style-name="ce20">
            <text:p>-27605565</text:p>
          </table:table-cell>
          <table:table-cell office:value-type="float" office:value="-4859022" table:formula="of:=[.D36]-[.D$43]" table:style-name="ce20">
            <text:p>-4859022</text:p>
          </table:table-cell>
          <table:table-cell office:value-type="float" office:value="-794528" table:formula="of:=[.E36]-[.E$43]" table:style-name="ce20">
            <text:p>-794528</text:p>
          </table:table-cell>
          <table:table-cell office:value-type="float" office:value="-595224" table:formula="of:=[.F36]-[.F$43]" table:style-name="ce20">
            <text:p>-595224</text:p>
          </table:table-cell>
          <table:table-cell office:value-type="float" office:value="-241218" table:formula="of:=[.G36]-[.G$43]" table:style-name="ce20">
            <text:p>-241218</text:p>
          </table:table-cell>
          <table:table-cell office:value-type="float" office:value="-127182" table:formula="of:=[.H36]-[.H$43]" table:style-name="ce20">
            <text:p>-127182</text:p>
          </table:table-cell>
          <table:table-cell office:value-type="float" office:value="-226785" table:formula="of:=[.I36]-[.I$43]" table:style-name="ce20">
            <text:p>-226785</text:p>
          </table:table-cell>
          <table:table-cell office:value-type="float" office:value="-81859" table:formula="of:=[.J36]-[.J$43]" table:style-name="ce20">
            <text:p>-81859</text:p>
          </table:table-cell>
          <table:table-cell table:number-columns-repeated="2" table:style-name="ce2"/>
          <table:table-cell office:value-type="float" office:value="173114498115" table:formula="of:=[.M36]*[.C76]" table:style-name="ce21">
            <text:p>1.73114E+11</text:p>
          </table:table-cell>
          <table:table-cell office:value-type="float" office:value="-263402723598" table:formula="of:=[.N36]*[.D76]" table:style-name="ce21">
            <text:p>-2.63403E+11</text:p>
          </table:table-cell>
          <table:table-cell office:value-type="float" office:value="6151235776" table:formula="of:=[.O36]*[.E76]" table:style-name="ce21">
            <text:p>6151235776</text:p>
          </table:table-cell>
          <table:table-cell office:value-type="float" office:value="4792148424" table:formula="of:=[.P36]*[.F76]" table:style-name="ce21">
            <text:p>4792148424</text:p>
          </table:table-cell>
          <table:table-cell office:value-type="float" office:value="1941563682" table:formula="of:=[.Q36]*[.G76]" table:style-name="ce21">
            <text:p>1941563682</text:p>
          </table:table-cell>
          <table:table-cell office:value-type="float" office:value="1023560736" table:formula="of:=[.R36]*[.H76]" table:style-name="ce21">
            <text:p>1023560736</text:p>
          </table:table-cell>
          <table:table-cell office:value-type="float" office:value="1826072820" table:formula="of:=[.S36]*[.I76]" table:style-name="ce21">
            <text:p>1826072820</text:p>
          </table:table-cell>
          <table:table-cell office:value-type="float" office:value="654462705" table:formula="of:=[.T36]*[.J76]" table:style-name="ce21">
            <text:p>654462705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KERALA</text:p>
          </table:table-cell>
          <table:table-cell office:value-type="float" office:value="-9324861" table:formula="of:=[.C37]-[.C$43]" table:style-name="ce20">
            <text:p>-9324861</text:p>
          </table:table-cell>
          <table:table-cell office:value-type="float" office:value="3952182" table:formula="of:=[.D37]-[.D$43]" table:style-name="ce20">
            <text:p>3952182</text:p>
          </table:table-cell>
          <table:table-cell office:value-type="float" office:value="5346424" table:formula="of:=[.E37]-[.E$43]" table:style-name="ce20">
            <text:p>5346424</text:p>
          </table:table-cell>
          <table:table-cell office:value-type="float" office:value="-591418" table:formula="of:=[.F37]-[.F$43]" table:style-name="ce20">
            <text:p>-591418</text:p>
          </table:table-cell>
          <table:table-cell office:value-type="float" office:value="-236476" table:formula="of:=[.G37]-[.G$43]" table:style-name="ce20">
            <text:p>-236476</text:p>
          </table:table-cell>
          <table:table-cell office:value-type="float" office:value="-122704" table:formula="of:=[.H37]-[.H$43]" table:style-name="ce20">
            <text:p>-122704</text:p>
          </table:table-cell>
          <table:table-cell office:value-type="float" office:value="-219174" table:formula="of:=[.I37]-[.I$43]" table:style-name="ce20">
            <text:p>-219174</text:p>
          </table:table-cell>
          <table:table-cell office:value-type="float" office:value="6232" table:formula="of:=[.J37]-[.J$43]" table:style-name="ce20">
            <text:p>6232</text:p>
          </table:table-cell>
          <table:table-cell table:number-columns-repeated="2" table:style-name="ce2"/>
          <table:table-cell office:value-type="float" office:value="-131543333713974" table:formula="of:=[.M37]*[.C77]" table:style-name="ce21">
            <text:p>-1.31543E+14</text:p>
          </table:table-cell>
          <table:table-cell office:value-type="float" office:value="18566220711948" table:formula="of:=[.N37]*[.D77]" table:style-name="ce21">
            <text:p>1.85662E+13</text:p>
          </table:table-cell>
          <table:table-cell office:value-type="float" office:value="10508455182664" table:formula="of:=[.O37]*[.E77]" table:style-name="ce21">
            <text:p>1.05085E+13</text:p>
          </table:table-cell>
          <table:table-cell office:value-type="float" office:value="2467362776592" table:formula="of:=[.P37]*[.F77]" table:style-name="ce21">
            <text:p>2.46736E+12</text:p>
          </table:table-cell>
          <table:table-cell office:value-type="float" office:value="986342814856" table:formula="of:=[.Q37]*[.G77]" table:style-name="ce21">
            <text:p>9.86343E+11</text:p>
          </table:table-cell>
          <table:table-cell office:value-type="float" office:value="511831391376" table:formula="of:=[.R37]*[.H77]" table:style-name="ce21">
            <text:p>5.11831E+11</text:p>
          </table:table-cell>
          <table:table-cell office:value-type="float" office:value="913547916360" table:formula="of:=[.S37]*[.I77]" table:style-name="ce21">
            <text:p>9.13548E+11</text:p>
          </table:table-cell>
          <table:table-cell office:value-type="float" office:value="-25473941896" table:formula="of:=[.T37]*[.J77]" table:style-name="ce21">
            <text:p>-25473941896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TAMIL NADU</text:p>
          </table:table-cell>
          <table:table-cell office:value-type="float" office:value="35580815" table:formula="of:=[.C38]-[.C$43]" table:style-name="ce20">
            <text:p>35580815</text:p>
          </table:table-cell>
          <table:table-cell office:value-type="float" office:value="-691811" table:formula="of:=[.D38]-[.D$43]" table:style-name="ce20">
            <text:p>-691811</text:p>
          </table:table-cell>
          <table:table-cell office:value-type="float" office:value="3623486" table:formula="of:=[.E38]-[.E$43]" table:style-name="ce20">
            <text:p>3623486</text:p>
          </table:table-cell>
          <table:table-cell office:value-type="float" office:value="-580631" table:formula="of:=[.F38]-[.F$43]" table:style-name="ce20">
            <text:p>-580631</text:p>
          </table:table-cell>
          <table:table-cell office:value-type="float" office:value="-230042" table:formula="of:=[.G38]-[.G$43]" table:style-name="ce20">
            <text:p>-230042</text:p>
          </table:table-cell>
          <table:table-cell office:value-type="float" office:value="-37928" table:formula="of:=[.H38]-[.H$43]" table:style-name="ce20">
            <text:p>-37928</text:p>
          </table:table-cell>
          <table:table-cell office:value-type="float" office:value="-219378" table:formula="of:=[.I38]-[.I$43]" table:style-name="ce20">
            <text:p>-219378</text:p>
          </table:table-cell>
          <table:table-cell office:value-type="float" office:value="106663" table:formula="of:=[.J38]-[.J$43]" table:style-name="ce20">
            <text:p>106663</text:p>
          </table:table-cell>
          <table:table-cell table:number-columns-repeated="2" table:style-name="ce2"/>
          <table:table-cell office:value-type="float" office:value="1927405240998035" table:formula="of:=[.M38]*[.C78]" table:style-name="ce21">
            <text:p>1.92741E+15</text:p>
          </table:table-cell>
          <table:table-cell office:value-type="float" office:value="3313013697900" table:formula="of:=[.N38]*[.D78]" table:style-name="ce21">
            <text:p>3.31301E+12</text:p>
          </table:table-cell>
          <table:table-cell office:value-type="float" office:value="-16668209527328" table:formula="of:=[.O38]*[.E78]" table:style-name="ce21">
            <text:p>-1.66682E+13</text:p>
          </table:table-cell>
          <table:table-cell office:value-type="float" office:value="5227872623918" table:formula="of:=[.P38]*[.F78]" table:style-name="ce21">
            <text:p>5.22787E+12</text:p>
          </table:table-cell>
          <table:table-cell office:value-type="float" office:value="2072032692106" table:formula="of:=[.Q38]*[.G78]" table:style-name="ce21">
            <text:p>2.07203E+12</text:p>
          </table:table-cell>
          <table:table-cell office:value-type="float" office:value="338663435792" table:formula="of:=[.R38]*[.H78]" table:style-name="ce21">
            <text:p>3.38663E+11</text:p>
          </table:table-cell>
          <table:table-cell office:value-type="float" office:value="1976807479770" table:formula="of:=[.S38]*[.I78]" table:style-name="ce21">
            <text:p>1.97681E+12</text:p>
          </table:table-cell>
          <table:table-cell office:value-type="float" office:value="-941812210759" table:formula="of:=[.T38]*[.J78]" table:style-name="ce21">
            <text:p>-9.41812E+11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PUDUCHERRY</text:p>
          </table:table-cell>
          <table:table-cell office:value-type="float" office:value="-26517944" table:formula="of:=[.C39]-[.C$43]" table:style-name="ce20">
            <text:p>-26517944</text:p>
          </table:table-cell>
          <table:table-cell office:value-type="float" office:value="-4845734" table:formula="of:=[.D39]-[.D$43]" table:style-name="ce20">
            <text:p>-4845734</text:p>
          </table:table-cell>
          <table:table-cell office:value-type="float" office:value="-716295" table:formula="of:=[.E39]-[.E$43]" table:style-name="ce20">
            <text:p>-716295</text:p>
          </table:table-cell>
          <table:table-cell office:value-type="float" office:value="-594935" table:formula="of:=[.F39]-[.F$43]" table:style-name="ce20">
            <text:p>-594935</text:p>
          </table:table-cell>
          <table:table-cell office:value-type="float" office:value="-240777" table:formula="of:=[.G39]-[.G$43]" table:style-name="ce20">
            <text:p>-240777</text:p>
          </table:table-cell>
          <table:table-cell office:value-type="float" office:value="-125793" table:formula="of:=[.H39]-[.H$43]" table:style-name="ce20">
            <text:p>-125793</text:p>
          </table:table-cell>
          <table:table-cell office:value-type="float" office:value="-226624" table:formula="of:=[.I39]-[.I$43]" table:style-name="ce20">
            <text:p>-226624</text:p>
          </table:table-cell>
          <table:table-cell office:value-type="float" office:value="-79801" table:formula="of:=[.J39]-[.J$43]" table:style-name="ce20">
            <text:p>-79801</text:p>
          </table:table-cell>
          <table:table-cell table:number-columns-repeated="2" table:style-name="ce2"/>
          <table:table-cell office:value-type="float" office:value="-24752246698760" table:formula="of:=[.M39]*[.C79]" table:style-name="ce21">
            <text:p>-2.47522E+13</text:p>
          </table:table-cell>
          <table:table-cell office:value-type="float" office:value="389781151492" table:formula="of:=[.N39]*[.D79]" table:style-name="ce21">
            <text:p>3.89781E+11</text:p>
          </table:table-cell>
          <table:table-cell office:value-type="float" office:value="55472749980" table:formula="of:=[.O39]*[.E79]" table:style-name="ce21">
            <text:p>55472749980</text:p>
          </table:table-cell>
          <table:table-cell office:value-type="float" office:value="92629594695" table:formula="of:=[.P39]*[.F79]" table:style-name="ce21">
            <text:p>92629594695</text:p>
          </table:table-cell>
          <table:table-cell office:value-type="float" office:value="37451176911" table:formula="of:=[.Q39]*[.G79]" table:style-name="ce21">
            <text:p>37451176911</text:p>
          </table:table-cell>
          <table:table-cell office:value-type="float" office:value="19446843042" table:formula="of:=[.R39]*[.H79]" table:style-name="ce21">
            <text:p>19446843042</text:p>
          </table:table-cell>
          <table:table-cell office:value-type="float" office:value="35313911424" table:formula="of:=[.S39]*[.I79]" table:style-name="ce21">
            <text:p>35313911424</text:p>
          </table:table-cell>
          <table:table-cell office:value-type="float" office:value="12279139472" table:formula="of:=[.T39]*[.J79]" table:style-name="ce21">
            <text:p>12279139472</text:p>
          </table:table-cell>
          <table:table-cell table:number-columns-repeated="16364"/>
        </table:table-row>
        <table:table-row table:style-name="ro2">
          <table:table-cell/>
          <table:table-cell office:value-type="string" table:style-name="ce12">
            <text:p>State - ANDAMAN &amp; NICOBAR ISLANDS</text:p>
          </table:table-cell>
          <table:table-cell office:value-type="float" office:value="-27343057" table:formula="of:=[.C40]-[.C$43]" table:style-name="ce20">
            <text:p>-27343057</text:p>
          </table:table-cell>
          <table:table-cell office:value-type="float" office:value="-4888877" table:formula="of:=[.D40]-[.D$43]" table:style-name="ce20">
            <text:p>-4888877</text:p>
          </table:table-cell>
          <table:table-cell office:value-type="float" office:value="-713861" table:formula="of:=[.E40]-[.E$43]" table:style-name="ce20">
            <text:p>-713861</text:p>
          </table:table-cell>
          <table:table-cell office:value-type="float" office:value="-593946" table:formula="of:=[.F40]-[.F$43]" table:style-name="ce20">
            <text:p>-593946</text:p>
          </table:table-cell>
          <table:table-cell office:value-type="float" office:value="-240890" table:formula="of:=[.G40]-[.G$43]" table:style-name="ce20">
            <text:p>-240890</text:p>
          </table:table-cell>
          <table:table-cell office:value-type="float" office:value="-127162" table:formula="of:=[.H40]-[.H$43]" table:style-name="ce20">
            <text:p>-127162</text:p>
          </table:table-cell>
          <table:table-cell office:value-type="float" office:value="-226228" table:formula="of:=[.I40]-[.I$43]" table:style-name="ce20">
            <text:p>-226228</text:p>
          </table:table-cell>
          <table:table-cell office:value-type="float" office:value="-81254" table:formula="of:=[.J40]-[.J$43]" table:style-name="ce20">
            <text:p>-81254</text:p>
          </table:table-cell>
          <table:table-cell table:number-columns-repeated="2" table:style-name="ce2"/>
          <table:table-cell office:value-type="float" office:value="-5925869342211" table:formula="of:=[.M40]*[.C80]" table:style-name="ce21">
            <text:p>-5.92587E+12</text:p>
          </table:table-cell>
          <table:table-cell office:value-type="float" office:value="74115375320" table:formula="of:=[.N40]*[.D80]" table:style-name="ce21">
            <text:p>74115375320</text:p>
          </table:table-cell>
          <table:table-cell office:value-type="float" office:value="-23850809871" table:formula="of:=[.O40]*[.E80]" table:style-name="ce21">
            <text:p>-23850809871</text:p>
          </table:table-cell>
          <table:table-cell office:value-type="float" office:value="27491978502" table:formula="of:=[.P40]*[.F80]" table:style-name="ce21">
            <text:p>27491978502</text:p>
          </table:table-cell>
          <table:table-cell office:value-type="float" office:value="11378439150" table:formula="of:=[.Q40]*[.G80]" table:style-name="ce21">
            <text:p>11378439150</text:p>
          </table:table-cell>
          <table:table-cell office:value-type="float" office:value="6045535804" table:formula="of:=[.R40]*[.H80]" table:style-name="ce21">
            <text:p>6045535804</text:p>
          </table:table-cell>
          <table:table-cell office:value-type="float" office:value="10634752052" table:formula="of:=[.S40]*[.I80]" table:style-name="ce21">
            <text:p>10634752052</text:p>
          </table:table-cell>
          <table:table-cell office:value-type="float" office:value="3811137616" table:formula="of:=[.T40]*[.J80]" table:style-name="ce21">
            <text:p>3811137616</text:p>
          </table:table-cell>
          <table:table-cell table:number-columns-repeated="16364"/>
        </table:table-row>
        <table:table-row table:number-rows-repeated="2"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number-columns-repeated="12" table:style-name="ce2"/>
          <table:table-cell office:value-type="string" table:style-name="ce18">
            <text:p><text:span text:style-name="T3">Σ</text:span>(x-xbar)(y-ybar)<text:span text:style-name="T1"><text:s/>=</text:span></text:p>
          </table:table-cell>
          <table:table-cell table:style-name="ce2"/>
          <table:table-cell office:value-type="float" office:value="3.9907546551022576E+16" table:formula="of:=SUM([.M46:.T80])" table:style-name="ce2">
            <text:p>3.99075E+16</text:p>
          </table:table-cell>
          <table:table-cell table:number-columns-repeated="16369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18">
            <text:p>Sx</text:p>
          </table:table-cell>
          <table:table-cell office:value-type="float" office:value="44452344.162805557" table:formula="of:=STDEV([.K6:.K40])" table:style-name="ce2">
            <text:p>44452344.16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18">
            <text:p>Sy</text:p>
          </table:table-cell>
          <table:table-cell office:value-type="float" office:value="334113052.70021063" table:formula="of:=STDEV([.C42:.J42])" table:style-name="ce2">
            <text:p>334113052.7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style-name="ce2"/>
          <table:table-cell office:value-type="string" table:style-name="ce18">
            <text:p>df = (no. Of rows – 1) * (no. Of cols – 1)</text:p>
          </table:table-cell>
          <table:table-cell office:value-type="float" office:value="238" table:formula="of:= 34 * 7" table:style-name="ce2">
            <text:p>238</text:p>
          </table:table-cell>
          <table:table-cell table:number-columns-repeated="1021" table:style-name="ce2"/>
          <table:table-cell table:number-columns-repeated="15360"/>
        </table:table-row>
        <table:table-row table:style-name="ro2">
          <table:table-cell table:style-name="ce18"/>
          <table:table-cell office:value-type="string" table:style-name="ce18">
            <text:p>r = co-var(xy)/SD(x)*SD(y)</text:p>
          </table:table-cell>
          <table:table-cell office:value-type="float" office:value="1.1289896519455764E-2" table:formula="of:=([.O83]/[.C87])/([.C86]*[.C85])" table:style-name="ce2">
            <text:p>0.011289897</text:p>
          </table:table-cell>
          <table:table-cell table:style-name="ce2"/>
          <table:table-cell office:value-type="string" table:style-name="ce2">
            <text:p>Σ((x-xbar)*(y-ybar)/df)/(Sx*Sy)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table:number-columns-repeated="1024" table:style-name="ce2"/>
          <table:table-cell table:number-columns-repeated="15360"/>
        </table:table-row>
        <table:table-row table:style-name="ro2">
          <table:table-cell table:number-columns-repeated="2" table:style-name="ce2"/>
          <table:table-cell office:value-type="string" table:style-name="ce2">
            <text:p>There is less effect of religion on state population</text:p>
          </table:table-cell>
          <table:table-cell table:number-columns-repeated="1021" table:style-name="ce2"/>
          <table:table-cell table:number-columns-repeated="15360"/>
        </table:table-row>
        <table:table-row table:number-rows-repeated="104848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₹</number:currency-symbol>
      <number:number number: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dc:creator>Gourav Siddhad</dc:creator>
    <meta:creation-date>2015-09-16T10:59:26Z</meta:creation-date>
    <dc:date>2016-11-06T18:42:29Z</dc:date>
    <meta:editing-cycles>24</meta:editing-cycles>
    <meta:editing-duration>PT5198S</meta:editing-duration>
  </office:meta>
</office:document-meta>
</file>